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40000021107AF99EF.png" manifest:media-type="image/png"/>
  <manifest:file-entry manifest:full-path="Pictures/10000001000001D600000110AF328575.png" manifest:media-type="image/png"/>
  <manifest:file-entry manifest:full-path="Pictures/100000010000021C00000109BC2D7AAD.png" manifest:media-type="image/png"/>
  <manifest:file-entry manifest:full-path="Pictures/10000001000001D60000016FCD6B9CA5.png" manifest:media-type="image/png"/>
  <manifest:file-entry manifest:full-path="Pictures/100000000000050000000500EC2AE9D4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nter Black" svg:font-family="'Inter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svg:stroke-color="#666666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2" style:family="graphic">
      <style:graphic-properties loext:decorative="false"/>
    </style:style>
    <style:style style:name="gr3" style:family="graphic" style:parent-style-name="objectwithoutfill">
      <style:graphic-properties svg:stroke-width="0.018cm" svg:stroke-color="#333333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239cm" loext:decorative="false"/>
      <style:paragraph-properties style:writing-mode="lr-tb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2.777cm" fo:min-width="2.177cm" loext:decorative="false"/>
    </style:style>
    <style:style style:name="gr6" style:family="graphic" style:parent-style-name="standard">
      <style:graphic-properties draw:stroke="none" draw:opacity="0%" draw:textarea-horizontal-align="justify" draw:textarea-vertical-align="middle" draw:auto-grow-height="false" fo:min-height="0.639cm" fo:min-width="0.644cm" loext:decorative="false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svg:stroke-color="#2a6099" draw:fill="gradient" draw:fill-color="#b4c7dc" draw:fill-gradient-name="Pastel_20_Bouquet" draw:textarea-horizontal-align="justify" draw:textarea-vertical-align="middle" draw:auto-grow-height="false" fo:min-height="1.02cm" fo:min-width="0.643cm" loext:decorative="false"/>
    </style:style>
    <style:style style:name="gr9" style:family="graphic" style:parent-style-name="standard">
      <style:graphic-properties svg:stroke-color="#333333" draw:fill-color="#b2b2b2" draw:textarea-horizontal-align="justify" draw:textarea-vertical-align="middle" draw:auto-grow-height="false" fo:min-height="0cm" fo:min-width="0cm" loext:decorative="false"/>
    </style:style>
    <style:style style:name="gr10" style:family="graphic" style:parent-style-name="standard">
      <style:graphic-properties svg:stroke-color="#2a6099" draw:fill="gradient" draw:fill-color="#b4c7dc" draw:fill-gradient-name="Gradient_20_743" draw:textarea-horizontal-align="justify" draw:textarea-vertical-align="middle" draw:auto-grow-height="false" fo:min-height="1.02cm" fo:min-width="0.643cm" loext:decorative="false"/>
    </style:style>
    <style:style style:name="gr11" style:family="graphic" style:parent-style-name="standard">
      <style:graphic-properties svg:stroke-color="#2a6099" draw:fill="gradient" draw:fill-color="#b4c7dc" draw:fill-gradient-name="Gradient_20_9" draw:textarea-horizontal-align="justify" draw:textarea-vertical-align="middle" draw:auto-grow-height="false" fo:min-height="1.02cm" fo:min-width="0.643cm" loext:decorative="false"/>
    </style:style>
    <style:style style:name="gr12" style:family="graphic" style:parent-style-name="standard">
      <style:graphic-properties draw:stroke="none" draw:opacity="0%" draw:textarea-horizontal-align="justify" draw:textarea-vertical-align="middle" draw:auto-grow-height="false" fo:min-height="0.639cm" fo:min-width="0.389cm" loext:decorative="false"/>
    </style:style>
    <style:style style:name="gr13" style:family="graphic" style:parent-style-name="standard">
      <style:graphic-properties svg:stroke-color="#333333" draw:fill="gradient" draw:fill-color="#666666" draw:fill-gradient-name="Gradient_20_115" draw:textarea-horizontal-align="justify" draw:textarea-vertical-align="middle" draw:auto-grow-height="false" fo:min-height="0.199cm" fo:min-width="0cm" fo:wrap-option="wrap" draw:shadow="hidden" loext:decorative="false"/>
    </style:style>
    <style:style style:name="gr14" style:family="graphic" style:parent-style-name="standard">
      <style:graphic-properties svg:stroke-color="#333333" draw:fill="gradient" draw:fill-gradient-name="Pastel_20_Bouquet" draw:textarea-horizontal-align="justify" draw:textarea-vertical-align="middle" draw:auto-grow-height="false" fo:min-height="0cm" fo:min-width="0cm" loext:decorative="false"/>
    </style:style>
    <style:style style:name="gr15" style:family="graphic" style:parent-style-name="standard">
      <style:graphic-properties svg:stroke-color="#333333" draw:fill="gradient" draw:fill-color="#666666" draw:fill-gradient-name="Gradient_20_376" draw:opacity="100%" draw:textarea-horizontal-align="justify" draw:textarea-vertical-align="middle" draw:auto-grow-height="false" fo:min-height="0.199cm" fo:min-width="0cm" fo:wrap-option="wrap" draw:shadow="hidden" loext:decorative="false"/>
    </style:style>
    <style:style style:name="gr16" style:family="graphic" style:parent-style-name="standard">
      <style:graphic-properties svg:stroke-color="#333333" draw:fill="gradient" draw:fill-gradient-name="Gradient_20_376" draw:opacity="100%" draw:textarea-horizontal-align="justify" draw:textarea-vertical-align="middle" draw:auto-grow-height="false" fo:min-height="0cm" fo:min-width="0cm" loext:decorative="false"/>
    </style:style>
    <style:style style:name="gr17" style:family="graphic" style:parent-style-name="standard">
      <style:graphic-properties svg:stroke-color="#333333" draw:fill="gradient" draw:fill-color="#666666" draw:fill-gradient-name="Gradient_20_377" draw:textarea-horizontal-align="justify" draw:textarea-vertical-align="middle" draw:auto-grow-height="false" fo:min-height="0.199cm" fo:min-width="0cm" fo:wrap-option="wrap" draw:shadow="hidden" loext:decorative="false"/>
    </style:style>
    <style:style style:name="gr18" style:family="graphic" style:parent-style-name="standard">
      <style:graphic-properties svg:stroke-color="#333333" draw:fill="gradient" draw:fill-gradient-name="Gradient_20_377" draw:textarea-horizontal-align="justify" draw:textarea-vertical-align="middle" draw:auto-grow-height="false" fo:min-height="0cm" fo:min-width="0cm" loext:decorative="false"/>
    </style:style>
    <style:style style:name="gr19" style:family="graphic" style:parent-style-name="objectwithoutfill">
      <style:graphic-properties draw:stroke="solid" draw:stroke-dash="Dot" svg:stroke-width="0.053cm" svg:stroke-color="#999999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20" style:family="graphic" style:parent-style-name="objectwithoutfill">
      <style:graphic-properties draw:stroke="solid" draw:stroke-dash="Dot" svg:stroke-width="0.053cm" svg:stroke-color="#28471f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21" style:family="graphic" style:parent-style-name="objectwithoutfill">
      <style:graphic-properties svg:stroke-width="0.053cm" svg:stroke-color="#8d281e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3" style:family="graphic" style:parent-style-name="objectwithoutfill">
      <style:graphic-properties svg:stroke-width="0.212cm" svg:stroke-color="#666666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24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1.005cm" fo:min-width="7.37cm" fo:padding-top="0.134cm" fo:padding-bottom="0.134cm" fo:padding-left="0.259cm" fo:padding-right="0.259cm" loext:decorative="false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536cm" fo:min-width="6.461cm" fo:padding-top="0.142cm" fo:padding-bottom="0.142cm" fo:padding-left="0.267cm" fo:padding-right="0.267cm" fo:wrap-option="wrap" loext:decorative="false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fo:wrap-option="wrap" loext:decorative="false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fo:wrap-option="wrap" style:writing-mode="lr-tb" loext:decorative="false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54cm, 5.45cm, 6.668cm, 0.794cm)" draw:image-opacity="100%" style:mirror="horizontal" loext:decorative="false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161cm" fo:min-width="8.509cm" fo:padding-top="0.142cm" fo:padding-bottom="0.142cm" fo:padding-left="0.267cm" fo:padding-right="0.267cm" fo:wrap-option="wrap" loext:decorative="false"/>
    </style:style>
    <style:style style:name="gr30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0.034cm" fo:min-width="0cm" loext:decorative="false"/>
    </style:style>
    <style:style style:name="gr31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0.039cm" fo:min-width="0cm" loext:decorative="false"/>
    </style:style>
    <style:style style:name="gr32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2.647cm" fo:min-width="2.262cm" loext:decorative="false"/>
    </style:style>
    <style:style style:name="gr33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2.65cm" fo:min-width="2.256cm" loext:decorative="false"/>
    </style:style>
    <style:style style:name="gr34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3.663cm" fo:min-width="7.962cm" loext:decorative="false"/>
    </style:style>
    <style:style style:name="gr35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.06cm" fo:min-width="0cm" loext:decorative="false"/>
    </style:style>
    <style:style style:name="gr36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.061cm" fo:min-width="0cm" loext:decorative="false"/>
    </style:style>
    <style:style style:name="gr3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93cm" fo:min-width="0cm" fo:wrap-option="wrap" loext:decorative="false"/>
    </style:style>
    <style:style style:name="gr38" style:family="graphic" style:parent-style-name="objectwithoutfill">
      <style:graphic-properties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39" style:family="graphic" style:parent-style-name="standard">
      <style:graphic-properties draw:stroke="none" svg:stroke-width="0.028cm" svg:stroke-color="#ffffff" draw:marker-start-width="0.242cm" draw:marker-end-width="0.242cm" draw:fill-color="#000000" draw:textarea-horizontal-align="justify" draw:textarea-vertical-align="middle" draw:auto-grow-height="false" fo:min-height="3.055cm" fo:min-width="7.913cm" fo:padding-top="0.139cm" fo:padding-bottom="0.139cm" fo:padding-left="0.264cm" fo:padding-right="0.264cm" loext:decorative="false"/>
    </style:style>
    <style:style style:name="gr40" style:family="graphic" style:parent-style-name="standard">
      <style:graphic-properties draw:stroke="none" draw:fill-color="#cccccc" draw:opacity="100%" draw:textarea-horizontal-align="justify" draw:textarea-vertical-align="middle" draw:auto-grow-height="false" fo:min-height="0.06cm" fo:min-width="0cm" loext:decorative="false"/>
    </style:style>
    <style:style style:name="gr41" style:family="graphic" style:parent-style-name="standard">
      <style:graphic-properties draw:stroke="none" draw:fill-color="#cccccc" draw:opacity="100%" draw:textarea-horizontal-align="justify" draw:textarea-vertical-align="middle" draw:auto-grow-height="false" fo:min-height="0.061cm" fo:min-width="0cm" loext:decorative="false"/>
    </style:style>
    <style:style style:name="gr42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0cm" fo:min-width="0cm" fo:wrap-option="wrap" loext:decorative="false"/>
    </style:style>
    <style:style style:name="gr43" style:family="graphic" style:parent-style-name="objectwithoutfill">
      <style:graphic-properties draw:stroke="solid" svg:stroke-color="#000000" draw:fill="none" draw:textarea-vertical-align="middle" loext:decorative="fals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5" style:family="graphic" style:parent-style-name="standard">
      <style:graphic-properties draw:stroke="none" svg:stroke-width="0.018cm" draw:marker-start-width="0.227cm" draw:marker-end-width="0.227cm" draw:fill="gradient" draw:fill-color="#999999" draw:fill-gradient-name="Gradient_20_379" loext:fill-use-slide-background="false" draw:textarea-horizontal-align="justify" draw:textarea-vertical-align="middle" draw:auto-grow-height="false" fo:min-height="3.69cm" fo:min-width="0cm" fo:padding-top="0.134cm" fo:padding-bottom="0.134cm" fo:padding-left="0.259cm" fo:padding-right="0.259cm" fo:wrap-option="wrap" loext:decorative="false"/>
    </style:style>
    <style:style style:name="gr46" style:family="graphic" style:parent-style-name="standard">
      <style:graphic-properties draw:stroke="none" svg:stroke-width="0.018cm" draw:marker-start-width="0.227cm" draw:marker-end-width="0.227cm" draw:fill="solid" draw:fill-color="#ffffff" loext:fill-use-slide-background="false" draw:textarea-horizontal-align="justify" draw:textarea-vertical-align="middle" draw:auto-grow-height="false" fo:min-height="0.239cm" fo:min-width="0cm" fo:padding-top="0.134cm" fo:padding-bottom="0.134cm" fo:padding-left="0.259cm" fo:padding-right="0.259cm" fo:wrap-option="wrap" loext:decorative="false"/>
    </style:style>
    <style:style style:name="gr47" style:family="graphic" style:parent-style-name="standard">
      <style:graphic-properties draw:stroke="none" svg:stroke-width="0.018cm" draw:marker-start-width="0.227cm" draw:marker-end-width="0.227cm" draw:fill="gradient" draw:fill-color="#999999" draw:fill-gradient-name="Gradient_20_381" loext:fill-use-slide-background="false" draw:textarea-horizontal-align="justify" draw:textarea-vertical-align="middle" draw:auto-grow-height="false" fo:min-height="0.129cm" fo:min-width="0cm" fo:padding-top="0.134cm" fo:padding-bottom="0.134cm" fo:padding-left="0.259cm" fo:padding-right="0.259cm" fo:wrap-option="wrap" loext:decorative="false"/>
    </style:style>
    <style:style style:name="gr48" style:family="graphic" style:parent-style-name="standard">
      <style:graphic-properties draw:stroke="solid" svg:stroke-width="0.018cm" svg:stroke-color="#000000" draw:marker-start-width="0.227cm" draw:marker-end-width="0.227cm" draw:fill="solid" draw:fill-color="#ffffff" loext:fill-use-slide-background="false" draw:textarea-horizontal-align="justify" draw:textarea-vertical-align="middle" draw:auto-grow-height="false" fo:min-height="0.129cm" fo:min-width="0cm" fo:padding-top="0.134cm" fo:padding-bottom="0.134cm" fo:padding-left="0.259cm" fo:padding-right="0.259cm" fo:wrap-option="wrap" loext:decorative="false"/>
    </style:style>
    <style:style style:name="gr49" style:family="graphic" style:parent-style-name="standard">
      <style:graphic-properties draw:stroke="solid" svg:stroke-color="#000000" draw:fill="solid" draw:fill-color="#dddddd" loext:fill-use-slide-background="false" draw:textarea-horizontal-align="justify" draw:textarea-vertical-align="middle" draw:auto-grow-height="false" fo:min-height="1.708cm" fo:min-width="1.551cm" loext:decorative="false"/>
    </style:style>
    <style:style style:name="gr50" style:family="graphic" style:parent-style-name="standard">
      <style:graphic-properties draw:stroke="none" draw:fill="solid" draw:fill-color="#dddddd" loext:fill-use-slide-background="false" draw:textarea-horizontal-align="justify" draw:textarea-vertical-align="middle" draw:auto-grow-height="false" fo:min-height="1.708cm" fo:min-width="1.551cm" loext:decorative="false"/>
    </style:style>
    <style:style style:name="gr51" style:family="graphic" style:parent-style-name="standard">
      <style:graphic-properties draw:stroke="none" draw:fill="gradient" draw:fill-color="#999999" draw:fill-gradient-name="Gradient_20_388" loext:fill-use-slide-background="false" draw:textarea-horizontal-align="justify" draw:textarea-vertical-align="middle" draw:auto-grow-height="false" fo:min-height="1.187cm" fo:min-width="0.439cm" loext:decorative="false"/>
    </style:style>
    <style:style style:name="gr52" style:family="graphic" style:parent-style-name="standard">
      <style:graphic-properties draw:stroke="none" draw:fill="gradient" draw:fill-color="#999999" draw:fill-gradient-name="Gradient_20_389" loext:fill-use-slide-background="false" draw:textarea-horizontal-align="justify" draw:textarea-vertical-align="middle" draw:auto-grow-height="false" fo:min-height="1.187cm" fo:min-width="0cm" loext:decorative="false"/>
    </style:style>
    <style:style style:name="gr53" style:family="graphic" style:parent-style-name="standard">
      <style:graphic-properties draw:stroke="none" draw:fill="gradient" draw:fill-color="#999999" draw:fill-gradient-name="Gradient_20_390" loext:fill-use-slide-background="false" draw:textarea-horizontal-align="justify" draw:textarea-vertical-align="middle" draw:auto-grow-height="false" fo:min-height="0.274cm" fo:min-width="0.034cm" loext:decorative="false"/>
    </style:style>
    <style:style style:name="gr54" style:family="graphic" style:parent-style-name="standard">
      <style:graphic-properties draw:stroke="none" draw:fill="gradient" draw:fill-color="#999999" draw:fill-gradient-name="Gradient_20_391" loext:fill-use-slide-background="false" draw:textarea-horizontal-align="justify" draw:textarea-vertical-align="middle" draw:auto-grow-height="false" fo:min-height="0.274cm" fo:min-width="0.331cm" loext:decorative="false"/>
    </style:style>
    <style:style style:name="gr55" style:family="graphic" style:parent-style-name="standard">
      <style:graphic-properties draw:stroke="none" draw:fill="gradient" draw:fill-color="#999999" draw:fill-gradient-name="Gradient_20_392" loext:fill-use-slide-background="false" draw:textarea-horizontal-align="justify" draw:textarea-vertical-align="middle" draw:auto-grow-height="false" fo:min-height="0.457cm" fo:min-width="0cm" loext:decorative="false"/>
    </style:style>
    <style:style style:name="gr56" style:family="graphic" style:parent-style-name="objectwithoutfill">
      <style:graphic-properties svg:stroke-color="#000000" draw:fill="none" draw:textarea-vertical-align="middle" loext:decorative="false"/>
    </style:style>
    <style:style style:name="gr57" style:family="graphic" style:parent-style-name="objectwithoutfill">
      <style:graphic-properties svg:stroke-color="#000000" draw:fill="none" draw:textarea-vertical-align="middle" loext:decorative="false"/>
      <style:paragraph-properties style:writing-mode="lr-tb"/>
    </style:style>
    <style:style style:name="gr58" style:family="graphic" style:parent-style-name="standard">
      <style:graphic-properties svg:stroke-color="#000000" draw:fill="gradient" draw:fill-gradient-name="Gradient_20_397" draw:textarea-horizontal-align="justify" draw:textarea-vertical-align="middle" draw:auto-grow-height="false" fo:min-height="1.57cm" fo:min-width="0cm" fo:wrap-option="wrap" loext:decorative="false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0.537cm" fo:min-width="0.799cm" fo:wrap-option="wrap" loext:decorative="false"/>
    </style:style>
    <style:style style:name="gr60" style:family="graphic" style:parent-style-name="standard">
      <style:graphic-properties draw:stroke="none" draw:fill="gradient" draw:fill-color="#999999" draw:fill-gradient-name="Gradient_20_387" loext:fill-use-slide-background="false" draw:textarea-horizontal-align="justify" draw:textarea-vertical-align="middle" draw:auto-grow-height="false" fo:min-height="1.737cm" fo:min-width="0cm" loext:decorative="false"/>
    </style:style>
    <style:style style:name="gr61" style:family="graphic" style:parent-style-name="standard">
      <style:graphic-properties draw:stroke="none" svg:stroke-color="#000000" draw:fill-color="#999999" draw:textarea-horizontal-align="justify" draw:textarea-vertical-align="middle" draw:auto-grow-height="false" fo:min-height="0.367cm" fo:min-width="0.629cm" fo:wrap-option="wrap" loext:decorative="false"/>
    </style:style>
    <style:style style:name="gr62" style:family="graphic" style:parent-style-name="standard">
      <style:graphic-properties draw:stroke="none" draw:fill="gradient" draw:fill-color="#999999" draw:fill-gradient-name="Gradient_20_384" loext:fill-use-slide-background="false" draw:textarea-horizontal-align="justify" draw:textarea-vertical-align="middle" draw:auto-grow-height="false" fo:min-height="1.924cm" fo:min-width="0.301cm" loext:decorative="false"/>
    </style:style>
    <style:style style:name="gr63" style:family="graphic" style:parent-style-name="standard">
      <style:graphic-properties draw:stroke="none" draw:fill="solid" draw:fill-color="#333333" loext:fill-use-slide-background="false" draw:textarea-horizontal-align="justify" draw:textarea-vertical-align="middle" draw:auto-grow-height="false" fo:min-height="0.063cm" fo:min-width="0cm" fo:wrap-option="wrap" loext:decorative="false"/>
    </style:style>
    <style:style style:name="gr64" style:family="graphic" style:parent-style-name="objectwithoutfill">
      <style:graphic-properties svg:stroke-width="0.028cm" svg:stroke-color="#111111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65" style:family="graphic" style:parent-style-name="standard">
      <style:graphic-properties draw:stroke="none" draw:fill="solid" draw:fill-color="#666666" loext:fill-use-slide-background="false" draw:textarea-horizontal-align="justify" draw:textarea-vertical-align="middle" draw:auto-grow-height="false" fo:min-height="0.063cm" fo:min-width="0cm" fo:wrap-option="wrap" loext:decorative="false"/>
    </style:style>
    <style:style style:name="gr66" style:family="graphic" style:parent-style-name="standard">
      <style:graphic-properties draw:stroke="none" svg:stroke-width="0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.224cm" fo:padding-top="0.134cm" fo:padding-bottom="0.134cm" fo:padding-left="0.259cm" fo:padding-right="0.259cm" fo:wrap-option="wrap" draw:shadow="hidden" loext:decorative="false"/>
    </style:style>
    <style:style style:name="gr67" style:family="graphic" style:parent-style-name="objectwithoutfill">
      <style:graphic-properties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68" style:family="graphic" style:parent-style-name="standard">
      <style:graphic-properties draw:stroke="none" svg:stroke-width="0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.226cm" fo:padding-top="0.134cm" fo:padding-bottom="0.134cm" fo:padding-left="0.259cm" fo:padding-right="0.259cm" fo:wrap-option="wrap" draw:shadow="hidden" loext:decorative="false"/>
    </style:style>
    <style:style style:name="gr69" style:family="graphic" style:parent-style-name="standard">
      <style:graphic-properties draw:stroke="none" svg:stroke-width="0.018cm" svg:stroke-color="#666666" draw:marker-start-width="0.227cm" draw:marker-end-width="0.227cm" draw:fill="gradient" draw:fill-gradient-name="Gradient_20_378" loext:fill-use-slide-background="false" draw:textarea-horizontal-align="justify" draw:textarea-vertical-align="middle" draw:auto-grow-height="false" fo:min-height="0.407cm" fo:min-width="0cm" fo:padding-top="0.134cm" fo:padding-bottom="0.134cm" fo:padding-left="0.259cm" fo:padding-right="0.259cm" loext:decorative="false"/>
    </style:style>
    <style:style style:name="gr70" style:family="graphic" style:parent-style-name="standard">
      <style:graphic-properties svg:stroke-width="0.018cm" svg:stroke-color="#666666" draw:marker-start-width="0.227cm" draw:marker-end-width="0.227cm" draw:fill="solid" draw:fill-color="#b47804" loext:fill-use-slide-background="false" draw:textarea-horizontal-align="justify" draw:textarea-vertical-align="middle" draw:auto-grow-height="false" fo:min-height="1.053cm" fo:min-width="0cm" fo:padding-top="0.134cm" fo:padding-bottom="0.134cm" fo:padding-left="0.259cm" fo:padding-right="0.259cm" loext:decorative="false"/>
    </style:style>
    <style:style style:name="gr71" style:family="graphic" style:parent-style-name="standard">
      <style:graphic-properties svg:stroke-width="0.018cm" svg:stroke-color="#666666" draw:marker-start-width="0.227cm" draw:marker-end-width="0.227cm" draw:fill="solid" draw:fill-color="#ffe994" loext:fill-use-slide-background="false" draw:textarea-horizontal-align="justify" draw:textarea-vertical-align="middle" draw:auto-grow-height="false" fo:min-height="0.967cm" fo:min-width="0cm" fo:padding-top="0.134cm" fo:padding-bottom="0.134cm" fo:padding-left="0.259cm" fo:padding-right="0.259cm" loext:decorative="false"/>
    </style:style>
    <style:style style:name="gr72" style:family="graphic" style:parent-style-name="standard">
      <style:graphic-properties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.595cm" fo:min-width="0cm" fo:padding-top="0.134cm" fo:padding-bottom="0.134cm" fo:padding-left="0.259cm" fo:padding-right="0.259cm" loext:decorative="false"/>
    </style:style>
    <style:style style:name="gr73" style:family="graphic" style:parent-style-name="standard">
      <style:graphic-properties svg:stroke-width="0.018cm" svg:stroke-color="#666666" draw:marker-start-width="0.227cm" draw:marker-end-width="0.227cm" draw:fill="solid" draw:fill-color="#999999" loext:fill-use-slide-background="false" draw:textarea-horizontal-align="justify" draw:textarea-vertical-align="middle" draw:auto-grow-height="false" fo:min-height="0.427cm" fo:min-width="0cm" fo:padding-top="0.134cm" fo:padding-bottom="0.134cm" fo:padding-left="0.259cm" fo:padding-right="0.259cm" loext:decorative="false"/>
    </style:style>
    <style:style style:name="gr74" style:family="graphic" style:parent-style-name="standard">
      <style:graphic-properties svg:stroke-width="0.018cm" svg:stroke-color="#666666" draw:marker-start-width="0.227cm" draw:marker-end-width="0.227cm" draw:fill="solid" draw:fill-color="#808080" loext:fill-use-slide-background="false" draw:textarea-horizontal-align="justify" draw:textarea-vertical-align="middle" draw:auto-grow-height="false" fo:min-height="0.835cm" fo:min-width="0cm" fo:padding-top="0.134cm" fo:padding-bottom="0.134cm" fo:padding-left="0.259cm" fo:padding-right="0.259cm" loext:decorative="false"/>
    </style:style>
    <style:style style:name="gr75" style:family="graphic" style:parent-style-name="standard">
      <style:graphic-properties draw:stroke="solid" svg:stroke-width="0.018cm" svg:stroke-color="#666666" draw:marker-start-width="0.227cm" draw:marker-end-width="0.227cm" draw:fill="solid" draw:fill-color="#eeeeee" loext:fill-use-slide-background="false" draw:textarea-horizontal-align="justify" draw:textarea-vertical-align="middle" draw:auto-grow-height="false" fo:min-height="0cm" fo:min-width="0cm" fo:padding-top="0.134cm" fo:padding-bottom="0.134cm" fo:padding-left="0.259cm" fo:padding-right="0.259cm" loext:decorative="false"/>
    </style:style>
    <style:style style:name="gr76" style:family="graphic" style:parent-style-name="standard">
      <style:graphic-properties draw:stroke="solid"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cm" fo:padding-top="0.134cm" fo:padding-bottom="0.134cm" fo:padding-left="0.259cm" fo:padding-right="0.259cm" loext:decorative="false"/>
    </style:style>
    <style:style style:name="gr77" style:family="graphic" style:parent-style-name="standard">
      <style:graphic-properties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.521cm" fo:min-width="0cm" fo:padding-top="0.134cm" fo:padding-bottom="0.134cm" fo:padding-left="0.259cm" fo:padding-right="0.259cm" loext:decorative="false"/>
    </style:style>
    <style:style style:name="gr78" style:family="graphic" style:parent-style-name="standard">
      <style:graphic-properties draw:stroke="solid" svg:stroke-width="0.018cm" svg:stroke-color="#666666" draw:marker-start-width="0.227cm" draw:marker-end-width="0.227cm" draw:fill="solid" draw:fill-color="#dddddd" loext:fill-use-slide-background="false" draw:textarea-horizontal-align="justify" draw:textarea-vertical-align="middle" draw:auto-grow-height="false" fo:min-height="0.062cm" fo:min-width="0cm" fo:padding-top="0.134cm" fo:padding-bottom="0.134cm" fo:padding-left="0.259cm" fo:padding-right="0.259cm" loext:decorative="false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in-height="0.2cm" loext:decorative="false"/>
      <style:paragraph-properties style:writing-mode="lr-tb"/>
    </style:style>
    <style:style style:name="gr80" style:family="graphic" style:parent-style-name="standard">
      <style:graphic-properties draw:stroke="none" svg:stroke-width="0.018cm" svg:stroke-color="#666666" draw:marker-start-width="0.227cm" draw:marker-end-width="0.227cm" draw:fill="gradient" draw:fill-gradient-name="Gradient_20_399" loext:fill-use-slide-background="false" draw:textarea-horizontal-align="justify" draw:textarea-vertical-align="middle" draw:auto-grow-height="false" fo:min-height="0.407cm" fo:min-width="0cm" fo:padding-top="0.134cm" fo:padding-bottom="0.134cm" fo:padding-left="0.259cm" fo:padding-right="0.259cm" loext:decorative="false"/>
    </style:style>
    <style:style style:name="gr81" style:family="graphic" style:parent-style-name="objectwithoutfill">
      <style:graphic-properties draw:stroke="solid" draw:stroke-dash="Dot" svg:stroke-width="0.053cm" svg:stroke-color="#666666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82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914cm" fo:min-width="7.166cm" draw:shadow="hidden" loext:decorative="false"/>
      <style:paragraph-properties style:writing-mode="lr-tb"/>
    </style:style>
    <style:style style:name="gr83" style:family="graphic" style:parent-style-name="standard">
      <style:graphic-properties svg:stroke-color="#000000" draw:fill="gradient" draw:fill-gradient-name="Gradient_20_724" draw:textarea-horizontal-align="justify" draw:textarea-vertical-align="middle" draw:auto-grow-height="false" fo:min-height="3.216cm" fo:min-width="6.166cm" loext:decorative="false"/>
    </style:style>
    <style:style style:name="gr84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11cm" fo:min-width="0cm" fo:wrap-option="wrap" loext:decorative="false"/>
    </style:style>
    <style:style style:name="gr85" style:family="graphic" style:parent-style-name="objectwithoutfill">
      <style:graphic-properties draw:stroke="solid" draw:stroke-dash="Dot" svg:stroke-width="0.053cm" svg:stroke-color="#c9211e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86" style:family="graphic" style:parent-style-name="objectwithoutfill">
      <style:graphic-properties svg:stroke-width="0.053cm" svg:stroke-color="#1e6a39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87" style:family="graphic" style:parent-style-name="standard">
      <style:graphic-properties draw:stroke="none" draw:fill-color="#1c1c1c" draw:textarea-horizontal-align="justify" draw:textarea-vertical-align="middle" draw:auto-grow-height="false" fo:min-height="0cm" fo:min-width="0cm" fo:wrap-option="wrap" loext:decorative="false"/>
    </style:style>
    <style:style style:name="gr8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774cm" loext:decorative="false"/>
    </style:style>
    <style:style style:name="gr89" style:family="graphic" style:parent-style-name="standard">
      <style:graphic-properties draw:stroke="none" draw:fill-color="#111111" draw:textarea-horizontal-align="justify" draw:textarea-vertical-align="middle" draw:auto-grow-height="false" fo:min-height="0.919cm" fo:min-width="6.892cm" loext:decorative="false"/>
    </style:style>
    <style:style style:name="gr90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0.145cm" fo:min-width="0cm" fo:wrap-option="wrap" loext:decorative="false"/>
    </style:style>
    <style:style style:name="gr91" style:family="graphic" style:parent-style-name="standard">
      <style:graphic-properties draw:stroke="none" draw:fill-color="#acb20c" draw:textarea-horizontal-align="justify" draw:textarea-vertical-align="middle" draw:auto-grow-height="false" fo:min-height="0.706cm" fo:min-width="0cm" loext:decorative="false"/>
    </style:style>
    <style:style style:name="gr92" style:family="graphic" style:parent-style-name="standard">
      <style:graphic-properties draw:stroke="none" draw:fill-color="#333333" draw:textarea-horizontal-align="justify" draw:textarea-vertical-align="middle" draw:auto-grow-height="false" fo:min-height="0.706cm" fo:min-width="0cm" loext:decorative="false"/>
    </style:style>
    <style:style style:name="gr93" style:family="graphic" style:parent-style-name="standard">
      <style:graphic-properties draw:stroke="none" draw:fill-color="#808080" draw:textarea-horizontal-align="justify" draw:textarea-vertical-align="middle" draw:auto-grow-height="false" fo:min-height="0.51cm" fo:min-width="0cm" loext:decorative="false"/>
    </style:style>
    <style:style style:name="gr94" style:family="graphic" style:parent-style-name="standard">
      <style:graphic-properties draw:stroke="solid" svg:stroke-width="0.018cm" svg:stroke-color="#333333" draw:marker-start-width="0.227cm" draw:marker-end-width="0.227cm" draw:fill-color="#808080" draw:textarea-horizontal-align="justify" draw:textarea-vertical-align="middle" draw:auto-grow-height="false" fo:min-height="0.194cm" fo:min-width="0cm" fo:padding-top="0.134cm" fo:padding-bottom="0.134cm" fo:padding-left="0.259cm" fo:padding-right="0.259cm" loext:decorative="false"/>
    </style:style>
    <style:style style:name="gr95" style:family="graphic" style:parent-style-name="standard">
      <style:graphic-properties draw:stroke="solid"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.076cm" fo:min-width="0cm" fo:padding-top="0.134cm" fo:padding-bottom="0.134cm" fo:padding-left="0.259cm" fo:padding-right="0.259cm" loext:decorative="false"/>
    </style:style>
    <style:style style:name="gr96" style:family="graphic" style:parent-style-name="standard">
      <style:graphic-properties draw:stroke="solid" svg:stroke-width="0.018cm" svg:stroke-color="#333333" draw:marker-start-width="0.227cm" draw:marker-end-width="0.227cm" draw:fill="gradient" draw:fill-color="#808080" draw:fill-gradient-name="Gradient_20_8" draw:opacity="100%" draw:textarea-horizontal-align="justify" draw:textarea-vertical-align="middle" draw:auto-grow-height="false" fo:min-height="1.528cm" fo:min-width="1.297cm" fo:padding-top="0.134cm" fo:padding-bottom="0.134cm" fo:padding-left="0.259cm" fo:padding-right="0.259cm" style:writing-mode="lr-tb" loext:decorative="false"/>
      <style:paragraph-properties style:writing-mode="lr-tb"/>
    </style:style>
    <style:style style:name="gr97" style:family="graphic" style:parent-style-name="standard">
      <style:graphic-properties draw:stroke="none" draw:fill="gradient" draw:fill-gradient-name="Gradient_20_404" draw:textarea-horizontal-align="justify" draw:textarea-vertical-align="middle" draw:auto-grow-height="false" fo:min-height="0.022cm" fo:min-width="0cm" fo:wrap-option="wrap" loext:decorative="false"/>
    </style:style>
    <style:style style:name="gr98" style:family="graphic" style:parent-style-name="objectwithoutfill">
      <style:graphic-properties svg:stroke-width="0.035cm" svg:stroke-color="#1c1c1c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99" style:family="graphic" style:parent-style-name="standard">
      <style:graphic-properties draw:stroke="none" draw:fill="gradient" draw:fill-color="#111111" draw:fill-gradient-name="Gradient_20_440" draw:textarea-horizontal-align="justify" draw:textarea-vertical-align="middle" draw:auto-grow-height="false" fo:min-height="0.335cm" fo:min-width="1.754cm" fo:wrap-option="wrap" loext:decorative="false"/>
    </style:style>
    <style:style style:name="gr100" style:family="graphic" style:parent-style-name="objectwithoutfill">
      <style:graphic-properties svg:stroke-width="0.081cm" svg:stroke-color="#ed4c05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1" style:family="graphic" style:parent-style-name="objectwithoutfill">
      <style:graphic-properties svg:stroke-width="0.081cm" svg:stroke-color="#f10d0c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2" style:family="graphic" style:parent-style-name="objectwithoutfill">
      <style:graphic-properties svg:stroke-width="0.081cm" svg:stroke-color="#e8a202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3" style:family="graphic" style:parent-style-name="objectwithoutfill">
      <style:graphic-properties svg:stroke-width="0.081cm" svg:stroke-color="#3465a4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4" style:family="graphic" style:parent-style-name="objectwithoutfill">
      <style:graphic-properties svg:stroke-width="0.081cm" svg:stroke-color="#ffff6d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5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0cm" fo:min-width="0cm" loext:decorative="false"/>
    </style:style>
    <style:style style:name="gr106" style:family="graphic" style:parent-style-name="objectwithoutfill">
      <style:graphic-properties svg:stroke-width="0.018cm" svg:stroke-color="#666666" draw:marker-start-width="0.227cm" draw:marker-end-width="0.227cm" draw:fill="gradient" draw:fill-gradient-name="Gradient_20_721" draw:textarea-vertical-align="middle" fo:padding-top="0.134cm" fo:padding-bottom="0.134cm" fo:padding-left="0.259cm" fo:padding-right="0.259cm" loext:decorative="false"/>
    </style:style>
    <style:style style:name="gr107" style:family="graphic" style:parent-style-name="standard">
      <style:graphic-properties draw:stroke="none" draw:fill="gradient" draw:fill-color="#e8a202" draw:fill-gradient-name="Gradient_20_722" draw:textarea-horizontal-align="justify" draw:textarea-vertical-align="middle" draw:auto-grow-height="false" fo:min-height="0cm" fo:min-width="0cm" loext:decorative="false"/>
    </style:style>
    <style:style style:name="gr108" style:family="graphic" style:parent-style-name="objectwithoutfill">
      <style:graphic-properties svg:stroke-width="0.018cm" svg:stroke-color="#666666" draw:marker-start-width="0.227cm" draw:marker-end-width="0.227cm" draw:fill="gradient" draw:fill-gradient-name="Pastel_20_Bouquet" draw:textarea-vertical-align="middle" fo:padding-top="0.134cm" fo:padding-bottom="0.134cm" fo:padding-left="0.259cm" fo:padding-right="0.259cm" loext:decorative="false"/>
    </style:style>
    <style:style style:name="gr109" style:family="graphic" style:parent-style-name="standard">
      <style:graphic-properties draw:stroke="none" draw:fill="gradient" draw:fill-color="#e8a202" draw:fill-gradient-name="Pastel_20_Bouquet" draw:textarea-horizontal-align="justify" draw:textarea-vertical-align="middle" draw:auto-grow-height="false" fo:min-height="0cm" fo:min-width="0cm" loext:decorative="false"/>
    </style:style>
    <style:style style:name="gr110" style:family="graphic" style:parent-style-name="standard">
      <style:graphic-properties draw:stroke="none" svg:stroke-color="#b47804" draw:fill="gradient" draw:fill-gradient-name="Gradient_20_723" draw:textarea-horizontal-align="justify" draw:textarea-vertical-align="middle" draw:auto-grow-height="false" fo:min-height="0.092cm" fo:min-width="0cm" loext:decorative="false"/>
    </style:style>
    <style:style style:name="gr111" style:family="graphic" style:parent-style-name="standard">
      <style:graphic-properties draw:stroke="solid" svg:stroke-color="#224b12" draw:fill="gradient" draw:fill-gradient-name="Pastel_20_Bouquet" draw:textarea-horizontal-align="justify" draw:textarea-vertical-align="middle" draw:auto-grow-height="false" fo:min-height="0.579cm" fo:min-width="0.057cm" loext:decorative="false"/>
    </style:style>
    <style:style style:name="gr112" style:family="graphic" style:parent-style-name="standard">
      <style:graphic-properties draw:stroke="none" svg:stroke-width="0.018cm" svg:stroke-color="#b85c00" draw:marker-start-width="0.227cm" draw:marker-end-width="0.227cm" draw:fill="gradient" draw:fill-gradient-name="Gradient_20_649" draw:textarea-horizontal-align="justify" draw:textarea-vertical-align="middle" draw:auto-grow-height="false" fo:min-height="0.654cm" fo:min-width="1.056cm" fo:padding-top="0.134cm" fo:padding-bottom="0.134cm" fo:padding-left="0.259cm" fo:padding-right="0.259cm" loext:decorative="false"/>
    </style:style>
    <style:style style:name="gr113" style:family="graphic" style:parent-style-name="standard">
      <style:graphic-properties draw:stroke="none" draw:fill="gradient" draw:fill-color="#111111" draw:fill-gradient-name="Gradient_20_651" draw:textarea-horizontal-align="justify" draw:textarea-vertical-align="middle" draw:auto-grow-height="false" fo:min-height="0.379cm" fo:min-width="1.187cm" fo:wrap-option="wrap" loext:decorative="false"/>
    </style:style>
    <style:style style:name="gr114" style:family="graphic" style:parent-style-name="standard">
      <style:graphic-properties draw:stroke="none" svg:stroke-color="#000000" draw:fill="solid" draw:fill-color="#333333" draw:opacity="50%" draw:textarea-horizontal-align="left" draw:textarea-vertical-align="middle" draw:auto-grow-height="true" draw:auto-grow-width="false" fo:min-height="0.767cm" fo:min-width="0cm" draw:shadow="hidden" loext:decorative="false"/>
    </style:style>
    <style:style style:name="gr115" style:family="graphic" style:parent-style-name="objectwithoutfill">
      <style:graphic-properties svg:stroke-width="0.035cm" svg:stroke-color="#80808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16" style:family="graphic" style:parent-style-name="standard">
      <style:graphic-properties draw:stroke="none" svg:stroke-color="#e6e905" draw:fill="gradient" draw:fill-color="#111111" draw:fill-gradient-name="Gradient_20_676" draw:textarea-horizontal-align="justify" draw:textarea-vertical-align="middle" draw:auto-grow-height="false" fo:min-height="0.106cm" fo:min-width="0.388cm" fo:wrap-option="wrap" loext:decorative="false"/>
    </style:style>
    <style:style style:name="gr117" style:family="graphic" style:parent-style-name="standard">
      <style:graphic-properties draw:stroke="none" svg:stroke-color="#e6e905" draw:fill="gradient" draw:fill-color="#111111" draw:fill-gradient-name="Gradient_20_680" draw:textarea-horizontal-align="justify" draw:textarea-vertical-align="middle" draw:auto-grow-height="false" fo:min-height="0.106cm" fo:min-width="0.388cm" fo:wrap-option="wrap" draw:shadow="hidden" loext:decorative="false"/>
    </style:style>
    <style:style style:name="gr118" style:family="graphic" style:parent-style-name="standard">
      <style:graphic-properties draw:stroke="none" svg:stroke-color="#e6e905" draw:fill="gradient" draw:fill-color="#111111" draw:fill-gradient-name="Gradient_20_683" draw:textarea-horizontal-align="justify" draw:textarea-vertical-align="middle" draw:auto-grow-height="false" fo:min-height="0.106cm" fo:min-width="0.388cm" fo:wrap-option="wrap" loext:decorative="false"/>
    </style:style>
    <style:style style:name="gr119" style:family="graphic" style:parent-style-name="standard">
      <style:graphic-properties draw:stroke="none" svg:stroke-color="#e6e905" draw:fill="gradient" draw:fill-color="#111111" draw:fill-gradient-name="Gradient_20_685" draw:textarea-horizontal-align="justify" draw:textarea-vertical-align="middle" draw:auto-grow-height="false" fo:min-height="0.106cm" fo:min-width="0.388cm" fo:wrap-option="wrap" draw:shadow="hidden" loext:decorative="false"/>
    </style:style>
    <style:style style:name="gr120" style:family="graphic" style:parent-style-name="standard">
      <style:graphic-properties draw:stroke="none" draw:fill="gradient" draw:fill-gradient-name="Gradient_20_699" draw:textarea-horizontal-align="justify" draw:textarea-vertical-align="middle" draw:auto-grow-height="false" fo:min-height="0cm" fo:min-width="0cm" draw:shadow="hidden" loext:decorative="false"/>
    </style:style>
    <style:style style:name="gr121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122" style:family="graphic" style:parent-style-name="objectwithoutfill">
      <style:graphic-properties svg:stroke-width="0.018cm" svg:stroke-color="#a52a2a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123" style:family="graphic" style:parent-style-name="objectwithoutfill">
      <style:graphic-properties svg:stroke-width="0.018cm" svg:stroke-color="#ffd7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124" style:family="graphic" style:parent-style-name="standard">
      <style:graphic-properties draw:stroke="solid" svg:stroke-width="0.106cm" svg:stroke-color="#808080" draw:marker-start-width="0.359cm" draw:marker-end-width="0.359cm" draw:fill="none" loext:fill-use-slide-background="false" draw:textarea-horizontal-align="justify" draw:textarea-vertical-align="middle" draw:auto-grow-height="false" fo:min-height="0.65cm" fo:min-width="0.4cm" fo:padding-top="0.178cm" fo:padding-bottom="0.178cm" fo:padding-left="0.303cm" fo:padding-right="0.303cm" fo:wrap-option="wrap" loext:decorative="false"/>
    </style:style>
    <style:style style:name="gr125" style:family="graphic" style:parent-style-name="standard">
      <style:graphic-properties draw:stroke="none" draw:fill-color="#bdb76b" draw:textarea-horizontal-align="justify" draw:textarea-vertical-align="middle" draw:auto-grow-height="false" fo:min-height="0cm" fo:min-width="1.253cm" loext:decorative="false"/>
    </style:style>
    <style:style style:name="gr126" style:family="graphic" style:parent-style-name="standard">
      <style:graphic-properties draw:stroke="none" draw:fill-color="#696969" draw:textarea-horizontal-align="justify" draw:textarea-vertical-align="middle" draw:auto-grow-height="false" fo:min-height="0cm" fo:min-width="1.592cm" loext:decorative="false"/>
    </style:style>
    <style:style style:name="gr12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194cm" loext:decorative="false"/>
    </style:style>
    <style:style style:name="gr12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203cm" loext:decorative="false"/>
    </style:style>
    <style:style style:name="gr12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253cm" loext:decorative="false"/>
    </style:style>
    <style:style style:name="gr130" style:family="graphic" style:parent-style-name="standard">
      <style:graphic-properties draw:stroke="none" draw:fill-color="#696969" draw:textarea-horizontal-align="justify" draw:textarea-vertical-align="middle" draw:auto-grow-height="false" fo:min-height="0cm" fo:min-width="1.012cm" loext:decorative="false"/>
    </style:style>
    <style:style style:name="gr131" style:family="graphic" style:parent-style-name="standard">
      <style:graphic-properties draw:stroke="none" draw:fill-color="#696969" draw:textarea-horizontal-align="justify" draw:textarea-vertical-align="middle" draw:auto-grow-height="false" fo:min-height="0cm" fo:min-width="1.066cm" loext:decorative="false"/>
    </style:style>
    <style:style style:name="gr132" style:family="graphic" style:parent-style-name="objectwithoutfill">
      <style:graphic-properties svg:stroke-width="0.035cm" svg:stroke-color="#696969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33" style:family="graphic" style:parent-style-name="standard">
      <style:graphic-properties draw:stroke="none" draw:fill-color="#708090" draw:textarea-horizontal-align="justify" draw:textarea-vertical-align="middle" draw:auto-grow-height="false" fo:min-height="0cm" fo:min-width="0cm" fo:wrap-option="wrap" loext:decorative="false"/>
    </style:style>
    <style:style style:name="gr134" style:family="graphic" style:parent-style-name="standard">
      <style:graphic-properties draw:stroke="none" svg:stroke-color="#696969" draw:fill="solid" draw:fill-color="#2f4f4f" draw:textarea-horizontal-align="justify" draw:textarea-vertical-align="middle" draw:auto-grow-height="false" fo:min-height="4.525cm" fo:min-width="0.465cm" loext:decorative="false"/>
    </style:style>
    <style:style style:name="gr135" style:family="graphic" style:parent-style-name="standard">
      <style:graphic-properties draw:stroke="none" svg:stroke-color="#696969" draw:fill="gradient" draw:fill-gradient-name="Gradient_20_779" draw:textarea-horizontal-align="justify" draw:textarea-vertical-align="middle" draw:auto-grow-height="false" fo:min-height="4.525cm" fo:min-width="0.465cm" loext:decorative="false"/>
    </style:style>
    <style:style style:name="gr136" style:family="graphic" style:parent-style-name="standard">
      <style:graphic-properties draw:stroke="none" svg:stroke-color="#708090" draw:fill="solid" draw:fill-color="#708090" draw:textarea-horizontal-align="justify" draw:textarea-vertical-align="middle" draw:auto-grow-height="false" fo:min-height="0.061cm" fo:min-width="0.351cm" draw:shadow="hidden" loext:decorative="false"/>
    </style:style>
    <style:style style:name="gr137" style:family="graphic" style:parent-style-name="standard">
      <style:graphic-properties svg:stroke-color="#708090" draw:fill="gradient" draw:fill-gradient-name="Pastel_20_Bouquet" draw:textarea-horizontal-align="justify" draw:textarea-vertical-align="middle" draw:auto-grow-height="false" fo:min-height="0.061cm" fo:min-width="0.351cm" draw:shadow="hidden" loext:decorative="false"/>
    </style:style>
    <style:style style:name="gr138" style:family="graphic" style:parent-style-name="standard">
      <style:graphic-properties draw:stroke="none" svg:stroke-color="#b8860b" draw:fill-color="#daa520" draw:textarea-horizontal-align="justify" draw:textarea-vertical-align="middle" draw:auto-grow-height="false" fo:min-height="4.171cm" fo:min-width="0cm" loext:decorative="false"/>
    </style:style>
    <style:style style:name="gr139" style:family="graphic" style:parent-style-name="standard">
      <style:graphic-properties draw:stroke="none" svg:stroke-color="#b8860b" draw:fill-color="#bdb76b" draw:textarea-horizontal-align="justify" draw:textarea-vertical-align="middle" draw:auto-grow-height="false" fo:min-height="4.171cm" fo:min-width="0cm" loext:decorative="false"/>
    </style:style>
    <style:style style:name="gr140" style:family="graphic" style:parent-style-name="standard">
      <style:graphic-properties draw:stroke="none" draw:fill="gradient" draw:fill-gradient-name="Gradient_20_795" draw:textarea-horizontal-align="justify" draw:textarea-vertical-align="middle" draw:auto-grow-height="false" fo:min-height="0.099cm" fo:min-width="0.15cm" loext:decorative="false"/>
    </style:style>
    <style:style style:name="gr141" style:family="graphic" style:parent-style-name="standard">
      <style:graphic-properties draw:stroke="none" draw:fill="gradient" draw:fill-gradient-name="Gradient_20_791" draw:textarea-horizontal-align="justify" draw:textarea-vertical-align="middle" draw:auto-grow-height="false" fo:min-height="0.553cm" fo:min-width="0.887cm" draw:shadow="hidden" loext:decorative="false"/>
    </style:style>
    <style:style style:name="gr142" style:family="graphic" style:parent-style-name="standard">
      <style:graphic-properties draw:stroke="none" draw:fill="gradient" draw:fill-gradient-name="Gradient_20_797" draw:textarea-horizontal-align="justify" draw:textarea-vertical-align="middle" draw:auto-grow-height="false" fo:min-height="0.553cm" fo:min-width="0.887cm" draw:shadow="hidden" loext:decorative="false"/>
    </style:style>
    <style:style style:name="gr143" style:family="graphic" style:parent-style-name="standard">
      <style:graphic-properties draw:stroke="none" draw:fill="gradient" draw:fill-gradient-name="Gradient_20_796" draw:textarea-horizontal-align="justify" draw:textarea-vertical-align="middle" draw:auto-grow-height="false" fo:min-height="0.553cm" fo:min-width="0.887cm" draw:shadow="hidden" loext:decorative="false"/>
    </style:style>
    <style:style style:name="gr144" style:family="graphic" style:parent-style-name="standard">
      <style:graphic-properties draw:stroke="none" draw:fill="gradient" draw:fill-gradient-name="Gradient_20_798" draw:textarea-horizontal-align="justify" draw:textarea-vertical-align="middle" draw:auto-grow-height="false" fo:min-height="0.553cm" fo:min-width="0.887cm" draw:shadow="hidden" loext:decorative="false"/>
    </style:style>
    <style:style style:name="gr145" style:family="graphic" style:parent-style-name="standard">
      <style:graphic-properties draw:stroke="none" draw:fill="gradient" draw:fill-gradient-name="Gradient_20_799" draw:textarea-horizontal-align="justify" draw:textarea-vertical-align="middle" draw:auto-grow-height="false" fo:min-height="0.553cm" fo:min-width="0.887cm" draw:shadow="hidden" loext:decorative="false"/>
    </style:style>
    <style:style style:name="gr14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518cm" fo:min-width="0.122cm" loext:decorative="false"/>
    </style:style>
    <style:style style:name="gr147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715cm" fo:min-width="0.171cm" loext:decorative="false"/>
    </style:style>
    <style:style style:name="gr148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842cm" fo:min-width="0.414cm" loext:decorative="false"/>
    </style:style>
    <style:style style:name="gr149" style:family="graphic" style:parent-style-name="objectwithoutfill">
      <style:graphic-properties svg:stroke-width="0.035cm" svg:stroke-color="#70809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="gradient" draw:fill-color="#b4c7dc" draw:fill-gradient-name="Pastel_20_Bouquet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="gradient" draw:fill-color="#b4c7dc" draw:fill-gradient-name="Gradient_20_743"/>
      <style:paragraph-properties fo:text-align="center"/>
    </style:style>
    <style:style style:name="P8" style:family="paragraph">
      <loext:graphic-properties draw:fill="gradient" draw:fill-color="#b4c7dc" draw:fill-gradient-name="Gradient_20_9"/>
      <style:paragraph-properties fo:text-align="center"/>
    </style:style>
    <style:style style:name="P9" style:family="paragraph">
      <loext:graphic-properties draw:fill="gradient" draw:fill-color="#666666" draw:fill-gradient-name="Gradient_20_115"/>
      <style:paragraph-properties fo:text-align="center"/>
    </style:style>
    <style:style style:name="P10" style:family="paragraph">
      <loext:graphic-properties draw:fill="gradient" draw:fill-gradient-name="Pastel_20_Bouquet"/>
      <style:paragraph-properties fo:text-align="center"/>
    </style:style>
    <style:style style:name="P11" style:family="paragraph">
      <loext:graphic-properties draw:fill="gradient" draw:fill-color="#666666" draw:fill-gradient-name="Gradient_20_376" draw:opacity="100%"/>
      <style:paragraph-properties fo:text-align="center"/>
    </style:style>
    <style:style style:name="P12" style:family="paragraph">
      <loext:graphic-properties draw:fill="gradient" draw:fill-gradient-name="Gradient_20_376" draw:opacity="100%"/>
      <style:paragraph-properties fo:text-align="center"/>
    </style:style>
    <style:style style:name="P13" style:family="paragraph">
      <loext:graphic-properties draw:fill="gradient" draw:fill-color="#666666" draw:fill-gradient-name="Gradient_20_377"/>
      <style:paragraph-properties fo:text-align="center"/>
    </style:style>
    <style:style style:name="P14" style:family="paragraph">
      <loext:graphic-properties draw:fill="gradient" draw:fill-gradient-name="Gradient_20_377"/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loext:graphic-properties draw:fill="none" draw:opacity="100%"/>
      <style:paragraph-properties fo:text-align="center"/>
    </style:style>
    <style:style style:name="P19" style:family="paragraph">
      <loext:graphic-properties draw:fill="solid" draw:fill-color="#ffffff" draw:opacity="100%"/>
      <style:paragraph-properties fo:text-align="center"/>
    </style:style>
    <style:style style:name="P20" style:family="paragraph">
      <loext:graphic-properties draw:fill-color="#000000" draw:opacity="100%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-color="#cccccc" draw:opacity="100%"/>
      <style:paragraph-properties fo:text-align="center"/>
    </style:style>
    <style:style style:name="P23" style:family="paragraph">
      <loext:graphic-properties draw:fill="gradient" draw:fill-color="#999999" draw:fill-gradient-name="Gradient_20_379"/>
      <style:paragraph-properties fo:text-align="center"/>
    </style:style>
    <style:style style:name="P24" style:family="paragraph">
      <loext:graphic-properties draw:fill="gradient" draw:fill-color="#999999" draw:fill-gradient-name="Gradient_20_381"/>
      <style:paragraph-properties fo:text-align="center"/>
    </style:style>
    <style:style style:name="P25" style:family="paragraph">
      <loext:graphic-properties draw:fill="solid" draw:fill-color="#dddddd"/>
      <style:paragraph-properties fo:text-align="center"/>
    </style:style>
    <style:style style:name="P26" style:family="paragraph">
      <loext:graphic-properties draw:fill="gradient" draw:fill-color="#999999" draw:fill-gradient-name="Gradient_20_388"/>
      <style:paragraph-properties fo:text-align="center"/>
    </style:style>
    <style:style style:name="P27" style:family="paragraph">
      <loext:graphic-properties draw:fill="gradient" draw:fill-color="#999999" draw:fill-gradient-name="Gradient_20_389"/>
      <style:paragraph-properties fo:text-align="center"/>
    </style:style>
    <style:style style:name="P28" style:family="paragraph">
      <loext:graphic-properties draw:fill="gradient" draw:fill-color="#999999" draw:fill-gradient-name="Gradient_20_390"/>
      <style:paragraph-properties fo:text-align="center"/>
    </style:style>
    <style:style style:name="P29" style:family="paragraph">
      <loext:graphic-properties draw:fill="gradient" draw:fill-color="#999999" draw:fill-gradient-name="Gradient_20_391"/>
      <style:paragraph-properties fo:text-align="center"/>
    </style:style>
    <style:style style:name="P30" style:family="paragraph">
      <loext:graphic-properties draw:fill="gradient" draw:fill-color="#999999" draw:fill-gradient-name="Gradient_20_392"/>
      <style:paragraph-properties fo:text-align="center"/>
    </style:style>
    <style:style style:name="P31" style:family="paragraph">
      <loext:graphic-properties draw:fill="gradient" draw:fill-gradient-name="Gradient_20_397"/>
      <style:paragraph-properties fo:text-align="center"/>
    </style:style>
    <style:style style:name="P32" style:family="paragraph">
      <loext:graphic-properties draw:fill="gradient" draw:fill-color="#999999" draw:fill-gradient-name="Gradient_20_387"/>
      <style:paragraph-properties fo:text-align="center"/>
    </style:style>
    <style:style style:name="P33" style:family="paragraph">
      <loext:graphic-properties draw:fill-color="#999999"/>
      <style:paragraph-properties fo:text-align="center"/>
    </style:style>
    <style:style style:name="P34" style:family="paragraph">
      <loext:graphic-properties draw:fill="gradient" draw:fill-color="#999999" draw:fill-gradient-name="Gradient_20_384"/>
      <style:paragraph-properties fo:text-align="center"/>
    </style:style>
    <style:style style:name="P35" style:family="paragraph">
      <loext:graphic-properties draw:fill="solid" draw:fill-color="#333333"/>
      <style:paragraph-properties fo:text-align="center"/>
    </style:style>
    <style:style style:name="P36" style:family="paragraph">
      <loext:graphic-properties draw:fill="solid" draw:fill-color="#666666"/>
      <style:paragraph-properties fo:text-align="center"/>
    </style:style>
    <style:style style:name="P37" style:family="paragraph">
      <loext:graphic-properties draw:fill="solid" draw:fill-color="#cccccc"/>
      <style:paragraph-properties fo:text-align="center"/>
    </style:style>
    <style:style style:name="P38" style:family="paragraph">
      <loext:graphic-properties draw:fill="gradient" draw:fill-gradient-name="Gradient_20_378"/>
      <style:paragraph-properties fo:text-align="center"/>
    </style:style>
    <style:style style:name="P39" style:family="paragraph">
      <loext:graphic-properties draw:fill="solid" draw:fill-color="#b47804"/>
      <style:paragraph-properties fo:text-align="center"/>
    </style:style>
    <style:style style:name="P40" style:family="paragraph">
      <loext:graphic-properties draw:fill="solid" draw:fill-color="#ffe994"/>
      <style:paragraph-properties fo:text-align="center"/>
    </style:style>
    <style:style style:name="P41" style:family="paragraph">
      <loext:graphic-properties draw:fill="solid" draw:fill-color="#999999"/>
      <style:paragraph-properties fo:text-align="center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eeeeee"/>
      <style:paragraph-properties fo:text-align="center"/>
    </style:style>
    <style:style style:name="P44" style:family="paragraph">
      <loext:graphic-properties draw:fill="none" draw:fill-color="#ffffff"/>
      <style:text-properties fo:font-size="5pt" style:font-size-asian="5pt" style:font-size-complex="5pt"/>
    </style:style>
    <style:style style:name="P45" style:family="paragraph">
      <loext:graphic-properties draw:fill="gradient" draw:fill-gradient-name="Gradient_20_399"/>
      <style:paragraph-properties fo:text-align="center"/>
    </style:style>
    <style:style style:name="P46" style:family="paragraph">
      <loext:graphic-properties draw:fill="solid" draw:fill-color="#b2b2b2"/>
      <style:paragraph-properties fo:text-align="center"/>
    </style:style>
    <style:style style:name="P47" style:family="paragraph">
      <loext:graphic-properties draw:fill="gradient" draw:fill-gradient-name="Gradient_20_724"/>
      <style:paragraph-properties fo:text-align="center"/>
    </style:style>
    <style:style style:name="P48" style:family="paragraph">
      <loext:graphic-properties draw:fill-color="#1c1c1c"/>
      <style:paragraph-properties fo:text-align="center"/>
    </style:style>
    <style:style style:name="P49" style:family="paragraph">
      <loext:graphic-properties draw:fill-color="#111111"/>
      <style:paragraph-properties fo:text-align="center"/>
    </style:style>
    <style:style style:name="P50" style:family="paragraph">
      <loext:graphic-properties draw:fill-color="#acb20c"/>
      <style:paragraph-properties fo:text-align="center"/>
    </style:style>
    <style:style style:name="P51" style:family="paragraph">
      <loext:graphic-properties draw:fill-color="#333333"/>
      <style:paragraph-properties fo:text-align="center"/>
    </style:style>
    <style:style style:name="P52" style:family="paragraph">
      <loext:graphic-properties draw:fill-color="#808080"/>
      <style:paragraph-properties fo:text-align="center"/>
    </style:style>
    <style:style style:name="P53" style:family="paragraph">
      <loext:graphic-properties draw:fill="gradient" draw:fill-color="#808080" draw:fill-gradient-name="Gradient_20_8" draw:opacity="100%"/>
      <style:paragraph-properties fo:text-align="center" style:writing-mode="lr-tb"/>
      <style:text-properties fo:font-size="6pt" style:font-size-asian="6pt" style:font-size-complex="6pt"/>
    </style:style>
    <style:style style:name="P54" style:family="paragraph">
      <loext:graphic-properties draw:fill="gradient" draw:fill-gradient-name="Gradient_20_404"/>
      <style:paragraph-properties fo:text-align="center"/>
    </style:style>
    <style:style style:name="P55" style:family="paragraph">
      <loext:graphic-properties draw:fill="none" draw:fill-color="#ffffff"/>
      <style:text-properties fo:color="#ffffff" loext:opacity="100%"/>
    </style:style>
    <style:style style:name="P56" style:family="paragraph">
      <loext:graphic-properties draw:fill="gradient" draw:fill-color="#111111" draw:fill-gradient-name="Gradient_20_440"/>
      <style:paragraph-properties fo:text-align="center"/>
    </style:style>
    <style:style style:name="P57" style:family="paragraph">
      <loext:graphic-properties draw:fill="gradient" draw:fill-gradient-name="Gradient_20_721"/>
      <style:paragraph-properties fo:text-align="center"/>
    </style:style>
    <style:style style:name="P58" style:family="paragraph">
      <loext:graphic-properties draw:fill="gradient" draw:fill-color="#e8a202" draw:fill-gradient-name="Gradient_20_722"/>
      <style:paragraph-properties fo:text-align="center"/>
    </style:style>
    <style:style style:name="P59" style:family="paragraph">
      <loext:graphic-properties draw:fill="gradient" draw:fill-color="#e8a202" draw:fill-gradient-name="Pastel_20_Bouquet"/>
      <style:paragraph-properties fo:text-align="center"/>
    </style:style>
    <style:style style:name="P60" style:family="paragraph">
      <loext:graphic-properties draw:fill="gradient" draw:fill-gradient-name="Gradient_20_723"/>
      <style:paragraph-properties fo:text-align="center"/>
    </style:style>
    <style:style style:name="P61" style:family="paragraph">
      <loext:graphic-properties draw:fill="gradient" draw:fill-gradient-name="Gradient_20_649"/>
      <style:paragraph-properties fo:text-align="center"/>
    </style:style>
    <style:style style:name="P62" style:family="paragraph">
      <loext:graphic-properties draw:fill="gradient" draw:fill-color="#111111" draw:fill-gradient-name="Gradient_20_651"/>
      <style:paragraph-properties fo:text-align="center"/>
    </style:style>
    <style:style style:name="P63" style:family="paragraph">
      <loext:graphic-properties draw:fill="solid" draw:fill-color="#333333" draw:opacity="50%"/>
      <style:paragraph-properties fo:text-align="center"/>
      <style:text-properties style:font-name="Inter Black" fo:font-weight="bold" style:font-weight-asian="bold" style:font-weight-complex="bold"/>
    </style:style>
    <style:style style:name="P64" style:family="paragraph">
      <loext:graphic-properties draw:fill="gradient" draw:fill-color="#111111" draw:fill-gradient-name="Gradient_20_676"/>
      <style:paragraph-properties fo:text-align="center"/>
    </style:style>
    <style:style style:name="P65" style:family="paragraph">
      <loext:graphic-properties draw:fill="gradient" draw:fill-color="#111111" draw:fill-gradient-name="Gradient_20_680"/>
      <style:paragraph-properties fo:text-align="center"/>
    </style:style>
    <style:style style:name="P66" style:family="paragraph">
      <loext:graphic-properties draw:fill="gradient" draw:fill-color="#111111" draw:fill-gradient-name="Gradient_20_683"/>
      <style:paragraph-properties fo:text-align="center"/>
    </style:style>
    <style:style style:name="P67" style:family="paragraph">
      <loext:graphic-properties draw:fill="gradient" draw:fill-color="#111111" draw:fill-gradient-name="Gradient_20_685"/>
      <style:paragraph-properties fo:text-align="center"/>
    </style:style>
    <style:style style:name="P68" style:family="paragraph">
      <loext:graphic-properties draw:fill="gradient" draw:fill-gradient-name="Gradient_20_699"/>
      <style:paragraph-properties fo:text-align="center"/>
    </style:style>
    <style:style style:name="P69" style:family="paragraph">
      <loext:graphic-properties draw:fill-color="#bdb76b"/>
      <style:paragraph-properties fo:text-align="center"/>
    </style:style>
    <style:style style:name="P70" style:family="paragraph">
      <loext:graphic-properties draw:fill-color="#696969"/>
      <style:paragraph-properties fo:text-align="center"/>
    </style:style>
    <style:style style:name="P71" style:family="paragraph">
      <loext:graphic-properties draw:fill-color="#708090"/>
      <style:paragraph-properties fo:text-align="center"/>
    </style:style>
    <style:style style:name="P72" style:family="paragraph">
      <loext:graphic-properties draw:fill="solid" draw:fill-color="#2f4f4f"/>
      <style:paragraph-properties fo:text-align="center"/>
    </style:style>
    <style:style style:name="P73" style:family="paragraph">
      <loext:graphic-properties draw:fill="gradient" draw:fill-gradient-name="Gradient_20_779"/>
      <style:paragraph-properties fo:text-align="center"/>
    </style:style>
    <style:style style:name="P74" style:family="paragraph">
      <loext:graphic-properties draw:fill="solid" draw:fill-color="#708090"/>
      <style:paragraph-properties fo:text-align="center"/>
    </style:style>
    <style:style style:name="P75" style:family="paragraph">
      <loext:graphic-properties draw:fill-color="#daa520"/>
      <style:paragraph-properties fo:text-align="center"/>
    </style:style>
    <style:style style:name="P76" style:family="paragraph">
      <loext:graphic-properties draw:fill="gradient" draw:fill-gradient-name="Gradient_20_795"/>
      <style:paragraph-properties fo:text-align="center"/>
    </style:style>
    <style:style style:name="P77" style:family="paragraph">
      <loext:graphic-properties draw:fill="gradient" draw:fill-gradient-name="Gradient_20_791"/>
      <style:paragraph-properties fo:text-align="center"/>
    </style:style>
    <style:style style:name="P78" style:family="paragraph">
      <loext:graphic-properties draw:fill="gradient" draw:fill-gradient-name="Gradient_20_797"/>
      <style:paragraph-properties fo:text-align="center"/>
    </style:style>
    <style:style style:name="P79" style:family="paragraph">
      <loext:graphic-properties draw:fill="gradient" draw:fill-gradient-name="Gradient_20_796"/>
      <style:paragraph-properties fo:text-align="center"/>
    </style:style>
    <style:style style:name="P80" style:family="paragraph">
      <loext:graphic-properties draw:fill="gradient" draw:fill-gradient-name="Gradient_20_798"/>
      <style:paragraph-properties fo:text-align="center"/>
    </style:style>
    <style:style style:name="P81" style:family="paragraph">
      <loext:graphic-properties draw:fill="gradient" draw:fill-gradient-name="Gradient_20_799"/>
      <style:paragraph-properties fo:text-align="center"/>
    </style:style>
    <style:style style:name="P82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5pt" style:font-size-asian="5pt" style:font-size-complex="5pt"/>
    </style:style>
    <style:style style:name="T3" style:family="text">
      <style:text-properties fo:color="#ffffff" loext:opacity="100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033cm" svg:y1="23.66cm" svg:x2="5.033cm" svg:y2="24.04cm">
          <text:p/>
        </draw:line>
        <draw:line draw:style-name="gr1" draw:text-style-name="P1" draw:layer="layout" svg:x1="6.633cm" svg:y1="23.66cm" svg:x2="6.633cm" svg:y2="24.04cm">
          <text:p/>
        </draw:line>
        <draw:g draw:style-name="gr2">
          <draw:line draw:style-name="gr3" draw:text-style-name="P1" draw:layer="layout" svg:x1="4.033cm" svg:y1="23.46cm" svg:x2="4.033cm" svg:y2="23.84cm">
            <text:p/>
          </draw:line>
          <draw:line draw:style-name="gr3" draw:text-style-name="P1" draw:layer="layout" svg:x1="4.533cm" svg:y1="23.46cm" svg:x2="4.533cm" svg:y2="23.84cm">
            <text:p/>
          </draw:line>
        </draw:g>
        <draw:frame draw:style-name="gr4" draw:text-style-name="P2" draw:layer="layout" svg:width="1.058cm" svg:height="0.489cm" draw:transform="rotate (-0.788190690200639) translate (5.152cm 9.834cm)">
          <draw:text-box>
            <text:p><text:span text:style-name="T1">S s</text:span></text:p>
          </draw:text-box>
        </draw:frame>
        <draw:frame draw:style-name="gr4" draw:text-style-name="P2" draw:layer="layout" svg:width="1.058cm" svg:height="0.489cm" draw:transform="rotate (0.268780704807127) translate (3.954cm 9.971cm)">
          <draw:text-box>
            <text:p><text:span text:style-name="T1">N s</text:span></text:p>
          </draw:text-box>
        </draw:frame>
        <draw:custom-shape draw:style-name="gr5" draw:text-style-name="P3" draw:layer="layout" svg:width="3.067cm" svg:height="3.417cm" draw:transform="rotate (0.785398163397448) translate (28.203cm 13.185cm)">
          <text:p/>
          <draw:enhanced-geometry svg:viewBox="0 0 21600 21600" draw:path-stretchpoint-x="10800" draw:path-stretchpoint-y="10800" draw:text-areas="?f3 ?f4 ?f5 ?f6" draw:type="round-rectangle" draw:modifiers="4702.50714059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067cm" svg:height="3.417cm" draw:transform="rotate (0.785398163397448) translate (24.803cm 13.544cm)">
          <text:p/>
          <draw:enhanced-geometry svg:viewBox="0 0 21600 21600" draw:path-stretchpoint-x="10800" draw:path-stretchpoint-y="10800" draw:text-areas="?f3 ?f4 ?f5 ?f6" draw:type="round-rectangle" draw:modifiers="4702.50714059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144cm" svg:height="0.889cm" svg:x="6.632cm" svg:y="3.224cm">
          <text:p/>
          <draw:enhanced-geometry svg:viewBox="0 0 21600 21600" draw:type="rectangle" draw:enhanced-path="M 0 0 L 21600 0 21600 21600 0 21600 0 0 Z N"/>
        </draw:custom-shape>
        <draw:g draw:style-name="gr7">
          <draw:custom-shape draw:style-name="gr8" draw:text-style-name="P5" draw:layer="layout" svg:width="1.143cm" svg:height="1.27cm" svg:x="6.645cm" svg:y="1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7">
            <draw:custom-shape draw:style-name="gr9" draw:text-style-name="P6" draw:layer="layout" svg:width="0.361cm" svg:height="0.156cm" svg:x="6.777cm" svg:y="1.9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6" draw:layer="layout" svg:width="0.361cm" svg:height="0.156cm" svg:x="7.295cm" svg:y="1.9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7">
            <draw:custom-shape draw:style-name="gr9" draw:text-style-name="P6" draw:layer="layout" svg:width="0.361cm" svg:height="0.156cm" svg:x="6.777cm" svg:y="2.3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6" draw:layer="layout" svg:width="0.361cm" svg:height="0.156cm" svg:x="7.295cm" svg:y="2.3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7">
            <draw:custom-shape draw:style-name="gr9" draw:text-style-name="P6" draw:layer="layout" svg:width="0.361cm" svg:height="0.156cm" svg:x="6.777cm" svg:y="2.7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6" draw:layer="layout" svg:width="0.361cm" svg:height="0.156cm" svg:x="7.295cm" svg:y="2.7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7">
          <draw:custom-shape draw:style-name="gr10" draw:text-style-name="P7" draw:layer="layout" svg:width="1.143cm" svg:height="1.27cm" svg:x="8.509cm" svg:y="1.811cm">
            <text:p/>
            <draw:enhanced-geometry svg:viewBox="0 0 21600 21600" draw:type="rectangle" draw:enhanced-path="M 0 0 L 21600 0 21600 21600 0 21600 0 0 Z N"/>
          </draw:custom-shape>
          <draw:g draw:style-name="gr7">
            <draw:custom-shape draw:style-name="gr9" draw:text-style-name="P6" draw:layer="layout" svg:width="0.361cm" svg:height="0.156cm" svg:x="8.641cm" svg:y="1.96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9.159cm" svg:y="1.968cm">
              <text:p/>
              <draw:enhanced-geometry svg:viewBox="0 0 21600 21600" draw:type="rectangle" draw:enhanced-path="M 0 0 L 21600 0 21600 21600 0 21600 0 0 Z N"/>
            </draw:custom-shape>
          </draw:g>
          <draw:g draw:style-name="gr7">
            <draw:custom-shape draw:style-name="gr9" draw:text-style-name="P6" draw:layer="layout" svg:width="0.361cm" svg:height="0.156cm" svg:x="8.641cm" svg:y="2.36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9.159cm" svg:y="2.369cm">
              <text:p/>
              <draw:enhanced-geometry svg:viewBox="0 0 21600 21600" draw:type="rectangle" draw:enhanced-path="M 0 0 L 21600 0 21600 21600 0 21600 0 0 Z N"/>
            </draw:custom-shape>
          </draw:g>
          <draw:g draw:style-name="gr7">
            <draw:custom-shape draw:style-name="gr9" draw:text-style-name="P6" draw:layer="layout" svg:width="0.361cm" svg:height="0.156cm" svg:x="8.641cm" svg:y="2.76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9.159cm" svg:y="2.76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7">
          <draw:custom-shape draw:style-name="gr11" draw:text-style-name="P8" draw:layer="layout" svg:width="1.143cm" svg:height="1.27cm" svg:x="10.981cm" svg:y="1.787cm">
            <text:p/>
            <draw:enhanced-geometry svg:viewBox="0 0 21600 21600" draw:type="rectangle" draw:enhanced-path="M 0 0 L 21600 0 21600 21600 0 21600 0 0 Z N"/>
          </draw:custom-shape>
          <draw:g draw:style-name="gr7">
            <draw:custom-shape draw:style-name="gr9" draw:text-style-name="P6" draw:layer="layout" svg:width="0.361cm" svg:height="0.156cm" svg:x="11.113cm" svg:y="1.94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11.631cm" svg:y="1.944cm">
              <text:p/>
              <draw:enhanced-geometry svg:viewBox="0 0 21600 21600" draw:type="rectangle" draw:enhanced-path="M 0 0 L 21600 0 21600 21600 0 21600 0 0 Z N"/>
            </draw:custom-shape>
          </draw:g>
          <draw:g draw:style-name="gr7">
            <draw:custom-shape draw:style-name="gr9" draw:text-style-name="P6" draw:layer="layout" svg:width="0.361cm" svg:height="0.156cm" svg:x="11.113cm" svg:y="2.34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11.631cm" svg:y="2.345cm">
              <text:p/>
              <draw:enhanced-geometry svg:viewBox="0 0 21600 21600" draw:type="rectangle" draw:enhanced-path="M 0 0 L 21600 0 21600 21600 0 21600 0 0 Z N"/>
            </draw:custom-shape>
          </draw:g>
          <draw:g draw:style-name="gr7">
            <draw:custom-shape draw:style-name="gr9" draw:text-style-name="P6" draw:layer="layout" svg:width="0.361cm" svg:height="0.156cm" svg:x="11.113cm" svg:y="2.74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11.631cm" svg:y="2.744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2" draw:text-style-name="P4" draw:layer="layout" svg:width="0.889cm" svg:height="0.889cm" svg:x="5.772cm" svg:y="3.234cm">
          <text:p/>
          <draw:enhanced-geometry svg:viewBox="0 0 21600 21600" draw:type="rectangle" draw:enhanced-path="M 0 0 L 21600 0 21600 21600 0 21600 0 0 Z N"/>
        </draw:custom-shape>
        <draw:g draw:style-name="gr7">
          <draw:path draw:style-name="gr13" draw:text-style-name="P9" draw:layer="layout" svg:width="0.376cm" svg:height="0.836cm" svg:x="6.015cm" svg:y="3.228cm" svg:viewBox="0 0 377 837" svg:d="M377 166c0 3 0 5 0 8v3c-1 6-2 12-3 18l-91 642h-189l-91-642c-1-6-2-12-3-18v-3c0-3 0-5 0-8 0-29 9-58 25-83 17-25 41-46 69-61 29-14 61-22 95-22 33 0 65 8 94 22 28 15 52 36 69 61 16 25 25 54 25 83z">
            <text:p/>
          </draw:path>
          <draw:custom-shape draw:style-name="gr14" draw:text-style-name="P10" draw:layer="layout" svg:width="0.331cm" svg:height="0.041cm" svg:x="6.038cm" svg:y="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7">
          <draw:path draw:style-name="gr15" draw:text-style-name="P11" draw:layer="layout" svg:width="0.376cm" svg:height="0.904cm" draw:transform="rotate (0.610865238198015) translate (5.17608880764566cm 3.46846930252173cm)" svg:viewBox="0 0 377 905" svg:d="M377 166c1 3 0 6 0 8l-1 3c1 7-1 12-2 19l-118 709-166-116-87-593c-2-6-2-13-3-18v-4c0-2 0-5 0-9 1-28 9-57 25-82s40-45 69-60c29-16 62-23 95-23s65 8 94 22c30 14 53 35 69 61s25 53 25 83z">
            <text:p/>
          </draw:path>
          <draw:custom-shape draw:style-name="gr16" draw:text-style-name="P12" draw:layer="layout" svg:width="0.331cm" svg:height="0.041cm" svg:x="5.639cm" svg:y="4.0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7">
          <draw:path draw:style-name="gr17" draw:text-style-name="P13" draw:layer="layout" svg:width="0.376cm" svg:height="0.904cm" draw:transform="rotate (-0.611039771123214) translate (7.5229929496893cm 3.25412245525945cm)" svg:viewBox="0 0 377 905" svg:d="M0 166c0 3 1 6 0 8l1 3c0 7 1 12 2 19l118 709 166-116 87-593c2-6 2-13 3-18v-4c0-2 0-5 0-9-1-28-8-57-25-82-16-25-40-45-69-61-29-15-62-22-95-22s-65 8-94 22-53 35-69 61-25 53-25 83z">
            <text:p/>
          </draw:path>
          <draw:custom-shape draw:style-name="gr18" draw:text-style-name="P14" draw:layer="layout" svg:width="0.331cm" svg:height="0.041cm" svg:x="7.039cm" svg:y="4.0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" draw:text-style-name="P2" draw:layer="layout" svg:width="0.245cm" svg:height="0.489cm" svg:x="7.661cm" svg:y="2.628cm">
          <draw:text-box>
            <text:p><text:span text:style-name="T1">1</text:span></text:p>
          </draw:text-box>
        </draw:frame>
        <draw:frame draw:style-name="gr4" draw:text-style-name="P2" draw:layer="layout" svg:width="0.245cm" svg:height="0.489cm" svg:x="7.665cm" svg:y="2.222cm">
          <draw:text-box>
            <text:p><text:span text:style-name="T1">2</text:span></text:p>
          </draw:text-box>
        </draw:frame>
        <draw:frame draw:style-name="gr4" draw:text-style-name="P2" draw:layer="layout" svg:width="0.245cm" svg:height="0.489cm" svg:x="7.666cm" svg:y="1.823cm">
          <draw:text-box>
            <text:p><text:span text:style-name="T1">3</text:span></text:p>
          </draw:text-box>
        </draw:frame>
        <draw:frame draw:style-name="gr4" draw:text-style-name="P2" draw:layer="layout" svg:width="0.245cm" svg:height="0.489cm" svg:x="6.65cm" svg:y="2.617cm">
          <draw:text-box>
            <text:p><text:span text:style-name="T1">4</text:span></text:p>
          </draw:text-box>
        </draw:frame>
        <draw:frame draw:style-name="gr4" draw:text-style-name="P2" draw:layer="layout" svg:width="0.245cm" svg:height="0.489cm" svg:x="6.651cm" svg:y="2.218cm">
          <draw:text-box>
            <text:p><text:span text:style-name="T1">5</text:span></text:p>
          </draw:text-box>
        </draw:frame>
        <draw:frame draw:style-name="gr4" draw:text-style-name="P2" draw:layer="layout" svg:width="0.245cm" svg:height="0.489cm" svg:x="6.652cm" svg:y="1.819cm">
          <draw:text-box>
            <text:p><text:span text:style-name="T1">6</text:span></text:p>
          </draw:text-box>
        </draw:frame>
        <draw:frame draw:style-name="gr4" draw:text-style-name="P2" draw:layer="layout" svg:width="0.245cm" svg:height="0.489cm" svg:x="9.526cm" svg:y="2.607cm">
          <draw:text-box>
            <text:p><text:span text:style-name="T1">1</text:span></text:p>
          </draw:text-box>
        </draw:frame>
        <draw:frame draw:style-name="gr4" draw:text-style-name="P2" draw:layer="layout" svg:width="0.245cm" svg:height="0.489cm" svg:x="9.53cm" svg:y="2.201cm">
          <draw:text-box>
            <text:p><text:span text:style-name="T1">2</text:span></text:p>
          </draw:text-box>
        </draw:frame>
        <draw:frame draw:style-name="gr4" draw:text-style-name="P2" draw:layer="layout" svg:width="0.245cm" svg:height="0.489cm" svg:x="9.531cm" svg:y="1.802cm">
          <draw:text-box>
            <text:p><text:span text:style-name="T1">3</text:span></text:p>
          </draw:text-box>
        </draw:frame>
        <draw:frame draw:style-name="gr4" draw:text-style-name="P2" draw:layer="layout" svg:width="0.245cm" svg:height="0.489cm" svg:x="8.515cm" svg:y="2.596cm">
          <draw:text-box>
            <text:p><text:span text:style-name="T1">4</text:span></text:p>
          </draw:text-box>
        </draw:frame>
        <draw:frame draw:style-name="gr4" draw:text-style-name="P2" draw:layer="layout" svg:width="0.245cm" svg:height="0.489cm" svg:x="8.516cm" svg:y="2.197cm">
          <draw:text-box>
            <text:p><text:span text:style-name="T1">5</text:span></text:p>
          </draw:text-box>
        </draw:frame>
        <draw:frame draw:style-name="gr4" draw:text-style-name="P2" draw:layer="layout" svg:width="0.245cm" svg:height="0.489cm" svg:x="8.517cm" svg:y="1.798cm">
          <draw:text-box>
            <text:p><text:span text:style-name="T1">6</text:span></text:p>
          </draw:text-box>
        </draw:frame>
        <draw:frame draw:style-name="gr4" draw:text-style-name="P2" draw:layer="layout" svg:width="0.245cm" svg:height="0.489cm" svg:x="12.001cm" svg:y="2.588cm">
          <draw:text-box>
            <text:p><text:span text:style-name="T1">1</text:span></text:p>
          </draw:text-box>
        </draw:frame>
        <draw:frame draw:style-name="gr4" draw:text-style-name="P2" draw:layer="layout" svg:width="0.245cm" svg:height="0.489cm" svg:x="12.005cm" svg:y="2.182cm">
          <draw:text-box>
            <text:p><text:span text:style-name="T1">2</text:span></text:p>
          </draw:text-box>
        </draw:frame>
        <draw:frame draw:style-name="gr4" draw:text-style-name="P2" draw:layer="layout" svg:width="0.245cm" svg:height="0.489cm" svg:x="12.006cm" svg:y="1.783cm">
          <draw:text-box>
            <text:p><text:span text:style-name="T1">3</text:span></text:p>
          </draw:text-box>
        </draw:frame>
        <draw:frame draw:style-name="gr4" draw:text-style-name="P2" draw:layer="layout" svg:width="0.245cm" svg:height="0.489cm" svg:x="10.99cm" svg:y="2.577cm">
          <draw:text-box>
            <text:p><text:span text:style-name="T1">4</text:span></text:p>
          </draw:text-box>
        </draw:frame>
        <draw:frame draw:style-name="gr4" draw:text-style-name="P2" draw:layer="layout" svg:width="0.245cm" svg:height="0.489cm" svg:x="10.991cm" svg:y="2.178cm">
          <draw:text-box>
            <text:p><text:span text:style-name="T1">5</text:span></text:p>
          </draw:text-box>
        </draw:frame>
        <draw:frame draw:style-name="gr4" draw:text-style-name="P2" draw:layer="layout" svg:width="0.245cm" svg:height="0.489cm" svg:x="10.992cm" svg:y="1.779cm">
          <draw:text-box>
            <text:p><text:span text:style-name="T1">6</text:span></text:p>
          </draw:text-box>
        </draw:frame>
        <draw:g draw:style-name="gr2">
          <draw:line draw:style-name="gr19" draw:text-style-name="P1" draw:layer="layout" svg:x1="22.85cm" svg:y1="14.84cm" svg:x2="22.798cm" svg:y2="15.258cm">
            <text:p/>
          </draw:line>
          <draw:line draw:style-name="gr20" draw:text-style-name="P1" draw:layer="layout" svg:x1="22.845cm" svg:y1="14.796cm" svg:x2="23.018cm" svg:y2="15.245cm">
            <text:p/>
          </draw:line>
          <draw:line draw:style-name="gr21" draw:text-style-name="P1" draw:layer="layout" svg:x1="22.854cm" svg:y1="14.844cm" svg:x2="23.199cm" svg:y2="15.152cm">
            <text:p/>
          </draw:line>
          <draw:line draw:style-name="gr22" draw:text-style-name="P1" draw:layer="layout" svg:x1="22.85cm" svg:y1="14.84cm" svg:x2="22.564cm" svg:y2="15.188cm">
            <text:p/>
          </draw:line>
          <draw:path draw:style-name="gr23" draw:text-style-name="P1" draw:layer="layout" svg:width="1.184cm" svg:height="0.747cm" draw:transform="rotate (-0.133866753627966) translate (21.7811019270506cm 14.0326905127984cm)" svg:viewBox="0 0 1185 748" svg:d="M0 46c1079-174 1090 166 1185 702">
            <text:p/>
          </draw:path>
        </draw:g>
        <draw:custom-shape draw:style-name="gr24" draw:text-style-name="P15" draw:layer="layout" svg:width="8.414cm" svg:height="1.799cm" svg:x="13.67cm" svg:y="13.06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7">
          <draw:g draw:style-name="gr7">
            <draw:custom-shape draw:style-name="gr25" draw:text-style-name="P1" draw:layer="layout" svg:width="7.061cm" svg:height="3.886cm" svg:x="26.258cm" svg:y="24.496cm">
              <text:p/>
              <draw:enhanced-geometry svg:viewBox="0 0 21600 21600" draw:path-stretchpoint-x="10800" draw:path-stretchpoint-y="10800" draw:text-areas="?f3 ?f4 ?f5 ?f6" draw:type="round-rectangle" draw:modifiers="630.5174701459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7">
              <draw:custom-shape draw:style-name="gr26" draw:text-style-name="P1" draw:layer="layout" svg:width="0.229cm" svg:height="0.229cm" svg:x="33.589cm" svg:y="26.3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7" draw:text-style-name="P17" draw:layer="layout" svg:width="0.229cm" svg:height="0.229cm" svg:x="25.759cm" svg:y="26.325cm">
                <text:p text:style-name="P16"><text:s text:c="5"/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28" draw:text-style-name="P1" draw:layer="layout" svg:width="7.051cm" svg:height="3.908cm" draw:transform="rotate (-3.14159265358979) translate (33.314cm 28.443cm)">
              <draw:image xlink:href="Pictures/100000000000050000000500EC2AE9D4.jpg" xlink:type="simple" xlink:show="embed" xlink:actuate="onLoad" draw:mime-type="image/jpeg">
                <text:p/>
              </draw:image>
            </draw:frame>
          </draw:g>
          <draw:g draw:style-name="gr7">
            <draw:custom-shape draw:style-name="gr29" draw:text-style-name="P1" draw:layer="layout" svg:width="9.119cm" svg:height="4.521cm" svg:x="25.229cm" svg:y="24.179cm">
              <text:p/>
              <draw:enhanced-geometry svg:viewBox="0 0 21600 21600" draw:path-stretchpoint-x="10800" draw:path-stretchpoint-y="10800" draw:text-areas="?f3 ?f4 ?f5 ?f6" draw:type="round-rectangle" draw:modifiers="630.5174701459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7">
              <draw:g draw:style-name="gr7">
                <draw:custom-shape draw:style-name="gr26" draw:text-style-name="P1" draw:layer="layout" svg:width="0.229cm" svg:height="0.229cm" svg:x="33.885cm" svg:y="24.50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7" draw:text-style-name="P17" draw:layer="layout" svg:width="0.229cm" svg:height="0.229cm" svg:x="25.462cm" svg:y="24.505cm">
                  <text:p text:style-name="P16"><text:s text:c="5"/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 draw:style-name="gr7">
                <draw:custom-shape draw:style-name="gr26" draw:text-style-name="P1" draw:layer="layout" svg:width="0.229cm" svg:height="0.229cm" svg:x="33.885cm" svg:y="28.14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7" draw:text-style-name="P17" draw:layer="layout" svg:width="0.229cm" svg:height="0.229cm" svg:x="25.462cm" svg:y="28.145cm">
                  <text:p text:style-name="P16"><text:s text:c="5"/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</draw:g>
        <draw:g draw:style-name="gr7">
          <draw:custom-shape draw:style-name="gr30" draw:text-style-name="P18" draw:layer="layout" svg:width="0.401cm" svg:height="0.402cm" svg:x="26.175cm" svg:y="19.1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8" draw:layer="layout" svg:width="0.404cm" svg:height="0.407cm" svg:x="36.509cm" svg:y="19.1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3.1cm" svg:height="3.235cm" draw:transform="skewX (0.0188495559215388) rotate (0.785398163397448) translate (25.468cm 19.362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42.73933309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8" draw:layer="layout" svg:width="3.094cm" svg:height="3.238cm" draw:transform="skewX (0.0204203522483337) rotate (0.785398163397448) translate (33.253cm 19.253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42.73933309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8.682cm" svg:height="4.133cm" svg:x="27.237cm" svg:y="17.2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969.829172141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20" draw:layer="layout" svg:width="0.429cm" svg:height="0.436cm" svg:x="28.845cm" svg:y="19.1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0" draw:layer="layout" svg:width="0.427cm" svg:height="0.439cm" svg:x="29.822cm" svg:y="19.1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0" draw:layer="layout" svg:width="0.429cm" svg:height="0.439cm" svg:x="30.794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0" draw:layer="layout" svg:width="0.429cm" svg:height="0.439cm" svg:x="31.766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0" draw:layer="layout" svg:width="0.425cm" svg:height="0.439cm" svg:x="32.741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0" draw:layer="layout" svg:width="0.427cm" svg:height="0.439cm" svg:x="33.708cm" svg:y="19.1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7" draw:text-style-name="P21" draw:layer="layout" svg:width="0.485cm" svg:height="0.485cm" svg:x="26.899cm" svg:y="14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7">
          <draw:g draw:style-name="gr7">
            <draw:g draw:style-name="gr2">
              <draw:line draw:style-name="gr21" draw:text-style-name="P1" draw:layer="layout" svg:x1="20.115cm" svg:y1="20.751cm" svg:x2="20.274cm" svg:y2="21.02cm">
                <text:p/>
              </draw:line>
              <draw:line draw:style-name="gr38" draw:text-style-name="P1" draw:layer="layout" svg:x1="20.111cm" svg:y1="20.747cm" svg:x2="19.961cm" svg:y2="21.011cm">
                <text:p/>
              </draw:line>
            </draw:g>
            <draw:path draw:style-name="gr23" draw:text-style-name="P1" draw:layer="layout" svg:width="1.184cm" svg:height="0.747cm" draw:transform="rotate (-0.133866753627966) translate (19.0421019270506cm 19.9396905127984cm)" svg:viewBox="0 0 1185 748" svg:d="M0 46c1079-174 1090 166 1185 702">
              <text:p/>
            </draw:path>
          </draw:g>
          <draw:g draw:style-name="gr7">
            <draw:custom-shape draw:style-name="gr39" draw:text-style-name="P3" draw:layer="layout" svg:width="8.621cm" svg:height="3.513cm" svg:x="10.894cm" svg:y="16.752cm">
              <text:p/>
              <draw:enhanced-geometry svg:viewBox="0 0 21600 21600" draw:path-stretchpoint-x="10800" draw:path-stretchpoint-y="10800" draw:text-areas="?f3 ?f4 ?f5 ?f6" draw:type="round-rectangle" draw:modifiers="1894.1704035874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7">
              <draw:custom-shape draw:style-name="gr40" draw:text-style-name="P22" draw:layer="layout" svg:width="0.429cm" svg:height="0.436cm" svg:x="12.559cm" svg:y="18.27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1" draw:text-style-name="P22" draw:layer="layout" svg:width="0.427cm" svg:height="0.439cm" svg:x="13.536cm" svg:y="18.2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1" draw:text-style-name="P22" draw:layer="layout" svg:width="0.429cm" svg:height="0.439cm" svg:x="14.508cm" svg:y="18.27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1" draw:text-style-name="P22" draw:layer="layout" svg:width="0.429cm" svg:height="0.439cm" svg:x="15.48cm" svg:y="18.27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1" draw:text-style-name="P22" draw:layer="layout" svg:width="0.425cm" svg:height="0.439cm" svg:x="16.455cm" svg:y="18.27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1" draw:text-style-name="P22" draw:layer="layout" svg:width="0.427cm" svg:height="0.439cm" svg:x="17.422cm" svg:y="18.27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7">
              <draw:g draw:style-name="gr7">
                <draw:custom-shape draw:style-name="gr42" draw:text-style-name="P10" draw:layer="layout" svg:width="0.309cm" svg:height="0.309cm" draw:transform="rotate (0.226892802759263) translate (13.078cm 18.367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3" draw:text-style-name="P1" draw:layer="layout" svg:x1="13.125cm" svg:y1="18.524cm" svg:x2="13.408cm" svg:y2="18.459cm">
                  <text:p/>
                </draw:line>
              </draw:g>
              <draw:g draw:style-name="gr7">
                <draw:custom-shape draw:style-name="gr42" draw:text-style-name="P10" draw:layer="layout" svg:width="0.309cm" svg:height="0.309cm" draw:transform="rotate (-1.01229096615671) translate (17.166cm 18.269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3" draw:text-style-name="P1" draw:layer="layout" svg:x1="17.033cm" svg:y1="18.364cm" svg:x2="17.187cm" svg:y2="18.61cm">
                  <text:p/>
                </draw:line>
              </draw:g>
            </draw:g>
          </draw:g>
        </draw:g>
        <draw:frame draw:style-name="gr44" draw:text-style-name="P1" draw:layer="layout" svg:width="3.81cm" svg:height="2.921cm" svg:x="-4.009cm" svg:y="7.614cm">
          <draw:image xlink:href="Pictures/10000001000001D60000016FCD6B9CA5.png" xlink:type="simple" xlink:show="embed" xlink:actuate="onLoad" draw:mime-type="image/png">
            <text:p/>
          </draw:image>
        </draw:frame>
        <draw:frame draw:style-name="gr44" draw:text-style-name="P1" draw:layer="layout" svg:width="4.369cm" svg:height="2.54cm" svg:x="-9.732cm" svg:y="12.366cm">
          <draw:image xlink:href="Pictures/10000001000001D600000110AF328575.png" xlink:type="simple" xlink:show="embed" xlink:actuate="onLoad" draw:mime-type="image/png">
            <text:p/>
          </draw:image>
        </draw:frame>
        <draw:g draw:style-name="gr7">
          <draw:custom-shape draw:style-name="gr45" draw:text-style-name="P23" draw:layer="layout" svg:width="0.41cm" svg:height="4.078cm" svg:x="-6.782cm" svg:y="17.00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21" draw:layer="layout" svg:width="0.265cm" svg:height="0.583cm" svg:x="-6.176cm" svg:y="17.2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4" draw:layer="layout" svg:width="0.221cm" svg:height="0.461cm" svg:x="-6.695cm" svg:y="17.10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21" draw:layer="layout" svg:width="0.221cm" svg:height="0.461cm" svg:x="-6.695cm" svg:y="17.108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21" draw:layer="layout" svg:width="0.221cm" svg:height="0.461cm" svg:x="-6.69cm" svg:y="20.51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9" draw:text-style-name="P25" draw:layer="layout" svg:width="2.05cm" svg:height="2.894cm" svg:x="-6.341cm" svg:y="17.126cm" svg:viewBox="0 0 2051 2895" svg:d="M0 2895v-1958h6v-656c0-25 3-49 10-73 6-23 15-46 28-67 12-22 27-41 44-59 18-17 37-32 59-44 21-13 44-22 67-28 24-7 48-10 73-10s49 3 73 10c23 6 46 15 68 28 21 12 40 27 58 44 17 18 32 37 44 59 13 21 22 44 28 67 7 23 10 47 10 72v1 656h1483v1958z">
            <text:p/>
          </draw:path>
          <draw:path draw:style-name="gr50" draw:text-style-name="P25" draw:layer="layout" svg:width="0.525cm" svg:height="0.918cm" svg:x="-6.317cm" svg:y="17.144cm" svg:viewBox="0 0 526 919" svg:d="M526 919v-656c0-23-3-46-9-68s-15-44-26-63c-12-20-26-39-42-55s-35-30-54-42c-20-11-42-20-64-26s-45-9-68-9-46 3-68 9-44 15-63 26c-20 12-39 26-55 42s-30 35-42 55c-11 19-20 41-26 63s-9 45-9 68v656z">
            <text:p/>
          </draw:path>
          <draw:custom-shape draw:style-name="gr51" draw:text-style-name="P26" draw:layer="layout" svg:width="0.939cm" svg:height="1.437cm" svg:x="-3.786cm" svg:y="18.312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27" draw:layer="layout" svg:width="0.146cm" svg:height="1.437cm" svg:x="-3.935cm" svg:y="18.312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8" draw:layer="layout" svg:width="0.534cm" svg:height="0.524cm" svg:x="-2.806cm" svg:y="18.7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29" draw:layer="layout" svg:width="0.831cm" svg:height="0.524cm" svg:x="-2.239cm" svg:y="18.79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30" draw:layer="layout" svg:width="0.081cm" svg:height="0.707cm" svg:x="-2.482cm" svg:y="18.70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1" draw:layer="layout" svg:width="0.221cm" svg:height="0.461cm" svg:x="-6.195cm" svg:y="17.40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6" draw:text-style-name="P1" draw:layer="layout" svg:x1="-3.756cm" svg:y1="18.321cm" svg:x2="-3.756cm" svg:y2="19.721cm">
            <text:p/>
          </draw:line>
          <draw:line draw:style-name="gr56" draw:text-style-name="P1" draw:layer="layout" svg:x1="-3.721cm" svg:y1="18.321cm" svg:x2="-3.721cm" svg:y2="19.721cm">
            <text:p/>
          </draw:line>
          <draw:line draw:style-name="gr57" draw:text-style-name="P1" draw:layer="layout" svg:x1="-3.693cm" svg:y1="18.321cm" svg:x2="-3.693cm" svg:y2="19.721cm">
            <text:p text:style-name="P16"><text:s/></text:p>
          </draw:line>
          <draw:line draw:style-name="gr57" draw:text-style-name="P1" draw:layer="layout" svg:x1="-3.659cm" svg:y1="18.321cm" svg:x2="-3.659cm" svg:y2="19.721cm">
            <text:p text:style-name="P16"><text:s/></text:p>
          </draw:line>
          <draw:line draw:style-name="gr57" draw:text-style-name="P1" draw:layer="layout" svg:x1="-3.625cm" svg:y1="18.321cm" svg:x2="-3.625cm" svg:y2="19.721cm">
            <text:p text:style-name="P16"><text:s/></text:p>
          </draw:line>
          <draw:line draw:style-name="gr57" draw:text-style-name="P1" draw:layer="layout" svg:x1="-3.583cm" svg:y1="18.321cm" svg:x2="-3.583cm" svg:y2="19.721cm">
            <text:p text:style-name="P16"><text:s/></text:p>
          </draw:line>
          <draw:line draw:style-name="gr57" draw:text-style-name="P1" draw:layer="layout" svg:x1="-3.545cm" svg:y1="18.321cm" svg:x2="-3.545cm" svg:y2="19.721cm">
            <text:p text:style-name="P16"><text:s text:c="2"/></text:p>
          </draw:line>
          <draw:line draw:style-name="gr57" draw:text-style-name="P1" draw:layer="layout" svg:x1="-3.495cm" svg:y1="18.321cm" svg:x2="-3.495cm" svg:y2="19.721cm">
            <text:p text:style-name="P16"><text:s text:c="2"/></text:p>
          </draw:line>
          <draw:line draw:style-name="gr57" draw:text-style-name="P1" draw:layer="layout" svg:x1="-3.453cm" svg:y1="18.321cm" svg:x2="-3.453cm" svg:y2="19.721cm">
            <text:p text:style-name="P16"><text:s text:c="2"/></text:p>
          </draw:line>
          <draw:line draw:style-name="gr56" draw:text-style-name="P1" draw:layer="layout" svg:x1="-3.421cm" svg:y1="18.321cm" svg:x2="-3.421cm" svg:y2="19.721cm">
            <text:p/>
          </draw:line>
          <draw:line draw:style-name="gr56" draw:text-style-name="P1" draw:layer="layout" svg:x1="-3.386cm" svg:y1="18.321cm" svg:x2="-3.386cm" svg:y2="19.721cm">
            <text:p/>
          </draw:line>
          <draw:line draw:style-name="gr57" draw:text-style-name="P1" draw:layer="layout" svg:x1="-3.248cm" svg:y1="18.321cm" svg:x2="-3.248cm" svg:y2="19.721cm">
            <text:p text:style-name="P16"><text:s/></text:p>
          </draw:line>
          <draw:line draw:style-name="gr57" draw:text-style-name="P1" draw:layer="layout" svg:x1="-3.21cm" svg:y1="18.321cm" svg:x2="-3.21cm" svg:y2="19.721cm">
            <text:p text:style-name="P16"><text:s text:c="2"/></text:p>
          </draw:line>
          <draw:line draw:style-name="gr57" draw:text-style-name="P1" draw:layer="layout" svg:x1="-3.16cm" svg:y1="18.321cm" svg:x2="-3.16cm" svg:y2="19.721cm">
            <text:p text:style-name="P16"><text:s text:c="2"/></text:p>
          </draw:line>
          <draw:line draw:style-name="gr57" draw:text-style-name="P1" draw:layer="layout" svg:x1="-3.118cm" svg:y1="18.321cm" svg:x2="-3.118cm" svg:y2="19.721cm">
            <text:p text:style-name="P16"><text:s text:c="2"/></text:p>
          </draw:line>
          <draw:line draw:style-name="gr56" draw:text-style-name="P1" draw:layer="layout" svg:x1="-3.326cm" svg:y1="18.321cm" svg:x2="-3.326cm" svg:y2="19.721cm">
            <text:p/>
          </draw:line>
          <draw:line draw:style-name="gr56" draw:text-style-name="P1" draw:layer="layout" svg:x1="-3.291cm" svg:y1="18.321cm" svg:x2="-3.291cm" svg:y2="19.721cm">
            <text:p/>
          </draw:line>
          <draw:line draw:style-name="gr57" draw:text-style-name="P1" draw:layer="layout" svg:x1="-3.153cm" svg:y1="18.321cm" svg:x2="-3.153cm" svg:y2="19.721cm">
            <text:p text:style-name="P16"><text:s/></text:p>
          </draw:line>
          <draw:line draw:style-name="gr57" draw:text-style-name="P1" draw:layer="layout" svg:x1="-3.115cm" svg:y1="18.321cm" svg:x2="-3.115cm" svg:y2="19.721cm">
            <text:p text:style-name="P16"><text:s text:c="2"/></text:p>
          </draw:line>
          <draw:line draw:style-name="gr57" draw:text-style-name="P1" draw:layer="layout" svg:x1="-3.065cm" svg:y1="18.321cm" svg:x2="-3.065cm" svg:y2="19.721cm">
            <text:p text:style-name="P16"><text:s text:c="2"/></text:p>
          </draw:line>
          <draw:line draw:style-name="gr57" draw:text-style-name="P1" draw:layer="layout" svg:x1="-3.023cm" svg:y1="18.321cm" svg:x2="-3.023cm" svg:y2="19.721cm">
            <text:p text:style-name="P16"><text:s text:c="2"/></text:p>
          </draw:line>
          <draw:line draw:style-name="gr56" draw:text-style-name="P1" draw:layer="layout" svg:x1="-3.185cm" svg:y1="18.321cm" svg:x2="-3.185cm" svg:y2="19.721cm">
            <text:p/>
          </draw:line>
          <draw:line draw:style-name="gr56" draw:text-style-name="P1" draw:layer="layout" svg:x1="-3.15cm" svg:y1="18.321cm" svg:x2="-3.15cm" svg:y2="19.721cm">
            <text:p/>
          </draw:line>
          <draw:line draw:style-name="gr57" draw:text-style-name="P1" draw:layer="layout" svg:x1="-3.012cm" svg:y1="18.321cm" svg:x2="-3.012cm" svg:y2="19.721cm">
            <text:p text:style-name="P16"><text:s/></text:p>
          </draw:line>
          <draw:line draw:style-name="gr57" draw:text-style-name="P1" draw:layer="layout" svg:x1="-2.974cm" svg:y1="18.321cm" svg:x2="-2.974cm" svg:y2="19.721cm">
            <text:p text:style-name="P16"><text:s text:c="2"/></text:p>
          </draw:line>
          <draw:line draw:style-name="gr57" draw:text-style-name="P1" draw:layer="layout" svg:x1="-2.924cm" svg:y1="18.321cm" svg:x2="-2.924cm" svg:y2="19.721cm">
            <text:p text:style-name="P16"><text:s text:c="2"/></text:p>
          </draw:line>
          <draw:line draw:style-name="gr57" draw:text-style-name="P1" draw:layer="layout" svg:x1="-2.882cm" svg:y1="18.321cm" svg:x2="-2.882cm" svg:y2="19.721cm">
            <text:p text:style-name="P16"><text:s text:c="2"/></text:p>
          </draw:line>
          <draw:g draw:style-name="gr2">
            <draw:line draw:style-name="gr56" draw:text-style-name="P1" draw:layer="layout" svg:x1="-2.174cm" svg:y1="18.797cm" svg:x2="-2.174cm" svg:y2="19.333cm">
              <text:p/>
            </draw:line>
            <draw:line draw:style-name="gr56" draw:text-style-name="P1" draw:layer="layout" svg:x1="-2.139cm" svg:y1="18.797cm" svg:x2="-2.139cm" svg:y2="19.333cm">
              <text:p/>
            </draw:line>
          </draw:g>
          <draw:custom-shape draw:style-name="gr58" draw:text-style-name="P31" draw:layer="layout" svg:width="0.256cm" svg:height="1.844cm" svg:x="-3.398cm" svg:y="18.0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15" draw:layer="layout" svg:width="1.383cm" svg:height="0.871cm" svg:x="-5.54cm" svg:y="18.6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32" draw:layer="layout" svg:width="0.356cm" svg:height="1.987cm" svg:x="-4.298cm" svg:y="18.064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33" draw:layer="layout" svg:width="1.383cm" svg:height="0.871cm" svg:x="-6.34cm" svg:y="18.61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34" draw:layer="layout" svg:width="0.801cm" svg:height="2.174cm" svg:x="-6.84cm" svg:y="17.962cm">
            <text:p/>
            <draw:enhanced-geometry svg:viewBox="0 0 21600 21600" draw:type="rectangle" draw:enhanced-path="M 0 0 L 21600 0 21600 21600 0 21600 0 0 Z N"/>
          </draw:custom-shape>
          <draw:g draw:style-name="gr7">
            <draw:custom-shape draw:style-name="gr63" draw:text-style-name="P35" draw:layer="layout" svg:width="0.441cm" svg:height="0.441cm" svg:x="-6.711cm" svg:y="18.2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style-name="gr2">
              <draw:line draw:style-name="gr64" draw:text-style-name="P1" draw:layer="layout" svg:x1="-6.652cm" svg:y1="18.303cm" svg:x2="-6.325cm" svg:y2="18.625cm">
                <text:p/>
              </draw:line>
              <draw:line draw:style-name="gr64" draw:text-style-name="P1" draw:layer="layout" svg:x1="-6.325cm" svg:y1="18.303cm" svg:x2="-6.652cm" svg:y2="18.625cm">
                <text:p/>
              </draw:line>
            </draw:g>
          </draw:g>
          <draw:g draw:style-name="gr7">
            <draw:custom-shape draw:style-name="gr65" draw:text-style-name="P36" draw:layer="layout" svg:width="0.441cm" svg:height="0.441cm" svg:x="-6.711cm" svg:y="19.3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style-name="gr2">
              <draw:line draw:style-name="gr64" draw:text-style-name="P1" draw:layer="layout" svg:x1="-6.651cm" svg:y1="19.403cm" svg:x2="-6.324cm" svg:y2="19.725cm">
                <text:p/>
              </draw:line>
              <draw:line draw:style-name="gr64" draw:text-style-name="P1" draw:layer="layout" svg:x1="-6.324cm" svg:y1="19.403cm" svg:x2="-6.651cm" svg:y2="19.725cm">
                <text:p/>
              </draw:line>
            </draw:g>
          </draw:g>
        </draw:g>
        <draw:g draw:style-name="gr7">
          <draw:g draw:style-name="gr7">
            <draw:path draw:style-name="gr66" draw:text-style-name="P37" draw:layer="layout" svg:width="0.707cm" svg:height="0.526cm" svg:x="2.081cm" svg:y="7.01cm" svg:viewBox="0 0 708 527" svg:d="M250 171c0-12-3-24-10-34-6-11-15-20-26-26s-23-9-36-9-25 3-36 9-20 15-26 26c-7 10-10 22-10 34s3 24 10 35c6 10 15 19 26 25s23 9 36 9 25-3 36-9 20-15 26-25c7-11 10-23 10-35zM20 80c0-1 0-1 0-1 7-11 15-22 24-31 10-10 21-19 32-26 12-7 24-12 37-16s27-6 40-6c2 0 3 0 4 0 13 0 26 2 38 5s24 8 35 14l399 219c12 6 23 14 32 23 10 10 18 20 25 32 7 11 12 24 16 36 4 13 6 27 6 40 0 1 0 1 0 1 0 14-2 27-5 40-4 13-9 25-15 36l-1 1c-6 12-14 23-24 32-9 10-20 18-32 25-11 7-24 13-37 17-13 3-26 5-40 6-1 0-2 0-3 0-13 0-26-2-38-5-13-3-25-8-36-14h-1l-397-219c-12-6-23-14-33-24-9-9-18-19-25-31-7-11-12-24-15-37-4-13-6-26-6-40v-1c0-13 2-26 5-39 4-13 9-25 15-37z">
              <text:p/>
            </draw:path>
            <draw:path draw:style-name="gr67" draw:text-style-name="P1" draw:layer="layout" svg:width="1.578cm" svg:height="0.402cm" draw:transform="skewX (0.00331612557878926) rotate (2.96985225519355) translate (2.72977461928933cm 8.262897046252cm)" svg:viewBox="0 0 1579 403" svg:d="M0 0c1451 0 1395 33 1487 23 50 27 96 84 92 140-3 47-48 90-92 111-55 26-124-17-180 5-60 22-82 122-147 124-31-7-192-148-192-148">
              <text:p/>
            </draw:path>
            <draw:path draw:style-name="gr68" draw:text-style-name="P37" draw:layer="layout" svg:width="0.754cm" svg:height="0.379cm" svg:x="2.133cm" svg:y="7.467cm" svg:viewBox="0 0 755 380" svg:d="M201 248c0-12-4-24-10-34-6-11-15-19-26-25-11-7-24-10-36-10-13 0-25 3-36 10-11 6-20 14-27 25-6 10-9 22-9 34s3 24 9 34c7 11 16 19 27 25s23 10 36 10c12 0 25-4 36-10s20-14 26-25c6-10 10-22 10-34zM745 210c-5 12-11 24-19 35-7 11-17 21-27 29-10 9-22 16-34 21-12 6-24 10-38 12l-451 71c-8 2-16 2-23 2-19 0-38-3-55-10-13-5-24-12-35-20-11-7-20-17-29-27-8-11-15-22-21-35-5-12-9-25-11-38-1-8-2-17-2-25 0-19 3-37 10-55 5-12 11-24 19-35 7-11 17-21 27-29 10-9 22-16 34-21 12-6 24-9 38-12l451-71c8-1 16-2 23-2 19 0 38 3 55 10 13 5 24 12 35 20s20 17 29 27c8 11 15 23 21 35 5 12 9 25 11 38 1 9 2 17 2 25 0 19-3 37-10 55z">
              <text:p/>
            </draw:path>
            <draw:custom-shape draw:style-name="gr69" draw:text-style-name="P38" draw:layer="layout" svg:width="0.511cm" svg:height="0.675cm" svg:x="3.078cm" svg:y="7.2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39" draw:layer="layout" svg:width="0.113cm" svg:height="1.321cm" svg:x="2.727cm" svg:y="6.9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40" draw:layer="layout" svg:width="0.12cm" svg:height="1.235cm" svg:x="2.852cm" svg:y="7.0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2" draw:text-style-name="P37" draw:layer="layout" svg:width="0.079cm" svg:height="0.863cm" svg:x="2.995cm" svg:y="7.1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3" draw:text-style-name="P41" draw:layer="layout" svg:width="0.052cm" svg:height="0.695cm" svg:x="3.086cm" svg:y="7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4" draw:text-style-name="P42" draw:layer="layout" svg:width="0.037cm" svg:height="1.103cm" svg:x="3.189cm" svg:y="7.0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43" draw:layer="layout" svg:width="0.215cm" svg:height="0.263cm" svg:x="3.229cm" svg:y="7.112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6" draw:text-style-name="P37" draw:layer="layout" svg:width="0.205cm" svg:height="0.244cm" svg:x="3.244cm" svg:y="7.9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7" draw:text-style-name="P37" draw:layer="layout" svg:width="0.115cm" svg:height="0.789cm" svg:x="2.599cm" svg:y="7.1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6" draw:text-style-name="P1" draw:layer="layout" svg:x1="3.538cm" svg:y1="7.301cm" svg:x2="3.538cm" svg:y2="7.948cm">
              <text:p/>
            </draw:line>
            <draw:line draw:style-name="gr56" draw:text-style-name="P1" draw:layer="layout" svg:x1="3.514cm" svg:y1="7.302cm" svg:x2="3.514cm" svg:y2="7.949cm">
              <text:p/>
            </draw:line>
            <draw:line draw:style-name="gr56" draw:text-style-name="P1" draw:layer="layout" svg:x1="3.49cm" svg:y1="7.303cm" svg:x2="3.49cm" svg:y2="7.95cm">
              <text:p/>
            </draw:line>
            <draw:line draw:style-name="gr56" draw:text-style-name="P1" draw:layer="layout" svg:x1="3.466cm" svg:y1="7.304cm" svg:x2="3.466cm" svg:y2="7.951cm">
              <text:p/>
            </draw:line>
            <draw:line draw:style-name="gr56" draw:text-style-name="P1" draw:layer="layout" svg:x1="3.466cm" svg:y1="7.305cm" svg:x2="3.466cm" svg:y2="7.952cm">
              <text:p/>
            </draw:line>
            <draw:line draw:style-name="gr56" draw:text-style-name="P1" draw:layer="layout" svg:x1="3.444cm" svg:y1="7.306cm" svg:x2="3.444cm" svg:y2="7.953cm">
              <text:p/>
            </draw:line>
            <draw:line draw:style-name="gr56" draw:text-style-name="P1" draw:layer="layout" svg:x1="3.56cm" svg:y1="7.302cm" svg:x2="3.56cm" svg:y2="7.949cm">
              <text:p/>
            </draw:line>
            <draw:custom-shape draw:style-name="gr78" draw:text-style-name="P25" draw:layer="layout" svg:width="0.215cm" svg:height="0.524cm" svg:x="3.231cm" svg:y="7.353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</draw:g>
          <draw:frame draw:style-name="gr79" draw:text-style-name="P44" draw:layer="layout" svg:width="0.198cm" svg:height="0.45cm" svg:x="2.37cm" svg:y="7.019cm">
            <draw:text-box>
              <text:p><text:span text:style-name="T2">T</text:span></text:p>
            </draw:text-box>
          </draw:frame>
          <draw:frame draw:style-name="gr79" draw:text-style-name="P44" draw:layer="layout" svg:width="0.198cm" svg:height="0.45cm" svg:x="2.415cm" svg:y="7.449cm">
            <draw:text-box>
              <text:p><text:span text:style-name="T2">S</text:span></text:p>
            </draw:text-box>
          </draw:frame>
        </draw:g>
        <draw:g draw:style-name="gr7">
          <draw:custom-shape draw:style-name="gr80" draw:text-style-name="P45" draw:layer="layout" svg:width="0.511cm" svg:height="0.675cm" svg:x="1.332cm" svg:y="9.04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56" draw:text-style-name="P1" draw:layer="layout" svg:x1="1.392cm" svg:y1="9.065cm" svg:x2="1.392cm" svg:y2="9.712cm">
            <text:p/>
          </draw:line>
          <draw:line draw:style-name="gr56" draw:text-style-name="P1" draw:layer="layout" svg:x1="1.416cm" svg:y1="9.066cm" svg:x2="1.416cm" svg:y2="9.713cm">
            <text:p/>
          </draw:line>
          <draw:line draw:style-name="gr56" draw:text-style-name="P1" draw:layer="layout" svg:x1="1.44cm" svg:y1="9.067cm" svg:x2="1.44cm" svg:y2="9.714cm">
            <text:p/>
          </draw:line>
          <draw:line draw:style-name="gr56" draw:text-style-name="P1" draw:layer="layout" svg:x1="1.464cm" svg:y1="9.068cm" svg:x2="1.464cm" svg:y2="9.715cm">
            <text:p/>
          </draw:line>
          <draw:line draw:style-name="gr56" draw:text-style-name="P1" draw:layer="layout" svg:x1="1.464cm" svg:y1="9.069cm" svg:x2="1.464cm" svg:y2="9.716cm">
            <text:p/>
          </draw:line>
          <draw:line draw:style-name="gr56" draw:text-style-name="P1" draw:layer="layout" svg:x1="1.486cm" svg:y1="9.07cm" svg:x2="1.486cm" svg:y2="9.717cm">
            <text:p/>
          </draw:line>
          <draw:line draw:style-name="gr56" draw:text-style-name="P1" draw:layer="layout" svg:x1="1.37cm" svg:y1="9.066cm" svg:x2="1.37cm" svg:y2="9.713cm">
            <text:p/>
          </draw:line>
          <draw:path draw:style-name="gr66" draw:text-style-name="P37" draw:layer="layout" svg:width="0.707cm" svg:height="0.526cm" svg:x="2.045cm" svg:y="8.837cm" svg:viewBox="0 0 708 527" svg:d="M458 171c0-12 3-24 9-34 7-11 16-20 27-26s23-9 36-9c12 0 25 3 36 9 10 6 20 15 26 26 6 10 9 22 9 34s-3 24-9 35c-6 10-16 19-26 25-11 6-24 9-36 9-13 0-25-3-36-9s-20-15-27-25c-6-11-9-23-9-35zM687 80c0-1 0-1 0-1-6-11-15-22-24-31-9-10-20-19-32-26-11-7-24-12-37-16s-26-6-40-6c-1 0-2 0-3 0-13 0-26 2-38 5-13 3-25 8-36 14l-398 219c-12 6-23 14-33 23-9 10-18 20-25 32-7 11-12 24-15 36-4 13-6 27-6 40 0 1 0 1 0 1 0 14 2 27 5 40s8 25 15 36v1c7 12 15 23 24 32 10 10 21 18 32 25 12 7 24 13 37 17 13 3 27 5 40 6 2 0 3 0 4 0 13 0 26-2 38-5 13-3 25-8 36-14l398-219c12-6 23-14 32-24 10-9 18-19 25-31 7-11 12-24 16-37s6-26 6-40v-1c0-13-2-26-5-39-4-13-9-25-16-37z">
            <text:p/>
          </draw:path>
          <draw:path draw:style-name="gr67" draw:text-style-name="P1" draw:layer="layout" svg:width="1.578cm" svg:height="0.402cm" draw:transform="skewX (-0.00174532925199436) rotate (-2.97002678811875) translate (3.72294310450014cm 9.70533898396254cm)" svg:viewBox="0 0 1579 403" svg:d="M1579 0c-1451 1-1395 33-1487 23-50 27-96 84-92 140 3 48 48 90 93 111 54 26 123-17 180 5 60 22 82 122 147 124 30-7 192-148 192-148">
            <text:p/>
          </draw:path>
          <draw:path draw:style-name="gr68" draw:text-style-name="P37" draw:layer="layout" svg:width="0.754cm" svg:height="0.379cm" svg:x="1.991cm" svg:y="9.301cm" svg:viewBox="0 0 755 380" svg:d="M554 248c0-12 4-24 10-34 6-11 15-19 26-25 11-7 24-10 36-10 13 0 25 3 36 10 11 6 20 14 27 25 6 10 9 22 9 34s-3 24-9 34c-7 11-16 19-27 25s-23 10-36 10c-12 0-25-4-36-10s-20-14-26-25c-6-10-10-22-10-34zM10 210c5 12 11 24 19 35 7 11 17 21 27 29 10 9 22 16 34 21 12 6 24 10 38 12l451 71c8 2 16 2 23 2 19 0 38-3 55-10 13-5 24-12 35-20 11-7 20-17 29-27 8-11 15-22 21-35 5-12 9-25 11-38 1-8 2-17 2-25 0-19-3-37-10-55-5-12-11-24-19-35-7-11-17-21-27-29-10-9-22-16-34-21-12-6-24-9-38-12l-451-71c-8-1-16-2-23-2-19 0-38 3-55 10-13 5-24 12-35 20s-20 17-29 27c-8 11-15 23-21 35-5 12-9 25-11 38-1 9-2 17-2 25 0 19 3 37 10 55z">
            <text:p/>
          </draw:path>
          <draw:g draw:style-name="gr7">
            <draw:custom-shape draw:style-name="gr70" draw:text-style-name="P39" draw:layer="layout" svg:width="0.113cm" svg:height="1.321cm" svg:x="2.088cm" svg:y="8.73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1" draw:text-style-name="P40" draw:layer="layout" svg:width="0.12cm" svg:height="1.235cm" svg:x="1.965cm" svg:y="8.7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2" draw:text-style-name="P37" draw:layer="layout" svg:width="0.079cm" svg:height="0.863cm" svg:x="1.854cm" svg:y="8.9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3" draw:text-style-name="P41" draw:layer="layout" svg:width="0.052cm" svg:height="0.695cm" svg:x="1.799cm" svg:y="9.042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7" draw:text-style-name="P37" draw:layer="layout" svg:width="0.115cm" svg:height="0.789cm" svg:x="2.214cm" svg:y="8.9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 draw:style-name="gr7">
            <draw:custom-shape draw:style-name="gr75" draw:text-style-name="P43" draw:layer="layout" svg:width="0.215cm" svg:height="0.263cm" svg:x="1.5cm" svg:y="8.876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6" draw:text-style-name="P37" draw:layer="layout" svg:width="0.205cm" svg:height="0.244cm" svg:x="1.515cm" svg:y="9.664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8" draw:text-style-name="P25" draw:layer="layout" svg:width="0.215cm" svg:height="0.524cm" svg:x="1.502cm" svg:y="9.117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</draw:g>
          <draw:frame draw:style-name="gr79" draw:text-style-name="P44" draw:layer="layout" svg:width="0.198cm" svg:height="0.45cm" svg:x="2.381cm" svg:y="8.861cm">
            <draw:text-box>
              <text:p><text:span text:style-name="T2">T</text:span></text:p>
            </draw:text-box>
          </draw:frame>
          <draw:frame draw:style-name="gr79" draw:text-style-name="P44" draw:layer="layout" svg:width="0.198cm" svg:height="0.45cm" svg:x="2.399cm" svg:y="9.276cm">
            <draw:text-box>
              <text:p><text:span text:style-name="T2">S</text:span></text:p>
            </draw:text-box>
          </draw:frame>
          <draw:custom-shape draw:style-name="gr74" draw:text-style-name="P42" draw:layer="layout" svg:width="0.037cm" svg:height="1.103cm" svg:x="1.739cm" svg:y="8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4" draw:text-style-name="P1" draw:layer="layout" svg:width="7.239cm" svg:height="5.08cm" svg:x="-11.677cm" svg:y="3.754cm">
          <draw:image xlink:href="Pictures/10000000000002F40000021107AF99EF.png" xlink:type="simple" xlink:show="embed" xlink:actuate="onLoad" draw:mime-type="image/png">
            <text:p/>
          </draw:image>
        </draw:frame>
        <draw:line draw:style-name="gr81" draw:text-style-name="P1" draw:layer="layout" svg:x1="4.876cm" svg:y1="10.108cm" svg:x2="5.701cm" svg:y2="10.096cm">
          <text:p/>
        </draw:line>
        <draw:path draw:style-name="gr82" draw:text-style-name="P46" draw:layer="layout" svg:width="7.772cm" svg:height="1.27cm" svg:x="4.877cm" svg:y="7.194cm" svg:viewBox="0 0 7773 1271" svg:d="M333 635c0-17-5-34-13-49-9-16-21-28-36-37-16-8-33-13-50-13s-34 5-49 13c-16 9-28 21-37 37-8 15-13 32-13 49s5 34 13 50c9 15 21 27 37 36 15 8 32 13 49 13s34-5 50-13c15-9 27-21 36-36 8-16 13-33 13-50zM7635 636c0-17-5-34-13-49-9-16-21-28-36-37-16-8-33-13-50-13s-34 5-49 13c-16 9-28 21-37 37-8 15-13 32-13 49s5 34 13 50c9 15 21 27 37 36 15 8 32 13 49 13s34-5 50-13c15-9 27-21 36-36 8-16 13-33 13-50zM182 0h7409c32 0 63 8 91 24s51 39 67 67 24 59 24 91v907c0 32-8 63-24 91s-39 51-67 67-59 24-91 24h-7409c-32 0-63-8-91-24s-51-39-67-67-24-59-24-91v-907c0-32 8-63 24-91s39-51 67-67 59-24 91-24z">
          <text:p text:style-name="P16">_</text:p>
        </draw:path>
        <draw:custom-shape draw:style-name="gr83" draw:text-style-name="P47" draw:layer="layout" svg:width="6.858cm" svg:height="3.658cm" svg:x="5.334cm" svg:y="6cm">
          <text:p/>
          <draw:enhanced-geometry svg:viewBox="0 0 21600 21600" draw:path-stretchpoint-x="10800" draw:path-stretchpoint-y="10800" draw:text-areas="?f3 ?f4 ?f5 ?f6" draw:type="round-rectangle" draw:modifiers="1953.976496310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7">
          <draw:custom-shape draw:style-name="gr84" draw:text-style-name="P36" draw:layer="layout" svg:width="0.506cm" svg:height="0.508cm" svg:x="6.071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36" draw:layer="layout" svg:width="0.508cm" svg:height="0.508cm" svg:x="7.045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36" draw:layer="layout" svg:width="0.508cm" svg:height="0.508cm" svg:x="8.021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36" draw:layer="layout" svg:width="0.508cm" svg:height="0.508cm" svg:x="8.998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36" draw:layer="layout" svg:width="0.508cm" svg:height="0.508cm" svg:x="9.974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36" draw:layer="layout" svg:width="0.506cm" svg:height="0.508cm" svg:x="10.95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5" draw:text-style-name="P1" draw:layer="layout" svg:x1="4.835cm" svg:y1="10.046cm" svg:x2="4.979cm" svg:y2="10.785cm">
          <text:p/>
        </draw:line>
        <draw:line draw:style-name="gr19" draw:text-style-name="P1" draw:layer="layout" svg:x1="4.85cm" svg:y1="10.002cm" svg:x2="4.493cm" svg:y2="10.761cm">
          <text:p/>
        </draw:line>
        <draw:line draw:style-name="gr22" draw:text-style-name="P1" draw:layer="layout" svg:x1="4.841cm" svg:y1="10.08cm" svg:x2="4.126cm" svg:y2="10.306cm">
          <text:p/>
        </draw:line>
        <draw:line draw:style-name="gr86" draw:text-style-name="P1" draw:layer="layout" svg:x1="4.845cm" svg:y1="10.046cm" svg:x2="5.402cm" svg:y2="10.578cm">
          <text:p/>
        </draw:line>
        <draw:path draw:style-name="gr23" draw:text-style-name="P1" draw:layer="layout" svg:width="1.184cm" svg:height="0.747cm" draw:transform="rotate (0.133692220702766) translate (4.7393062065685cm 9.39675177107364cm)" svg:viewBox="0 0 1185 748" svg:d="M1185 46c-1079-174-1090 166-1185 702">
          <text:p/>
        </draw:path>
        <draw:custom-shape draw:style-name="gr87" draw:text-style-name="P48" draw:layer="layout" svg:width="0.349cm" svg:height="0.349cm" svg:x="5.659cm" svg:y="9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" draw:layer="layout" svg:width="10.338cm" svg:height="5.08cm" svg:x="-16.182cm" svg:y="7.049cm">
          <draw:image xlink:href="Pictures/100000010000021C00000109BC2D7AAD.png" xlink:type="simple" xlink:show="embed" xlink:actuate="onLoad" draw:mime-type="image/png">
            <text:p/>
          </draw:image>
        </draw:frame>
        <draw:g draw:style-name="gr7">
          <draw:custom-shape draw:style-name="gr88" draw:text-style-name="P3" draw:layer="layout" svg:width="6.174cm" svg:height="0.57cm" svg:x="4.749cm" svg:y="15.296cm">
            <text:p/>
            <draw:enhanced-geometry svg:viewBox="0 0 21600 21600" draw:glue-points="?f6 10800 10800 21600 ?f5 10800 10800 0" draw:text-areas="?f3 ?f3 ?f4 ?f4" draw:type="trapezoid" draw:modifiers="9129.7165991902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9" draw:text-style-name="P49" draw:layer="layout" svg:width="7.874cm" svg:height="1.651cm" svg:x="3.899cm" svg:y="13.73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7">
            <draw:custom-shape draw:style-name="gr90" draw:text-style-name="P10" draw:layer="layout" svg:width="0.551cm" svg:height="0.559cm" svg:x="4.903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10" draw:layer="layout" svg:width="0.551cm" svg:height="0.559cm" svg:x="5.967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10" draw:layer="layout" svg:width="0.553cm" svg:height="0.559cm" svg:x="7.028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10" draw:layer="layout" svg:width="0.553cm" svg:height="0.559cm" svg:x="8.092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10" draw:layer="layout" svg:width="0.551cm" svg:height="0.559cm" svg:x="9.155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10" draw:layer="layout" svg:width="0.551cm" svg:height="0.559cm" svg:x="10.219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7">
            <draw:custom-shape draw:style-name="gr91" draw:text-style-name="P50" draw:layer="layout" svg:width="0.158cm" svg:height="1.002cm" svg:x="7.493cm" svg:y="15.6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2" draw:text-style-name="P51" draw:layer="layout" svg:width="0.158cm" svg:height="1.002cm" svg:x="8.022cm" svg:y="15.6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 draw:style-name="gr7">
          <draw:g draw:style-name="gr7">
            <draw:custom-shape draw:style-name="gr93" draw:text-style-name="P52" draw:layer="layout" svg:width="0.202cm" svg:height="0.76cm" svg:x="1.849cm" svg:y="26.677cm">
              <text:p/>
              <draw:enhanced-geometry svg:viewBox="0 0 21600 21600" draw:type="rectangle" draw:enhanced-path="M 0 0 L 21600 0 21600 21600 0 21600 0 0 Z N"/>
            </draw:custom-shape>
            <draw:custom-shape draw:style-name="gr94" draw:text-style-name="P52" draw:layer="layout" svg:width="0.279cm" svg:height="0.528cm" svg:x="1.811cm" svg:y="27.13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5" draw:text-style-name="P21" draw:layer="layout" svg:width="0.188cm" svg:height="0.388cm" svg:x="1.856cm" svg:y="27.212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3" draw:text-style-name="P52" draw:layer="layout" svg:width="0.202cm" svg:height="0.76cm" svg:x="2.489cm" svg:y="26.677cm">
              <text:p/>
              <draw:enhanced-geometry svg:viewBox="0 0 21600 21600" draw:type="rectangle" draw:enhanced-path="M 0 0 L 21600 0 21600 21600 0 21600 0 0 Z N"/>
            </draw:custom-shape>
            <draw:custom-shape draw:style-name="gr94" draw:text-style-name="P52" draw:layer="layout" svg:width="0.279cm" svg:height="0.528cm" svg:x="2.451cm" svg:y="27.13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5" draw:text-style-name="P21" draw:layer="layout" svg:width="0.188cm" svg:height="0.388cm" svg:x="2.496cm" svg:y="27.212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3" draw:text-style-name="P52" draw:layer="layout" svg:width="0.202cm" svg:height="0.76cm" svg:x="3.109cm" svg:y="26.677cm">
              <text:p/>
              <draw:enhanced-geometry svg:viewBox="0 0 21600 21600" draw:type="rectangle" draw:enhanced-path="M 0 0 L 21600 0 21600 21600 0 21600 0 0 Z N"/>
            </draw:custom-shape>
            <draw:custom-shape draw:style-name="gr94" draw:text-style-name="P52" draw:layer="layout" svg:width="0.279cm" svg:height="0.528cm" svg:x="3.071cm" svg:y="27.13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5" draw:text-style-name="P21" draw:layer="layout" svg:width="0.188cm" svg:height="0.388cm" svg:x="3.116cm" svg:y="27.212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96" draw:text-style-name="P53" draw:layer="layout" svg:width="2.565cm" svg:height="2.54cm" svg:x="1.298cm" svg:y="24.4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0.245cm" svg:height="0.489cm" svg:x="1.893cm" svg:y="27.167cm">
            <draw:text-box>
              <text:p><text:span text:style-name="T1">3</text:span></text:p>
            </draw:text-box>
          </draw:frame>
          <draw:frame draw:style-name="gr4" draw:text-style-name="P2" draw:layer="layout" svg:width="0.245cm" svg:height="0.489cm" svg:x="2.539cm" svg:y="27.168cm">
            <draw:text-box>
              <text:p><text:span text:style-name="T1">2</text:span></text:p>
            </draw:text-box>
          </draw:frame>
          <draw:frame draw:style-name="gr4" draw:text-style-name="P2" draw:layer="layout" svg:width="0.245cm" svg:height="0.489cm" svg:x="3.155cm" svg:y="27.169cm">
            <draw:text-box>
              <text:p><text:span text:style-name="T1">1</text:span></text:p>
            </draw:text-box>
          </draw:frame>
          <draw:custom-shape draw:style-name="gr97" draw:text-style-name="P54" draw:layer="layout" svg:width="0.384cm" svg:height="0.384cm" svg:x="3.146cm" svg:y="25.9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0.245cm" svg:height="0.489cm" svg:x="3.256cm" svg:y="25.94cm">
            <draw:text-box>
              <text:p><text:span text:style-name="T1">G</text:span></text:p>
            </draw:text-box>
          </draw:frame>
        </draw:g>
        <draw:frame draw:style-name="gr4" draw:text-style-name="P2" draw:layer="layout" svg:width="0.3cm" svg:height="0.489cm" svg:x="5.279cm" svg:y="9.702cm">
          <draw:text-box>
            <text:p><text:span text:style-name="T1">G</text:span></text:p>
          </draw:text-box>
        </draw:frame>
        <draw:frame draw:style-name="gr4" draw:text-style-name="P55" draw:layer="layout" svg:width="0.245cm" svg:height="0.489cm" svg:x="8.04cm" svg:y="15.897cm">
          <draw:text-box>
            <text:p><text:span text:style-name="T3">s</text:span></text:p>
          </draw:text-box>
        </draw:frame>
        <draw:frame draw:style-name="gr4" draw:text-style-name="P2" draw:layer="layout" svg:width="1.077cm" svg:height="0.489cm" draw:transform="rotate (1.1384782710759) translate (4.175cm 10.644cm)">
          <draw:text-box>
            <text:p><text:span text:style-name="T1">N f</text:span></text:p>
          </draw:text-box>
        </draw:frame>
        <draw:frame draw:style-name="gr4" draw:text-style-name="P2" draw:layer="layout" svg:width="1.058cm" svg:height="0.489cm" draw:transform="rotate (-1.34407805696083) translate (5.178cm 10.016cm)">
          <draw:text-box>
            <text:p><text:span text:style-name="T1">S f</text:span></text:p>
          </draw:text-box>
        </draw:frame>
        <draw:g draw:style-name="gr7">
          <draw:g draw:style-name="gr7">
            <draw:line draw:style-name="gr98" draw:text-style-name="P1" draw:layer="layout" svg:x1="8.262cm" svg:y1="25.896cm" svg:x2="11.056cm" svg:y2="25.896cm">
              <text:p/>
            </draw:line>
            <draw:custom-shape draw:style-name="gr99" draw:text-style-name="P56" draw:layer="layout" svg:width="2.35cm" svg:height="0.681cm" svg:x="8.484cm" svg:y="25.556cm">
              <text:p/>
              <draw:enhanced-geometry svg:viewBox="0 0 21600 21600" draw:path-stretchpoint-x="10800" draw:path-stretchpoint-y="10800" draw:text-areas="?f3 ?f4 ?f5 ?f6" draw:type="round-rectangle" draw:modifiers="5224.1860465116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2">
              <draw:path draw:style-name="gr100" draw:text-style-name="P1" draw:layer="layout" svg:width="0.678cm" svg:height="0.015cm" draw:transform="rotate (-1.5707963267949) translate (9.1158903659913cm 25.556cm)" svg:viewBox="0 0 679 16" svg:d="M0 16c236-25 450-17 679 0">
                <text:p/>
              </draw:path>
              <draw:path draw:style-name="gr101" draw:text-style-name="P1" draw:layer="layout" svg:width="0.678cm" svg:height="0.014cm" draw:transform="rotate (-1.5707963267949) translate (9.23364657103cm 25.556cm)" svg:viewBox="0 0 679 15" svg:d="M0 15c233-18 453-21 679 0">
                <text:p/>
              </draw:path>
              <draw:path draw:style-name="gr102" draw:text-style-name="P1" draw:layer="layout" svg:width="0.678cm" svg:height="0.014cm" draw:transform="rotate (-1.5707963267949) translate (9.3544317465125cm 25.556cm)" svg:viewBox="0 0 679 15" svg:d="M0 15c239-23 456-18 679 0">
                <text:p/>
              </draw:path>
              <draw:path draw:style-name="gr103" draw:text-style-name="P1" draw:layer="layout" svg:width="0.678cm" svg:height="0.014cm" draw:transform="rotate (-1.5707963267949) translate (9.47264657103cm 25.556cm)" svg:viewBox="0 0 679 15" svg:d="M0 15c227-18 458-21 679 0">
                <text:p/>
              </draw:path>
              <draw:path draw:style-name="gr104" draw:text-style-name="P1" draw:layer="layout" svg:width="0.678cm" svg:height="0.013cm" draw:transform="rotate (-1.5707963267949) translate (9.9742598547953cm 25.556cm)" svg:viewBox="0 0 679 14" svg:d="M0 14c233-20 456-18 679 0">
                <text:p/>
              </draw:path>
            </draw:g>
            <draw:custom-shape draw:style-name="gr105" draw:text-style-name="P10" draw:layer="layout" svg:width="0.133cm" svg:height="0.12cm" svg:x="8.351cm" svg:y="25.8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5" draw:text-style-name="P10" draw:layer="layout" svg:width="0.133cm" svg:height="0.12cm" svg:x="10.826cm" svg:y="25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7">
          <draw:g draw:style-name="gr7">
            <draw:line draw:style-name="gr106" draw:text-style-name="P57" draw:layer="layout" svg:x1="5.205cm" svg:y1="25.463cm" svg:x2="5.204cm" svg:y2="25.535cm">
              <text:p/>
            </draw:line>
            <draw:custom-shape draw:style-name="gr107" draw:text-style-name="P58" draw:layer="layout" svg:width="0.154cm" svg:height="0.036cm" draw:transform="skewX (-0.0555014702134197) rotate (1.2325515177584) translate (5.182cm 25.49cm)">
              <text:p/>
    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draw:style-name="gr7">
            <draw:line draw:style-name="gr108" draw:text-style-name="P10" draw:layer="layout" svg:x1="5.531cm" svg:y1="25.46cm" svg:x2="5.532cm" svg:y2="25.532cm">
              <text:p/>
            </draw:line>
            <draw:custom-shape draw:style-name="gr109" draw:text-style-name="P59" draw:layer="layout" svg:width="0.149cm" svg:height="0.034cm" draw:transform="rotate (1.21509822523845) translate (5.47cm 25.485cm)">
              <text:p/>
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10" draw:text-style-name="P60" draw:layer="layout" svg:width="0.475cm" svg:height="0.482cm" svg:x="5.13cm" svg:y="25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1" draw:text-style-name="P10" draw:layer="layout" svg:width="0.617cm" svg:height="0.889cm" svg:x="3.975cm" svg:y="22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61" draw:layer="layout" svg:width="1.652cm" svg:height="1cm" svg:x="5.007cm" svg:y="22.8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7">
          <draw:g draw:style-name="gr7">
            <draw:line draw:style-name="gr98" draw:text-style-name="P1" draw:layer="layout" svg:x1="8.262cm" svg:y1="27.396cm" svg:x2="10.44cm" svg:y2="27.396cm">
              <text:p/>
            </draw:line>
            <draw:custom-shape draw:style-name="gr105" draw:text-style-name="P10" draw:layer="layout" svg:width="0.133cm" svg:height="0.12cm" svg:x="8.361cm" svg:y="27.3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5" draw:text-style-name="P10" draw:layer="layout" svg:width="0.133cm" svg:height="0.12cm" svg:x="10.212cm" svg:y="27.3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3" draw:text-style-name="P62" draw:layer="layout" svg:width="1.739cm" svg:height="0.681cm" svg:x="8.484cm" svg:y="27.056cm">
              <text:p/>
              <draw:enhanced-geometry svg:viewBox="0 0 21600 21600" draw:path-stretchpoint-x="10800" draw:path-stretchpoint-y="10800" draw:text-areas="?f3 ?f4 ?f5 ?f6" draw:type="round-rectangle" draw:modifiers="2818.7683284457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1" draw:text-style-name="P1" draw:layer="layout" svg:width="0.685cm" svg:height="0.047cm" draw:transform="rotate (-1.5707963267949) translate (10.0476434404469cm 27.052cm)" svg:viewBox="0 0 686 48" svg:d="M0 48c233-61 479-66 686 0">
              <text:p/>
            </draw:path>
            <draw:polygon draw:style-name="gr114" draw:text-style-name="P63" draw:layer="layout" svg:width="0.175cm" svg:height="0.243cm" svg:x="8.793cm" svg:y="27.257cm" svg:viewBox="0 0 176 244" draw:points="57,244 120,244 176,0 124,0 105,95 89,188 81,141 77,118 72,95 52,0 0,0">
              <text:p/>
            </draw:polygon>
            <draw:polygon draw:style-name="gr114" draw:text-style-name="P63" draw:layer="layout" svg:width="0.035cm" svg:height="0.189cm" svg:x="8.982cm" svg:y="27.312cm" svg:viewBox="0 0 36 190" draw:points="36,0 0,0 0,190 36,190">
              <text:p/>
            </draw:polygon>
            <draw:polygon draw:style-name="gr114" draw:text-style-name="P63" draw:layer="layout" svg:width="0.114cm" svg:height="0.189cm" svg:x="9.032cm" svg:y="27.312cm" svg:viewBox="0 0 115 190" draw:points="0,42 40,42 40,190 76,190 76,42 115,42 115,0 0,0">
              <text:p/>
            </draw:polygon>
            <draw:path draw:style-name="gr114" draw:text-style-name="P63" draw:layer="layout" svg:width="0.136cm" svg:height="0.189cm" svg:x="9.139cm" svg:y="27.312cm" svg:viewBox="0 0 137 190" svg:d="M0 190h40l8-37h40l8 37h41l-45-190h-49zM55 115l3-18 4-18 5-37 13 73z">
              <text:p/>
            </draw:path>
            <draw:polygon draw:style-name="gr114" draw:text-style-name="P63" draw:layer="layout" svg:width="0.156cm" svg:height="0.189cm" svg:x="9.289cm" svg:y="27.312cm" svg:viewBox="0 0 157 190" draw:points="0,190 36,190 36,116 35,44 42,85 45,103 48,116 64,190 94,190 109,116 112,102 115,84 122,41 121,116 121,190 157,190 157,0 100,0 89,59 86,72 84,89 79,127 74,89 71,72 69,59 57,0 0,0">
              <text:p/>
            </draw:polygon>
            <draw:polygon draw:style-name="gr114" draw:text-style-name="P63" draw:layer="layout" svg:width="0.035cm" svg:height="0.189cm" svg:x="9.463cm" svg:y="27.312cm" svg:viewBox="0 0 36 190" draw:points="36,0 0,0 0,190 36,190">
              <text:p/>
            </draw:polygon>
            <draw:polygon draw:style-name="gr114" draw:text-style-name="P63" draw:layer="layout" svg:width="0.122cm" svg:height="0.189cm" svg:x="9.517cm" svg:y="27.312cm" svg:viewBox="0 0 123 190" draw:points="0,190 37,190 37,120 37,110 36,96 35,65 40,80 44,94 49,107 55,120 84,190 123,190 123,0 86,0 86,69 86,81 87,96 88,126 84,111 80,98 76,86 71,74 39,0 0,0">
              <text:p/>
            </draw:polygon>
            <draw:path draw:style-name="gr114" draw:text-style-name="P63" draw:layer="layout" svg:width="0.167cm" svg:height="0.264cm" svg:x="9.657cm" svg:y="27.254cm" svg:viewBox="0 0 168 265" svg:d="M83 250h4 4l4-1 4-1 4-1 4-1 3-1 4-2 13 22h41l-26-47 2-4 3-4 2-4 3-5 2-5 2-6 2-5 1-6 3-12 2-13 1-14 1-15-1-15-1-13-2-14-3-12-3-11-4-10-5-9-5-9-6-7-7-7-6-5-8-5-7-3-8-3-9-1-8-1-9 1-8 1-8 3-8 3-7 5-7 5-6 7-6 7-5 9-5 9-4 10-4 11-2 12-2 14-2 13v15 15l2 14 2 13 2 12 4 11 4 10 5 10 5 8 6 7 6 7 7 6 7 4 8 4 8 2 8 2zM69 157l19 35-3 1h-1-1l-4-1h-4l-4-2-3-2-3-2-3-3-3-4-2-4-2-4-2-5-2-6-1-6-1-6-1-7v-8-8-8-7l1-7 1-7 1-6 2-5 2-5 2-5 2-4 3-4 3-3 3-2 3-2 4-1 4-1h4 4l4 1 4 1 3 2 3 2 3 3 3 4 2 4 2 5 2 5 2 5 1 6 1 7v7l1 7v8 7 6l-1 6-1 6v5l-2 5-1 5-1 4-7-12z">
              <text:p/>
            </draw:path>
          </draw:g>
        </draw:g>
        <draw:line draw:style-name="gr115" draw:text-style-name="P1" draw:layer="layout" svg:x1="6.065cm" svg:y1="25.817cm" svg:x2="7.266cm" svg:y2="25.817cm">
          <text:p/>
        </draw:line>
        <draw:custom-shape draw:style-name="gr116" draw:text-style-name="P64" draw:layer="layout" svg:width="1.012cm" svg:height="0.48cm" svg:x="6.159cm" svg:y="25.577cm">
          <text:p/>
          <draw:enhanced-geometry svg:viewBox="0 0 21600 21600" draw:path-stretchpoint-x="10800" draw:path-stretchpoint-y="10800" draw:text-areas="?f3 ?f4 ?f5 ?f6" draw:type="round-rectangle" draw:modifiers="9609.97920997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17" draw:text-style-name="P65" draw:layer="layout" svg:width="0.186cm" svg:height="0.477cm" svg:x="6.148cm" svg:y="25.58cm" svg:viewBox="0 0 187 478" svg:d="M187 478c-28-4-55-13-80-27-33-19-60-46-78-79-19-32-29-69-29-107v-53c0-37 10-74 29-107 18-32 45-59 78-78 25-14 52-23 80-27z">
          <text:p/>
        </draw:path>
        <draw:g draw:style-name="gr7">
          <draw:line draw:style-name="gr115" draw:text-style-name="P1" draw:layer="layout" svg:x1="6.066cm" svg:y1="26.818cm" svg:x2="7.267cm" svg:y2="26.818cm">
            <text:p/>
          </draw:line>
          <draw:custom-shape draw:style-name="gr118" draw:text-style-name="P66" draw:layer="layout" svg:width="1.012cm" svg:height="0.48cm" svg:x="6.16cm" svg:y="26.578cm">
            <text:p/>
            <draw:enhanced-geometry svg:viewBox="0 0 21600 21600" draw:path-stretchpoint-x="10800" draw:path-stretchpoint-y="10800" draw:text-areas="?f3 ?f4 ?f5 ?f6" draw:type="round-rectangle" draw:modifiers="9609.979209979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19" draw:text-style-name="P67" draw:layer="layout" svg:width="0.186cm" svg:height="0.477cm" svg:x="6.149cm" svg:y="26.581cm" svg:viewBox="0 0 187 478" svg:d="M187 478c-28-4-55-13-80-27-33-19-60-46-78-79-19-32-29-69-29-107v-53c0-37 10-74 29-107 18-32 45-59 78-78 25-14 52-23 80-27z">
            <text:p/>
          </draw:path>
        </draw:g>
        <draw:g draw:style-name="gr7">
          <draw:g draw:style-name="gr2">
            <draw:line draw:style-name="gr56" draw:text-style-name="P1" draw:layer="layout" svg:x1="9.015cm" svg:y1="23.302cm" svg:x2="9.645cm" svg:y2="23.302cm">
              <text:p/>
            </draw:line>
            <draw:path draw:style-name="gr120" draw:text-style-name="P68" draw:layer="layout" svg:width="0.519cm" svg:height="0.161cm" svg:x="9.07cm" svg:y="23.222cm" svg:viewBox="0 0 520 162" svg:d="M69 162c-12 0-24-4-35-11-10-7-19-17-25-29-6-13-9-27-9-41s3-28 9-40c6-13 15-23 25-30 11-7 23-11 35-11 11 0 21 3 31 9h320c9-6 20-9 31-9 12 0 24 4 34 11 11 7 19 17 25 30 6 12 10 26 10 40s-4 28-10 41c-6 12-14 22-25 29-10 7-22 11-34 11s-23-4-33-10h-316c-10 6-22 10-33 10z">
              <text:p/>
            </draw:path>
            <draw:line draw:style-name="gr121" draw:text-style-name="P1" draw:layer="layout" svg:x1="9.198cm" svg:y1="23.235cm" svg:x2="9.198cm" svg:y2="23.372cm">
              <text:p/>
            </draw:line>
            <draw:line draw:style-name="gr122" draw:text-style-name="P1" draw:layer="layout" svg:x1="9.238cm" svg:y1="23.235cm" svg:x2="9.238cm" svg:y2="23.372cm">
              <text:p/>
            </draw:line>
            <draw:line draw:style-name="gr123" draw:text-style-name="P1" draw:layer="layout" svg:x1="9.277cm" svg:y1="23.235cm" svg:x2="9.277cm" svg:y2="23.372cm">
              <text:p/>
            </draw:line>
          </draw:g>
        </draw:g>
        <draw:g draw:style-name="gr7">
          <draw:line draw:style-name="gr98" draw:text-style-name="P1" draw:layer="layout" svg:x1="8.262cm" svg:y1="24.396cm" svg:x2="11.056cm" svg:y2="24.396cm">
            <text:p/>
          </draw:line>
          <draw:custom-shape draw:style-name="gr99" draw:text-style-name="P56" draw:layer="layout" svg:width="2.35cm" svg:height="0.681cm" svg:x="8.484cm" svg:y="24.056cm">
            <text:p/>
            <draw:enhanced-geometry svg:viewBox="0 0 21600 21600" draw:path-stretchpoint-x="10800" draw:path-stretchpoint-y="10800" draw:text-areas="?f3 ?f4 ?f5 ?f6" draw:type="round-rectangle" draw:modifiers="5224.186046511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0" draw:text-style-name="P1" draw:layer="layout" svg:x1="9.1cm" svg:y1="24.052cm" svg:x2="9.1cm" svg:y2="24.738cm">
            <text:p/>
          </draw:line>
          <draw:line draw:style-name="gr101" draw:text-style-name="P1" draw:layer="layout" svg:x1="9.219cm" svg:y1="24.052cm" svg:x2="9.219cm" svg:y2="24.738cm">
            <text:p/>
          </draw:line>
          <draw:line draw:style-name="gr102" draw:text-style-name="P1" draw:layer="layout" svg:x1="9.339cm" svg:y1="24.052cm" svg:x2="9.339cm" svg:y2="24.738cm">
            <text:p/>
          </draw:line>
          <draw:line draw:style-name="gr103" draw:text-style-name="P1" draw:layer="layout" svg:x1="9.458cm" svg:y1="24.052cm" svg:x2="9.458cm" svg:y2="24.738cm">
            <text:p/>
          </draw:line>
          <draw:line draw:style-name="gr104" draw:text-style-name="P1" draw:layer="layout" svg:x1="9.96cm" svg:y1="24.052cm" svg:x2="9.96cm" svg:y2="24.738cm">
            <text:p/>
          </draw:line>
          <draw:custom-shape draw:style-name="gr105" draw:text-style-name="P10" draw:layer="layout" svg:width="0.133cm" svg:height="0.12cm" svg:x="8.351cm" svg:y="24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5" draw:text-style-name="P10" draw:layer="layout" svg:width="0.133cm" svg:height="0.12cm" svg:x="10.826cm" svg:y="24.3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124" draw:text-style-name="P1" draw:layer="layout" svg:width="1.422cm" svg:height="1.422cm" svg:x="2.274cm" svg:y="18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69" draw:layer="layout" svg:width="1.753cm" svg:height="0.164cm" svg:x="2.107cm" svg:y="19.336cm">
            <text:p/>
            <draw:enhanced-geometry svg:viewBox="0 0 21600 21600" draw:type="rectangle" draw:enhanced-path="M 0 0 L 21600 0 21600 21600 0 21600 0 0 Z N"/>
          </draw:custom-shape>
          <draw:custom-shape draw:style-name="gr126" draw:text-style-name="P70" draw:layer="layout" svg:width="2.092cm" svg:height="0.206cm" svg:x="1.68cm" svg:y="18.834cm">
            <text:p/>
            <draw:enhanced-geometry svg:viewBox="0 0 21600 21600" draw:type="rectangle" draw:enhanced-path="M 0 0 L 21600 0 21600 21600 0 21600 0 0 Z N"/>
          </draw:custom-shape>
          <draw:custom-shape draw:style-name="gr127" draw:text-style-name="P3" draw:layer="layout" svg:width="1.694cm" svg:height="0.125cm" svg:x="2.107cm" svg:y="18.5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3" draw:layer="layout" svg:width="1.703cm" svg:height="0.125cm" svg:x="2.107cm" svg:y="18.709cm">
            <text:p/>
            <draw:enhanced-geometry svg:viewBox="0 0 21600 21600" draw:type="rectangle" draw:enhanced-path="M 0 0 L 21600 0 21600 21600 0 21600 0 0 Z N"/>
          </draw:custom-shape>
          <draw:custom-shape draw:style-name="gr129" draw:text-style-name="P3" draw:layer="layout" svg:width="1.753cm" svg:height="0.125cm" svg:x="2.107cm" svg:y="19.04cm">
            <text:p/>
            <draw:enhanced-geometry svg:viewBox="0 0 21600 21600" draw:type="rectangle" draw:enhanced-path="M 0 0 L 21600 0 21600 21600 0 21600 0 0 Z N"/>
          </draw:custom-shape>
          <draw:custom-shape draw:style-name="gr129" draw:text-style-name="P3" draw:layer="layout" svg:width="1.753cm" svg:height="0.125cm" svg:x="2.107cm" svg:y="19.178cm">
            <text:p/>
            <draw:enhanced-geometry svg:viewBox="0 0 21600 21600" draw:type="rectangle" draw:enhanced-path="M 0 0 L 21600 0 21600 21600 0 21600 0 0 Z N"/>
          </draw:custom-shape>
          <draw:custom-shape draw:style-name="gr130" draw:text-style-name="P70" draw:layer="layout" svg:width="1.512cm" svg:height="0.115cm" svg:x="2.247cm" svg:y="19.50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70" draw:layer="layout" svg:width="1.566cm" svg:height="0.057cm" svg:x="2.19cm" svg:y="18.323cm">
            <text:p/>
            <draw:enhanced-geometry svg:viewBox="0 0 21600 21600" draw:type="rectangle" draw:enhanced-path="M 0 0 L 21600 0 21600 21600 0 21600 0 0 Z N"/>
          </draw:custom-shape>
          <draw:line draw:style-name="gr132" draw:text-style-name="P1" draw:layer="layout" svg:x1="2.129cm" svg:y1="18.69cm" svg:x2="4.578cm" svg:y2="18.69cm">
            <text:p/>
          </draw:line>
          <draw:line draw:style-name="gr132" draw:text-style-name="P1" draw:layer="layout" svg:x1="1.291cm" svg:y1="18.562cm" svg:x2="3.788cm" svg:y2="18.562cm">
            <text:p/>
          </draw:line>
          <draw:line draw:style-name="gr132" draw:text-style-name="P1" draw:layer="layout" svg:x1="1.32cm" svg:y1="19.318cm" svg:x2="3.837cm" svg:y2="19.318cm">
            <text:p/>
          </draw:line>
          <draw:line draw:style-name="gr132" draw:text-style-name="P1" draw:layer="layout" svg:x1="2.131cm" svg:y1="19.158cm" svg:x2="4.572cm" svg:y2="19.158cm">
            <text:p/>
          </draw:line>
          <draw:custom-shape draw:style-name="gr133" draw:text-style-name="P71" draw:layer="layout" svg:width="0.31cm" svg:height="0.31cm" svg:x="3.357cm" svg:y="18.2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71" draw:layer="layout" svg:width="0.31cm" svg:height="0.31cm" svg:x="2.235cm" svg:y="18.2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69" draw:layer="layout" svg:width="1.753cm" svg:height="0.173cm" svg:x="2.107cm" svg:y="18.376cm">
            <text:p/>
            <draw:enhanced-geometry svg:viewBox="0 0 21600 21600" draw:type="rectangle" draw:enhanced-path="M 0 0 L 21600 0 21600 21600 0 21600 0 0 Z N"/>
          </draw:custom-shape>
        </draw:g>
        <draw:g draw:style-name="gr7">
          <draw:custom-shape draw:style-name="gr124" draw:text-style-name="P1" draw:layer="layout" svg:width="1.422cm" svg:height="1.422cm" svg:x="6.575cm" svg:y="18.2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69" draw:layer="layout" svg:width="1.753cm" svg:height="0.164cm" svg:x="6.408cm" svg:y="19.337cm">
            <text:p/>
            <draw:enhanced-geometry svg:viewBox="0 0 21600 21600" draw:type="rectangle" draw:enhanced-path="M 0 0 L 21600 0 21600 21600 0 21600 0 0 Z N"/>
          </draw:custom-shape>
          <draw:custom-shape draw:style-name="gr126" draw:text-style-name="P70" draw:layer="layout" svg:width="2.092cm" svg:height="0.206cm" svg:x="5.981cm" svg:y="18.835cm">
            <text:p/>
            <draw:enhanced-geometry svg:viewBox="0 0 21600 21600" draw:type="rectangle" draw:enhanced-path="M 0 0 L 21600 0 21600 21600 0 21600 0 0 Z N"/>
          </draw:custom-shape>
          <draw:custom-shape draw:style-name="gr127" draw:text-style-name="P3" draw:layer="layout" svg:width="1.694cm" svg:height="0.125cm" svg:x="6.408cm" svg:y="1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3" draw:layer="layout" svg:width="1.703cm" svg:height="0.125cm" svg:x="6.408cm" svg:y="18.71cm">
            <text:p/>
            <draw:enhanced-geometry svg:viewBox="0 0 21600 21600" draw:type="rectangle" draw:enhanced-path="M 0 0 L 21600 0 21600 21600 0 21600 0 0 Z N"/>
          </draw:custom-shape>
          <draw:custom-shape draw:style-name="gr129" draw:text-style-name="P3" draw:layer="layout" svg:width="1.753cm" svg:height="0.125cm" svg:x="6.408cm" svg:y="19.041cm">
            <text:p/>
            <draw:enhanced-geometry svg:viewBox="0 0 21600 21600" draw:type="rectangle" draw:enhanced-path="M 0 0 L 21600 0 21600 21600 0 21600 0 0 Z N"/>
          </draw:custom-shape>
          <draw:custom-shape draw:style-name="gr129" draw:text-style-name="P3" draw:layer="layout" svg:width="1.753cm" svg:height="0.125cm" svg:x="6.408cm" svg:y="19.179cm">
            <text:p/>
            <draw:enhanced-geometry svg:viewBox="0 0 21600 21600" draw:type="rectangle" draw:enhanced-path="M 0 0 L 21600 0 21600 21600 0 21600 0 0 Z N"/>
          </draw:custom-shape>
          <draw:custom-shape draw:style-name="gr130" draw:text-style-name="P70" draw:layer="layout" svg:width="1.512cm" svg:height="0.115cm" svg:x="6.548cm" svg:y="19.502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70" draw:layer="layout" svg:width="1.566cm" svg:height="0.057cm" svg:x="6.491cm" svg:y="18.324cm">
            <text:p/>
            <draw:enhanced-geometry svg:viewBox="0 0 21600 21600" draw:type="rectangle" draw:enhanced-path="M 0 0 L 21600 0 21600 21600 0 21600 0 0 Z N"/>
          </draw:custom-shape>
          <draw:line draw:style-name="gr132" draw:text-style-name="P1" draw:layer="layout" svg:x1="6.43cm" svg:y1="18.691cm" svg:x2="8.091cm" svg:y2="18.691cm">
            <text:p/>
          </draw:line>
          <draw:line draw:style-name="gr132" draw:text-style-name="P1" draw:layer="layout" svg:x1="5.592cm" svg:y1="18.563cm" svg:x2="8.089cm" svg:y2="18.563cm">
            <text:p/>
          </draw:line>
          <draw:line draw:style-name="gr132" draw:text-style-name="P1" draw:layer="layout" svg:x1="5.621cm" svg:y1="19.319cm" svg:x2="8.138cm" svg:y2="19.319cm">
            <text:p/>
          </draw:line>
          <draw:line draw:style-name="gr132" draw:text-style-name="P1" draw:layer="layout" svg:x1="6.432cm" svg:y1="19.159cm" svg:x2="8.134cm" svg:y2="19.159cm">
            <text:p/>
          </draw:line>
          <draw:custom-shape draw:style-name="gr133" draw:text-style-name="P71" draw:layer="layout" svg:width="0.31cm" svg:height="0.31cm" svg:x="7.658cm" svg:y="18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71" draw:layer="layout" svg:width="0.31cm" svg:height="0.31cm" svg:x="6.536cm" svg:y="18.2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69" draw:layer="layout" svg:width="1.753cm" svg:height="0.173cm" svg:x="6.408cm" svg:y="18.377cm">
            <text:p/>
            <draw:enhanced-geometry svg:viewBox="0 0 21600 21600" draw:type="rectangle" draw:enhanced-path="M 0 0 L 21600 0 21600 21600 0 21600 0 0 Z N"/>
          </draw:custom-shape>
          <draw:line draw:style-name="gr132" draw:text-style-name="P1" draw:layer="layout" svg:x1="8.09cm" svg:y1="18.691cm" svg:x2="8.715cm" svg:y2="18.921cm">
            <text:p/>
          </draw:line>
          <draw:line draw:style-name="gr132" draw:text-style-name="P1" draw:layer="layout" svg:x1="8.131cm" svg:y1="19.162cm" svg:x2="8.709cm" svg:y2="18.915cm">
            <text:p/>
          </draw:line>
        </draw:g>
        <draw:g draw:style-name="gr7">
          <draw:g draw:style-name="gr2">
            <draw:path draw:style-name="gr134" draw:text-style-name="P72" draw:layer="layout" svg:width="0.964cm" svg:height="4.774cm" svg:x="15.975cm" svg:y="22.711cm" svg:viewBox="0 0 965 4775" svg:d="M631 338c0-26-7-52-20-74s-32-41-54-54-48-20-74-20-52 7-74 20-41 32-54 54-20 48-20 74 7 52 20 74 32 41 54 54 48 20 74 20 52-7 74-20 41-32 54-54 20-48 20-74zM631 4438c0-26-7-52-20-74s-32-41-54-54-48-20-74-20-52 7-74 20-41 32-54 54-20 48-20 74 7 52 20 74 32 41 54 54 48 20 74 20 52-7 74-20 41-32 54-54 20-48 20-74zM0 4775v-4775h965v4775z">
              <text:p/>
            </draw:path>
            <draw:path draw:style-name="gr135" draw:text-style-name="P73" draw:layer="layout" svg:width="0.964cm" svg:height="4.774cm" svg:x="15.962cm" svg:y="22.698cm" svg:viewBox="0 0 965 4775" svg:d="M631 338c0-26-7-52-20-74s-32-41-54-54-48-20-74-20-52 7-74 20-41 32-54 54-20 48-20 74 7 52 20 74 32 41 54 54 48 20 74 20 52-7 74-20 41-32 54-54 20-48 20-74zM631 4438c0-26-7-52-20-74s-32-41-54-54-48-20-74-20-52 7-74 20-41 32-54 54-20 48-20 74 7 52 20 74 32 41 54 54 48 20 74 20 52-7 74-20 41-32 54-54 20-48 20-74zM0 4775v-4775h965v4775z">
              <text:p/>
            </draw:path>
          </draw:g>
          <draw:g draw:style-name="gr7">
            <draw:g draw:style-name="gr2">
              <draw:path draw:style-name="gr136" draw:text-style-name="P74" draw:layer="layout" svg:width="0.709cm" svg:height="0.397cm" svg:x="15.937cm" svg:y="23.333cm" svg:viewBox="0 0 710 398" svg:d="M710 397c-5 1-9 1-14 1h-561c-24 0-47-7-68-20-20-14-37-33-49-56s-18-49-18-76v-94c0-27 6-53 18-76s29-42 49-56c21-13 44-20 68-20h561c5 0 9 0 14 1zM112 72c-15 9-27 23-35 39-9 17-13 35-13 54v67 1c0 19 4 37 13 54 8 16 20 30 35 39 14 10 31 15 48 15h161 1c17 0 33-5 48-15 14-9 27-23 35-39 8-17 13-35 13-54v-68c0-19-5-37-13-54-8-16-21-30-35-39-15-10-31-15-48-15h-162c-17 0-34 5-48 15z">
                <text:p/>
              </draw:path>
              <draw:path draw:style-name="gr136" draw:text-style-name="P74" draw:layer="layout" svg:width="0.709cm" svg:height="0.397cm" svg:x="15.937cm" svg:y="24.366cm" svg:viewBox="0 0 710 398" svg:d="M710 397c-5 1-9 1-14 1h-561c-24 0-47-7-68-20-20-14-37-33-49-56s-18-49-18-76v-94c0-27 6-53 18-76s29-42 49-56c21-13 44-20 68-20h561c5 0 9 0 14 1zM112 72c-15 9-27 23-35 39-9 17-13 35-13 54v67 1c0 19 4 37 13 54 8 16 20 30 35 39 14 10 31 15 48 15h161 1c17 0 33-5 48-15 14-9 27-23 35-39 8-17 13-35 13-54v-68c0-19-5-37-13-54-8-16-21-30-35-39-15-10-31-15-48-15h-162c-17 0-34 5-48 15z">
                <text:p/>
              </draw:path>
              <draw:path draw:style-name="gr136" draw:text-style-name="P74" draw:layer="layout" svg:width="0.709cm" svg:height="0.397cm" svg:x="15.937cm" svg:y="26.433cm" svg:viewBox="0 0 710 398" svg:d="M710 397c-5 1-9 1-14 1h-561c-24 0-47-7-68-20-20-14-37-33-49-56s-18-49-18-76v-94c0-27 6-53 18-76s29-42 49-56c21-13 44-20 68-20h561c5 0 9 0 14 1zM112 72c-15 9-27 23-35 39-9 17-13 35-13 54v67 1c0 19 4 37 13 54 8 16 20 30 35 39 14 10 31 15 48 15h161 1c17 0 33-5 48-15 14-9 27-23 35-39 8-17 13-35 13-54v-68c0-19-5-37-13-54-8-16-21-30-35-39-15-10-31-15-48-15h-162c-17 0-34 5-48 15z">
                <text:p/>
              </draw:path>
              <draw:path draw:style-name="gr136" draw:text-style-name="P74" draw:layer="layout" svg:width="0.709cm" svg:height="0.397cm" svg:x="15.937cm" svg:y="25.4cm" svg:viewBox="0 0 710 398" svg:d="M710 397c-5 1-9 1-14 1h-561c-24 0-47-7-68-20-20-14-37-33-49-56s-18-49-18-76v-94c0-27 6-53 18-76s29-42 49-56c21-13 44-20 68-20h561c5 0 9 0 14 1zM112 72c-15 9-27 23-35 39-9 17-13 35-13 54v67 1c0 19 4 37 13 54 8 16 20 30 35 39 14 10 31 15 48 15h161 1c17 0 33-5 48-15 14-9 27-23 35-39 8-17 13-35 13-54v-68c0-19-5-37-13-54-8-16-21-30-35-39-15-10-31-15-48-15h-162c-17 0-34 5-48 15z">
                <text:p/>
              </draw:path>
            </draw:g>
            <draw:g draw:style-name="gr2">
              <draw:path draw:style-name="gr137" draw:text-style-name="P10" draw:layer="layout" svg:width="0.709cm" svg:height="0.397cm" svg:x="15.921cm" svg:y="23.321cm" svg:viewBox="0 0 710 398" svg:d="M710 397c-5 1-9 1-14 1h-561c-24 0-47-7-68-20-20-14-37-33-49-56s-18-49-18-76v-94c0-27 6-53 18-76s29-42 49-56c21-13 44-20 68-20h561c5 0 9 0 14 1zM112 72c-15 9-27 23-35 39-9 17-13 35-13 54v67 1c0 19 4 37 13 54 8 16 20 30 35 39 14 10 31 15 48 15h161 1c17 0 33-5 48-15 14-9 27-23 35-39 8-17 13-35 13-54v-68c0-19-5-37-13-54-8-16-21-30-35-39-15-10-31-15-48-15h-162c-17 0-34 5-48 15z">
                <text:p/>
              </draw:path>
              <draw:path draw:style-name="gr137" draw:text-style-name="P10" draw:layer="layout" svg:width="0.709cm" svg:height="0.397cm" svg:x="15.921cm" svg:y="24.354cm" svg:viewBox="0 0 710 398" svg:d="M710 397c-5 1-9 1-14 1h-561c-24 0-47-7-68-20-20-14-37-33-49-56s-18-49-18-76v-94c0-27 6-53 18-76s29-42 49-56c21-13 44-20 68-20h561c5 0 9 0 14 1zM112 72c-15 9-27 23-35 39-9 17-13 35-13 54v67 1c0 19 4 37 13 54 8 16 20 30 35 39 14 10 31 15 48 15h161 1c17 0 33-5 48-15 14-9 27-23 35-39 8-17 13-35 13-54v-68c0-19-5-37-13-54-8-16-21-30-35-39-15-10-31-15-48-15h-162c-17 0-34 5-48 15z">
                <text:p/>
              </draw:path>
              <draw:path draw:style-name="gr137" draw:text-style-name="P10" draw:layer="layout" svg:width="0.709cm" svg:height="0.397cm" svg:x="15.921cm" svg:y="26.421cm" svg:viewBox="0 0 710 398" svg:d="M710 397c-5 1-9 1-14 1h-561c-24 0-47-7-68-20-20-14-37-33-49-56s-18-49-18-76v-94c0-27 6-53 18-76s29-42 49-56c21-13 44-20 68-20h561c5 0 9 0 14 1zM112 72c-15 9-27 23-35 39-9 17-13 35-13 54v67 1c0 19 4 37 13 54 8 16 20 30 35 39 14 10 31 15 48 15h161 1c17 0 33-5 48-15 14-9 27-23 35-39 8-17 13-35 13-54v-68c0-19-5-37-13-54-8-16-21-30-35-39-15-10-31-15-48-15h-162c-17 0-34 5-48 15z">
                <text:p/>
              </draw:path>
              <draw:path draw:style-name="gr137" draw:text-style-name="P10" draw:layer="layout" svg:width="0.709cm" svg:height="0.397cm" svg:x="15.921cm" svg:y="25.388cm" svg:viewBox="0 0 710 398" svg:d="M710 397c-5 1-9 1-14 1h-561c-24 0-47-7-68-20-20-14-37-33-49-56s-18-49-18-76v-94c0-27 6-53 18-76s29-42 49-56c21-13 44-20 68-20h561c5 0 9 0 14 1zM112 72c-15 9-27 23-35 39-9 17-13 35-13 54v67 1c0 19 4 37 13 54 8 16 20 30 35 39 14 10 31 15 48 15h161 1c17 0 33-5 48-15 14-9 27-23 35-39 8-17 13-35 13-54v-68c0-19-5-37-13-54-8-16-21-30-35-39-15-10-31-15-48-15h-162c-17 0-34 5-48 15z">
                <text:p/>
              </draw:path>
            </draw:g>
          </draw:g>
          <draw:g draw:style-name="gr7">
            <draw:g draw:style-name="gr2">
              <draw:path draw:style-name="gr136" draw:text-style-name="P74" draw:layer="layout" svg:width="0.709cm" svg:height="0.397cm" svg:x="16.721cm" svg:y="22.933cm" svg:viewBox="0 0 710 398" svg:d="M0 397c5 1 9 1 14 1h561c24 0 47-7 68-20 20-14 37-33 49-56s18-49 18-76v-94c0-27-6-53-18-76s-29-42-49-56c-21-13-44-20-68-20h-561c-5 0-9 0-14 1zM598 72c15 9 27 23 35 39 9 17 13 35 13 54v67 1c0 19-4 37-13 54-8 16-20 30-35 39-14 10-31 15-48 15h-161-1c-17 0-33-5-48-15-14-9-27-23-35-39-8-17-13-35-13-54v-68c0-19 5-37 13-54 8-16 21-30 35-39 15-10 31-15 48-15h162c17 0 34 5 48 15z">
                <text:p/>
              </draw:path>
              <draw:path draw:style-name="gr136" draw:text-style-name="P74" draw:layer="layout" svg:width="0.709cm" svg:height="0.397cm" svg:x="16.721cm" svg:y="23.966cm" svg:viewBox="0 0 710 398" svg:d="M0 397c5 1 9 1 14 1h561c24 0 47-7 68-20 20-14 37-33 49-56s18-49 18-76v-94c0-27-6-53-18-76s-29-42-49-56c-21-13-44-20-68-20h-561c-5 0-9 0-14 1zM598 72c15 9 27 23 35 39 9 17 13 35 13 54v67 1c0 19-4 37-13 54-8 16-20 30-35 39-14 10-31 15-48 15h-161-1c-17 0-33-5-48-15-14-9-27-23-35-39-8-17-13-35-13-54v-68c0-19 5-37 13-54 8-16 21-30 35-39 15-10 31-15 48-15h162c17 0 34 5 48 15z">
                <text:p/>
              </draw:path>
              <draw:path draw:style-name="gr136" draw:text-style-name="P74" draw:layer="layout" svg:width="0.709cm" svg:height="0.397cm" svg:x="16.721cm" svg:y="26.033cm" svg:viewBox="0 0 710 398" svg:d="M0 397c5 1 9 1 14 1h561c24 0 47-7 68-20 20-14 37-33 49-56s18-49 18-76v-94c0-27-6-53-18-76s-29-42-49-56c-21-13-44-20-68-20h-561c-5 0-9 0-14 1zM598 72c15 9 27 23 35 39 9 17 13 35 13 54v67 1c0 19-4 37-13 54-8 16-20 30-35 39-14 10-31 15-48 15h-161-1c-17 0-33-5-48-15-14-9-27-23-35-39-8-17-13-35-13-54v-68c0-19 5-37 13-54 8-16 21-30 35-39 15-10 31-15 48-15h162c17 0 34 5 48 15z">
                <text:p/>
              </draw:path>
              <draw:path draw:style-name="gr136" draw:text-style-name="P74" draw:layer="layout" svg:width="0.709cm" svg:height="0.397cm" svg:x="16.721cm" svg:y="25cm" svg:viewBox="0 0 710 398" svg:d="M0 397c5 1 9 1 14 1h561c24 0 47-7 68-20 20-14 37-33 49-56s18-49 18-76v-94c0-27-6-53-18-76s-29-42-49-56c-21-13-44-20-68-20h-561c-5 0-9 0-14 1zM598 72c15 9 27 23 35 39 9 17 13 35 13 54v67 1c0 19-4 37-13 54-8 16-20 30-35 39-14 10-31 15-48 15h-161-1c-17 0-33-5-48-15-14-9-27-23-35-39-8-17-13-35-13-54v-68c0-19 5-37 13-54 8-16 21-30 35-39 15-10 31-15 48-15h162c17 0 34 5 48 15z">
                <text:p/>
              </draw:path>
            </draw:g>
            <draw:g draw:style-name="gr2">
              <draw:path draw:style-name="gr137" draw:text-style-name="P10" draw:layer="layout" svg:width="0.709cm" svg:height="0.397cm" svg:x="16.737cm" svg:y="22.921cm" svg:viewBox="0 0 710 398" svg:d="M0 397c5 1 9 1 14 1h561c24 0 47-7 68-20 20-14 37-33 49-56s18-49 18-76v-94c0-27-6-53-18-76s-29-42-49-56c-21-13-44-20-68-20h-561c-5 0-9 0-14 1zM598 72c15 9 27 23 35 39 9 17 13 35 13 54v67 1c0 19-4 37-13 54-8 16-20 30-35 39-14 10-31 15-48 15h-161-1c-17 0-33-5-48-15-14-9-27-23-35-39-8-17-13-35-13-54v-68c0-19 5-37 13-54 8-16 21-30 35-39 15-10 31-15 48-15h162c17 0 34 5 48 15z">
                <text:p/>
              </draw:path>
              <draw:path draw:style-name="gr137" draw:text-style-name="P10" draw:layer="layout" svg:width="0.709cm" svg:height="0.397cm" svg:x="16.737cm" svg:y="23.954cm" svg:viewBox="0 0 710 398" svg:d="M0 397c5 1 9 1 14 1h561c24 0 47-7 68-20 20-14 37-33 49-56s18-49 18-76v-94c0-27-6-53-18-76s-29-42-49-56c-21-13-44-20-68-20h-561c-5 0-9 0-14 1zM598 72c15 9 27 23 35 39 9 17 13 35 13 54v67 1c0 19-4 37-13 54-8 16-20 30-35 39-14 10-31 15-48 15h-161-1c-17 0-33-5-48-15-14-9-27-23-35-39-8-17-13-35-13-54v-68c0-19 5-37 13-54 8-16 21-30 35-39 15-10 31-15 48-15h162c17 0 34 5 48 15z">
                <text:p/>
              </draw:path>
              <draw:path draw:style-name="gr137" draw:text-style-name="P10" draw:layer="layout" svg:width="0.709cm" svg:height="0.397cm" svg:x="16.737cm" svg:y="26.021cm" svg:viewBox="0 0 710 398" svg:d="M0 397c5 1 9 1 14 1h561c24 0 47-7 68-20 20-14 37-33 49-56s18-49 18-76v-94c0-27-6-53-18-76s-29-42-49-56c-21-13-44-20-68-20h-561c-5 0-9 0-14 1zM598 72c15 9 27 23 35 39 9 17 13 35 13 54v67 1c0 19-4 37-13 54-8 16-20 30-35 39-14 10-31 15-48 15h-161-1c-17 0-33-5-48-15-14-9-27-23-35-39-8-17-13-35-13-54v-68c0-19 5-37 13-54 8-16 21-30 35-39 15-10 31-15 48-15h162c17 0 34 5 48 15z">
                <text:p/>
              </draw:path>
              <draw:path draw:style-name="gr137" draw:text-style-name="P10" draw:layer="layout" svg:width="0.709cm" svg:height="0.397cm" svg:x="16.737cm" svg:y="24.988cm" svg:viewBox="0 0 710 398" svg:d="M0 397c5 1 9 1 14 1h561c24 0 47-7 68-20 20-14 37-33 49-56s18-49 18-76v-94c0-27-6-53-18-76s-29-42-49-56c-21-13-44-20-68-20h-561c-5 0-9 0-14 1zM598 72c15 9 27 23 35 39 9 17 13 35 13 54v67 1c0 19-4 37-13 54-8 16-20 30-35 39-14 10-31 15-48 15h-161-1c-17 0-33-5-48-15-14-9-27-23-35-39-8-17-13-35-13-54v-68c0-19 5-37 13-54 8-16 21-30 35-39 15-10 31-15 48-15h162c17 0 34 5 48 15z">
                <text:p/>
              </draw:path>
            </draw:g>
          </draw:g>
          <draw:g draw:style-name="gr7">
            <draw:custom-shape draw:style-name="gr138" draw:text-style-name="P75" draw:layer="layout" svg:width="0.129cm" svg:height="4.421cm" svg:x="16.648cm" svg:y="22.894cm">
              <text:p/>
              <draw:enhanced-geometry svg:viewBox="0 0 21600 21600" draw:type="rectangle" draw:enhanced-path="M 0 0 L 21600 0 21600 21600 0 21600 0 0 Z N"/>
            </draw:custom-shape>
            <draw:custom-shape draw:style-name="gr139" draw:text-style-name="P69" draw:layer="layout" svg:width="0.129cm" svg:height="4.421cm" svg:x="16.627cm" svg:y="22.873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7">
          <draw:g draw:style-name="gr7">
            <draw:custom-shape draw:style-name="gr140" draw:text-style-name="P76" draw:layer="layout" svg:width="0.65cm" svg:height="0.349cm" svg:x="13.447cm" svg:y="24.8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ath draw:style-name="gr141" draw:text-style-name="P77" draw:layer="layout" svg:width="1.466cm" svg:height="0.74cm" svg:x="13.711cm" svg:y="24.632cm" svg:viewBox="0 0 1467 741" svg:d="M441 6l1 1c-77-12-153-9-222 17-69 25-124 70-163 133s-57 139-57 217v-1 1c0 78 18 152 57 216 39 63 95 103 162 128s143 29 220 17c194-33 387-64 580-91 78-11 154-33 223-63s122-65 163-101c41-37 62-76 62-114v-1 1c1-39-17-77-57-114s-94-72-161-100-143-50-221-60c-195-27-391-56-587-86z">
              <text:p/>
            </draw:path>
          </draw:g>
          <draw:g draw:style-name="gr7">
            <draw:custom-shape draw:style-name="gr140" draw:text-style-name="P76" draw:layer="layout" svg:width="0.65cm" svg:height="0.349cm" draw:transform="rotate (0.261799387799149) translate (13.303cm 23.9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ath draw:style-name="gr142" draw:text-style-name="P78" draw:layer="layout" svg:width="1.466cm" svg:height="0.74cm" draw:transform="rotate (0.261799387799149) translate (13.5075523553192cm 23.6755487077899cm)" svg:viewBox="0 0 1467 741" svg:d="M441 6l1 1c-77-12-153-9-222 17-69 25-124 70-163 133s-57 139-57 217v-1 1c0 78 18 152 57 216 39 63 95 103 162 128s143 29 220 17c194-33 387-64 580-91 78-11 154-33 223-63s122-65 163-101c41-37 62-76 62-114v-1 1c1-39-17-77-57-114s-94-72-161-100-143-50-221-60c-195-27-391-56-587-86z">
              <text:p/>
            </draw:path>
          </draw:g>
          <draw:g draw:style-name="gr7">
            <draw:custom-shape draw:style-name="gr140" draw:text-style-name="P76" draw:layer="layout" svg:width="0.65cm" svg:height="0.349cm" draw:transform="rotate (0.523598775598299) translate (13.115cm 22.95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ath draw:style-name="gr143" draw:text-style-name="P79" draw:layer="layout" svg:width="1.466cm" svg:height="0.74cm" draw:transform="rotate (0.523598775598299) translate (13.2452762850104cm 22.6519071819687cm)" svg:viewBox="0 0 1467 741" svg:d="M441 6l1 1c-77-12-153-9-222 17-69 25-124 70-163 133s-57 139-57 217v-1 1c0 78 18 152 57 216 39 63 95 103 162 128s143 29 220 17c194-33 387-64 580-91 78-11 154-33 223-63s122-65 163-101c41-37 62-76 62-114v-1 1c1-39-17-77-57-114s-94-72-161-100-143-50-221-60c-195-27-391-56-587-86z">
              <text:p/>
            </draw:path>
          </draw:g>
          <draw:g draw:style-name="gr7">
            <draw:custom-shape draw:style-name="gr140" draw:text-style-name="P76" draw:layer="layout" svg:width="0.65cm" svg:height="0.349cm" draw:transform="rotate (-0.261799387799149) translate (13.363cm 25.7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ath draw:style-name="gr144" draw:text-style-name="P80" draw:layer="layout" svg:width="1.466cm" svg:height="0.74cm" draw:transform="rotate (-0.261799387799149) translate (13.6696028751589cm 25.6144447631338cm)" svg:viewBox="0 0 1467 741" svg:d="M441 6l1 1c-77-12-153-9-222 17-69 25-124 70-163 133s-57 139-57 217v-1 1c0 78 18 152 57 216 39 63 95 103 162 128s143 29 220 17c194-33 387-64 580-91 78-11 154-33 223-63s122-65 163-101c41-37 62-76 62-114v-1 1c1-39-17-77-57-114s-94-72-161-100-143-50-221-60c-195-27-391-56-587-86z">
              <text:p/>
            </draw:path>
          </draw:g>
          <draw:g draw:style-name="gr7">
            <draw:custom-shape draw:style-name="gr140" draw:text-style-name="P76" draw:layer="layout" svg:width="0.65cm" svg:height="0.349cm" draw:transform="rotate (-0.523598775598299) translate (13.232cm 2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ath draw:style-name="gr145" draw:text-style-name="P81" draw:layer="layout" svg:width="1.466cm" svg:height="0.74cm" draw:transform="rotate (-0.523598775598299) translate (13.5588730213404cm 26.6305019430024cm)" svg:viewBox="0 0 1467 741" svg:d="M441 6l1 1c-77-12-153-9-222 17-69 25-124 70-163 133s-57 139-57 217v-1 1c0 78 18 152 57 216 39 63 95 103 162 128s143 29 220 17c194-33 387-64 580-91 78-11 154-33 223-63s122-65 163-101c41-37 62-76 62-114v-1 1c1-39-17-77-57-114s-94-72-161-100-143-50-221-60c-195-27-391-56-587-86z">
              <text:p/>
            </draw:path>
          </draw:g>
        </draw:g>
        <draw:g draw:style-name="gr7">
          <draw:g draw:style-name="gr7">
            <draw:custom-shape draw:style-name="gr140" draw:text-style-name="P76" draw:layer="layout" svg:width="0.65cm" svg:height="0.349cm" svg:x="18.265cm" svg:y="24.736cm">
              <text:p/>
              <draw:enhanced-geometry svg:viewBox="0 0 21600 21600" draw:type="rectangle" draw:enhanced-path="M 0 0 L 21600 0 21600 21600 0 21600 0 0 Z N"/>
            </draw:custom-shape>
            <draw:g draw:style-name="gr7">
              <draw:g draw:style-name="gr7">
                <draw:custom-shape draw:style-name="gr146" draw:text-style-name="P82" draw:layer="layout" svg:width="0.622cm" svg:height="0.768cm" svg:x="18.517cm" svg:y="24.55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47" draw:text-style-name="P82" draw:layer="layout" svg:width="0.671cm" svg:height="0.965cm" svg:x="19.168cm" svg:y="24.44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8" draw:text-style-name="P82" draw:layer="layout" svg:width="0.914cm" svg:height="1.092cm" svg:x="18.79cm" svg:y="24.364cm">
                  <text:p/>
                  <draw:enhanced-geometry svg:viewBox="0 0 21600 21600" draw:type="rectangle" draw:enhanced-path="M 0 0 L 21600 0 21600 21600 0 21600 0 0 Z N"/>
                </draw:custom-shape>
              </draw:g>
              <draw:line draw:style-name="gr149" draw:text-style-name="P1" draw:layer="layout" svg:x1="18.846cm" svg:y1="24.564cm" svg:x2="19.64cm" svg:y2="24.564cm">
                <text:p/>
              </draw:line>
            </draw:g>
          </draw:g>
          <draw:g draw:style-name="gr7">
            <draw:custom-shape draw:style-name="gr140" draw:text-style-name="P76" draw:layer="layout" svg:width="0.65cm" svg:height="0.349cm" draw:transform="rotate (-0.523598775598299) translate (18.13cm 26.768cm)">
              <text:p/>
              <draw:enhanced-geometry svg:viewBox="0 0 21600 21600" draw:type="rectangle" draw:enhanced-path="M 0 0 L 21600 0 21600 21600 0 21600 0 0 Z N"/>
            </draw:custom-shape>
            <draw:g draw:style-name="gr7">
              <draw:g draw:style-name="gr7">
                <draw:custom-shape draw:style-name="gr146" draw:text-style-name="P82" draw:layer="layout" svg:width="0.622cm" svg:height="0.768cm" draw:transform="rotate (-0.523598775598299) translate (18.439cm 26.737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47" draw:text-style-name="P82" draw:layer="layout" svg:width="0.671cm" svg:height="0.965cm" draw:transform="rotate (-0.523598775598299) translate (19.059cm 26.96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8" draw:text-style-name="P82" draw:layer="layout" svg:width="0.914cm" svg:height="1.092cm" draw:transform="rotate (-0.523598775598299) translate (18.771cm 26.708cm)">
                  <text:p/>
                  <draw:enhanced-geometry svg:viewBox="0 0 21600 21600" draw:type="rectangle" draw:enhanced-path="M 0 0 L 21600 0 21600 21600 0 21600 0 0 Z N"/>
                </draw:custom-shape>
              </draw:g>
              <draw:line draw:style-name="gr149" draw:text-style-name="P1" draw:layer="layout" svg:x1="18.72cm" svg:y1="26.909cm" svg:x2="19.408cm" svg:y2="27.306cm">
                <text:p/>
              </draw:line>
            </draw:g>
          </draw:g>
          <draw:g draw:style-name="gr7">
            <draw:custom-shape draw:style-name="gr140" draw:text-style-name="P76" draw:layer="layout" svg:width="0.65cm" svg:height="0.349cm" draw:transform="rotate (0.523598775598299) translate (17.861cm 22.878cm)">
              <text:p/>
              <draw:enhanced-geometry svg:viewBox="0 0 21600 21600" draw:type="rectangle" draw:enhanced-path="M 0 0 L 21600 0 21600 21600 0 21600 0 0 Z N"/>
            </draw:custom-shape>
            <draw:g draw:style-name="gr7">
              <draw:g draw:style-name="gr7">
                <draw:custom-shape draw:style-name="gr146" draw:text-style-name="P82" draw:layer="layout" svg:width="0.622cm" svg:height="0.768cm" draw:transform="rotate (0.523598775598299) translate (17.989cm 22.595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47" draw:text-style-name="P82" draw:layer="layout" svg:width="0.671cm" svg:height="0.965cm" draw:transform="rotate (0.523598775598299) translate (18.497cm 22.173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8" draw:text-style-name="P82" draw:layer="layout" svg:width="0.914cm" svg:height="1.092cm" draw:transform="rotate (0.523598775598299) translate (18.13cm 22.293cm)">
                  <text:p/>
                  <draw:enhanced-geometry svg:viewBox="0 0 21600 21600" draw:type="rectangle" draw:enhanced-path="M 0 0 L 21600 0 21600 21600 0 21600 0 0 Z N"/>
                </draw:custom-shape>
              </draw:g>
              <draw:line draw:style-name="gr149" draw:text-style-name="P1" draw:layer="layout" svg:x1="18.279cm" svg:y1="22.438cm" svg:x2="18.967cm" svg:y2="22.041cm">
                <text:p/>
              </draw:line>
            </draw:g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nter Black" svg:font-family="'Inter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15" draw:display-name="Gradient 115" draw:style="axial" draw:start-color="#999999" draw:end-color="#808080" draw:start-intensity="100%" draw:end-intensity="100%" draw:angle="90deg" draw:border="0%">
      <loext:gradient-stop svg:offset="0" loext:color-type="rgb" loext:color-value="#999999"/>
      <loext:gradient-stop svg:offset="1" loext:color-type="rgb" loext:color-value="#808080"/>
    </draw:gradient>
    <draw:gradient draw:name="Gradient_20_376" draw:display-name="Gradient 376" draw:style="linear" draw:start-color="#999999" draw:end-color="#808080" draw:start-intensity="100%" draw:end-intensity="100%" draw:angle="90deg" draw:border="0%">
      <loext:gradient-stop svg:offset="0" loext:color-type="rgb" loext:color-value="#999999"/>
      <loext:gradient-stop svg:offset="1" loext:color-type="rgb" loext:color-value="#808080"/>
    </draw:gradient>
    <draw:gradient draw:name="Gradient_20_377" draw:display-name="Gradient 377" draw:style="linear" draw:start-color="#999999" draw:end-color="#808080" draw:start-intensity="100%" draw:end-intensity="100%" draw:angle="55deg" draw:border="0%">
      <loext:gradient-stop svg:offset="0" loext:color-type="rgb" loext:color-value="#999999"/>
      <loext:gradient-stop svg:offset="1" loext:color-type="rgb" loext:color-value="#808080"/>
    </draw:gradient>
    <draw:gradient draw:name="Gradient_20_378" draw:display-name="Gradient 378" draw:style="linear" draw:start-color="#666666" draw:end-color="#b2b2b2" draw:start-intensity="100%" draw:end-intensity="100%" draw:angle="0deg" draw:border="0%">
      <loext:gradient-stop svg:offset="0" loext:color-type="rgb" loext:color-value="#666666"/>
      <loext:gradient-stop svg:offset="1" loext:color-type="rgb" loext:color-value="#b2b2b2"/>
    </draw:gradient>
    <draw:gradient draw:name="Gradient_20_379" draw:display-name="Gradient 379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1" draw:display-name="Gradient 381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4" draw:display-name="Gradient 384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7" draw:display-name="Gradient 387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8" draw:display-name="Gradient 388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9" draw:display-name="Gradient 389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0" draw:display-name="Gradient 390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1" draw:display-name="Gradient 391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2" draw:display-name="Gradient 392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7" draw:display-name="Gradient 397" draw:style="radial" draw:cx="50%" draw:cy="50%" draw:start-color="#b2b2b2" draw:end-color="#333333" draw:start-intensity="100%" draw:end-intensity="100%" draw:border="0%">
      <loext:gradient-stop svg:offset="0" loext:color-type="rgb" loext:color-value="#b2b2b2"/>
      <loext:gradient-stop svg:offset="1" loext:color-type="rgb" loext:color-value="#333333"/>
    </draw:gradient>
    <draw:gradient draw:name="Gradient_20_399" draw:display-name="Gradient 399" draw:style="linear" draw:start-color="#b2b2b2" draw:end-color="#333333" draw:start-intensity="100%" draw:end-intensity="100%" draw:angle="0deg" draw:border="0%">
      <loext:gradient-stop svg:offset="0" loext:color-type="rgb" loext:color-value="#b2b2b2"/>
      <loext:gradient-stop svg:offset="1" loext:color-type="rgb" loext:color-value="#333333"/>
    </draw:gradient>
    <draw:gradient draw:name="Gradient_20_404" draw:display-name="Gradient 404" draw:style="radial" draw:cx="50%" draw:cy="50%" draw:start-color="#808080" draw:end-color="#b2b2b2" draw:start-intensity="100%" draw:end-intensity="100%" draw:border="0%">
      <loext:gradient-stop svg:offset="0" loext:color-type="rgb" loext:color-value="#808080"/>
      <loext:gradient-stop svg:offset="1" loext:color-type="rgb" loext:color-value="#b2b2b2"/>
    </draw:gradient>
    <draw:gradient draw:name="Gradient_20_440" draw:display-name="Gradient 440" draw:style="axial" draw:start-color="#333333" draw:end-color="#000000" draw:start-intensity="100%" draw:end-intensity="100%" draw:angle="0deg" draw:border="0%">
      <loext:gradient-stop svg:offset="0" loext:color-type="rgb" loext:color-value="#333333"/>
      <loext:gradient-stop svg:offset="1" loext:color-type="rgb" loext:color-value="#000000"/>
    </draw:gradient>
    <draw:gradient draw:name="Gradient_20_649" draw:display-name="Gradient 649" draw:style="linear" draw:start-color="#ff972f" draw:end-color="#ea7500" draw:start-intensity="100%" draw:end-intensity="100%" draw:angle="30deg" draw:border="0%">
      <loext:gradient-stop svg:offset="0" loext:color-type="rgb" loext:color-value="#ff972f"/>
      <loext:gradient-stop svg:offset="1" loext:color-type="rgb" loext:color-value="#ea7500"/>
    </draw:gradient>
    <draw:gradient draw:name="Gradient_20_651" draw:display-name="Gradient 651" draw:style="axial" draw:start-color="#cccccc" draw:end-color="#b2b2b2" draw:start-intensity="100%" draw:end-intensity="100%" draw:angle="0deg" draw:border="0%">
      <loext:gradient-stop svg:offset="0" loext:color-type="rgb" loext:color-value="#cccccc"/>
      <loext:gradient-stop svg:offset="1" loext:color-type="rgb" loext:color-value="#b2b2b2"/>
    </draw:gradient>
    <draw:gradient draw:name="Gradient_20_676" draw:display-name="Gradient 676" draw:style="axial" draw:start-color="#b4c7dc" draw:end-color="#729fcf" draw:start-intensity="100%" draw:end-intensity="100%" draw:angle="0deg" draw:border="0%">
      <loext:gradient-stop svg:offset="0" loext:color-type="rgb" loext:color-value="#b4c7dc"/>
      <loext:gradient-stop svg:offset="1" loext:color-type="rgb" loext:color-value="#729fcf"/>
    </draw:gradient>
    <draw:gradient draw:name="Gradient_20_680" draw:display-name="Gradient 680" draw:style="axial" draw:start-color="#3465a4" draw:end-color="#355269" draw:start-intensity="100%" draw:end-intensity="100%" draw:angle="0deg" draw:border="0%">
      <loext:gradient-stop svg:offset="0" loext:color-type="rgb" loext:color-value="#3465a4"/>
      <loext:gradient-stop svg:offset="1" loext:color-type="rgb" loext:color-value="#355269"/>
    </draw:gradient>
    <draw:gradient draw:name="Gradient_20_683" draw:display-name="Gradient 683" draw:style="axial" draw:start-color="#f7d1d5" draw:end-color="#ffa6a6" draw:start-intensity="100%" draw:end-intensity="100%" draw:angle="0deg" draw:border="0%">
      <loext:gradient-stop svg:offset="0" loext:color-type="rgb" loext:color-value="#f7d1d5"/>
      <loext:gradient-stop svg:offset="1" loext:color-type="rgb" loext:color-value="#ffa6a6"/>
    </draw:gradient>
    <draw:gradient draw:name="Gradient_20_685" draw:display-name="Gradient 685" draw:style="axial" draw:start-color="#ffa6a6" draw:end-color="#ff5429" draw:start-intensity="100%" draw:end-intensity="100%" draw:angle="0deg" draw:border="0%">
      <loext:gradient-stop svg:offset="0" loext:color-type="rgb" loext:color-value="#ffa6a6"/>
      <loext:gradient-stop svg:offset="1" loext:color-type="rgb" loext:color-value="#ff5429"/>
    </draw:gradient>
    <draw:gradient draw:name="Gradient_20_699" draw:display-name="Gradient 699" draw:style="axial" draw:start-color="#afeeee" draw:end-color="#87ceeb" draw:start-intensity="100%" draw:end-intensity="100%" draw:angle="0deg" draw:border="0%">
      <loext:gradient-stop svg:offset="0" loext:color-type="rgb" loext:color-value="#afeeee"/>
      <loext:gradient-stop svg:offset="1" loext:color-type="rgb" loext:color-value="#87ceeb"/>
    </draw:gradient>
    <draw:gradient draw:name="Gradient_20_721" draw:display-name="Gradient 721" draw:style="linear" draw:start-color="#ffe4b5" draw:end-color="#bc8f8f" draw:start-intensity="100%" draw:end-intensity="100%" draw:angle="30deg" draw:border="0%">
      <loext:gradient-stop svg:offset="0" loext:color-type="rgb" loext:color-value="#ffe4b5"/>
      <loext:gradient-stop svg:offset="1" loext:color-type="rgb" loext:color-value="#bc8f8f"/>
    </draw:gradient>
    <draw:gradient draw:name="Gradient_20_722" draw:display-name="Gradient 722" draw:style="linear" draw:start-color="#ffe4b5" draw:end-color="#bc8f8f" draw:start-intensity="100%" draw:end-intensity="100%" draw:angle="30deg" draw:border="0%">
      <loext:gradient-stop svg:offset="0" loext:color-type="rgb" loext:color-value="#ffe4b5"/>
      <loext:gradient-stop svg:offset="1" loext:color-type="rgb" loext:color-value="#bc8f8f"/>
    </draw:gradient>
    <draw:gradient draw:name="Gradient_20_723" draw:display-name="Gradient 723" draw:style="linear" draw:start-color="#ffe4b5" draw:end-color="#f4a460" draw:start-intensity="100%" draw:end-intensity="100%" draw:angle="0deg" draw:border="0%">
      <loext:gradient-stop svg:offset="0" loext:color-type="rgb" loext:color-value="#ffe4b5"/>
      <loext:gradient-stop svg:offset="1" loext:color-type="rgb" loext:color-value="#f4a460"/>
    </draw:gradient>
    <draw:gradient draw:name="Gradient_20_724" draw:display-name="Gradient 724" draw:style="linear" draw:start-color="#a9a9a9" draw:end-color="#808080" draw:start-intensity="100%" draw:end-intensity="100%" draw:angle="30deg" draw:border="0%">
      <loext:gradient-stop svg:offset="0" loext:color-type="rgb" loext:color-value="#a9a9a9"/>
      <loext:gradient-stop svg:offset="1" loext:color-type="rgb" loext:color-value="#808080"/>
    </draw:gradient>
    <draw:gradient draw:name="Gradient_20_726" draw:display-name="Gradient 726" draw:style="linear" draw:start-color="#ffe4b5" draw:end-color="#d2b48c" draw:start-intensity="100%" draw:end-intensity="100%" draw:angle="30deg" draw:border="0%">
      <loext:gradient-stop svg:offset="0" loext:color-type="rgb" loext:color-value="#ffe4b5"/>
      <loext:gradient-stop svg:offset="1" loext:color-type="rgb" loext:color-value="#d2b48c"/>
    </draw:gradient>
    <draw:gradient draw:name="Gradient_20_727" draw:display-name="Gradient 727" draw:style="linear" draw:start-color="#ffe4b5" draw:end-color="#d2b48c" draw:start-intensity="100%" draw:end-intensity="100%" draw:angle="30deg" draw:border="0%">
      <loext:gradient-stop svg:offset="0" loext:color-type="rgb" loext:color-value="#ffe4b5"/>
      <loext:gradient-stop svg:offset="1" loext:color-type="rgb" loext:color-value="#d2b48c"/>
    </draw:gradient>
    <draw:gradient draw:name="Gradient_20_728" draw:display-name="Gradient 728" draw:style="linear" draw:start-color="#ffe4b5" draw:end-color="#d2b48c" draw:start-intensity="100%" draw:end-intensity="100%" draw:angle="30deg" draw:border="0%">
      <loext:gradient-stop svg:offset="0" loext:color-type="rgb" loext:color-value="#ffe4b5"/>
      <loext:gradient-stop svg:offset="1" loext:color-type="rgb" loext:color-value="#d2b48c"/>
    </draw:gradient>
    <draw:gradient draw:name="Gradient_20_729" draw:display-name="Gradient 729" draw:style="linear" draw:start-color="#ffe4b5" draw:end-color="#d2b48c" draw:start-intensity="100%" draw:end-intensity="100%" draw:angle="30deg" draw:border="0%">
      <loext:gradient-stop svg:offset="0" loext:color-type="rgb" loext:color-value="#ffe4b5"/>
      <loext:gradient-stop svg:offset="1" loext:color-type="rgb" loext:color-value="#d2b48c"/>
    </draw:gradient>
    <draw:gradient draw:name="Gradient_20_730" draw:display-name="Gradient 730" draw:style="linear" draw:start-color="#ffe4b5" draw:end-color="#d2b48c" draw:start-intensity="100%" draw:end-intensity="100%" draw:angle="30deg" draw:border="0%">
      <loext:gradient-stop svg:offset="0" loext:color-type="rgb" loext:color-value="#ffe4b5"/>
      <loext:gradient-stop svg:offset="1" loext:color-type="rgb" loext:color-value="#d2b48c"/>
    </draw:gradient>
    <draw:gradient draw:name="Gradient_20_731" draw:display-name="Gradient 731" draw:style="linear" draw:start-color="#ffe4b5" draw:end-color="#d2b48c" draw:start-intensity="100%" draw:end-intensity="100%" draw:angle="30deg" draw:border="0%">
      <loext:gradient-stop svg:offset="0" loext:color-type="rgb" loext:color-value="#ffe4b5"/>
      <loext:gradient-stop svg:offset="1" loext:color-type="rgb" loext:color-value="#d2b48c"/>
    </draw:gradient>
    <draw:gradient draw:name="Gradient_20_732" draw:display-name="Gradient 732" draw:style="linear" draw:start-color="#ffe4b5" draw:end-color="#d2b48c" draw:start-intensity="100%" draw:end-intensity="100%" draw:angle="30deg" draw:border="0%">
      <loext:gradient-stop svg:offset="0" loext:color-type="rgb" loext:color-value="#ffe4b5"/>
      <loext:gradient-stop svg:offset="1" loext:color-type="rgb" loext:color-value="#d2b48c"/>
    </draw:gradient>
    <draw:gradient draw:name="Gradient_20_733" draw:display-name="Gradient 733" draw:style="linear" draw:start-color="#ffe4b5" draw:end-color="#d2b48c" draw:start-intensity="100%" draw:end-intensity="100%" draw:angle="30deg" draw:border="0%">
      <loext:gradient-stop svg:offset="0" loext:color-type="rgb" loext:color-value="#ffe4b5"/>
      <loext:gradient-stop svg:offset="1" loext:color-type="rgb" loext:color-value="#d2b48c"/>
    </draw:gradient>
    <draw:gradient draw:name="Gradient_20_734" draw:display-name="Gradient 734" draw:style="linear" draw:start-color="#ffe4b5" draw:end-color="#d2b48c" draw:start-intensity="100%" draw:end-intensity="100%" draw:angle="30deg" draw:border="0%">
      <loext:gradient-stop svg:offset="0" loext:color-type="rgb" loext:color-value="#ffe4b5"/>
      <loext:gradient-stop svg:offset="1" loext:color-type="rgb" loext:color-value="#d2b48c"/>
    </draw:gradient>
    <draw:gradient draw:name="Gradient_20_735" draw:display-name="Gradient 735" draw:style="linear" draw:start-color="#ffe4b5" draw:end-color="#d2b48c" draw:start-intensity="100%" draw:end-intensity="100%" draw:angle="30deg" draw:border="0%">
      <loext:gradient-stop svg:offset="0" loext:color-type="rgb" loext:color-value="#ffe4b5"/>
      <loext:gradient-stop svg:offset="1" loext:color-type="rgb" loext:color-value="#d2b48c"/>
    </draw:gradient>
    <draw:gradient draw:name="Gradient_20_736" draw:display-name="Gradient 736" draw:style="linear" draw:start-color="#ffe4b5" draw:end-color="#d2b48c" draw:start-intensity="100%" draw:end-intensity="100%" draw:angle="30deg" draw:border="0%">
      <loext:gradient-stop svg:offset="0" loext:color-type="rgb" loext:color-value="#ffe4b5"/>
      <loext:gradient-stop svg:offset="1" loext:color-type="rgb" loext:color-value="#d2b48c"/>
    </draw:gradient>
    <draw:gradient draw:name="Gradient_20_737" draw:display-name="Gradient 737" draw:style="linear" draw:start-color="#ffe4b5" draw:end-color="#d2b48c" draw:start-intensity="100%" draw:end-intensity="100%" draw:angle="30deg" draw:border="0%">
      <loext:gradient-stop svg:offset="0" loext:color-type="rgb" loext:color-value="#ffe4b5"/>
      <loext:gradient-stop svg:offset="1" loext:color-type="rgb" loext:color-value="#d2b48c"/>
    </draw:gradient>
    <draw:gradient draw:name="Gradient_20_738" draw:display-name="Gradient 738" draw:style="linear" draw:start-color="#ffe4b5" draw:end-color="#d2b48c" draw:start-intensity="100%" draw:end-intensity="100%" draw:angle="30deg" draw:border="0%">
      <loext:gradient-stop svg:offset="0" loext:color-type="rgb" loext:color-value="#ffe4b5"/>
      <loext:gradient-stop svg:offset="1" loext:color-type="rgb" loext:color-value="#d2b48c"/>
    </draw:gradient>
    <draw:gradient draw:name="Gradient_20_739" draw:display-name="Gradient 739" draw:style="linear" draw:start-color="#ffe4b5" draw:end-color="#d2b48c" draw:start-intensity="100%" draw:end-intensity="100%" draw:angle="30deg" draw:border="0%">
      <loext:gradient-stop svg:offset="0" loext:color-type="rgb" loext:color-value="#ffe4b5"/>
      <loext:gradient-stop svg:offset="1" loext:color-type="rgb" loext:color-value="#d2b48c"/>
    </draw:gradient>
    <draw:gradient draw:name="Gradient_20_740" draw:display-name="Gradient 740" draw:style="linear" draw:start-color="#ffe4b5" draw:end-color="#d2b48c" draw:start-intensity="100%" draw:end-intensity="100%" draw:angle="30deg" draw:border="0%">
      <loext:gradient-stop svg:offset="0" loext:color-type="rgb" loext:color-value="#ffe4b5"/>
      <loext:gradient-stop svg:offset="1" loext:color-type="rgb" loext:color-value="#d2b48c"/>
    </draw:gradient>
    <draw:gradient draw:name="Gradient_20_741" draw:display-name="Gradient 741" draw:style="linear" draw:start-color="#ffe4b5" draw:end-color="#d2b48c" draw:start-intensity="100%" draw:end-intensity="100%" draw:angle="30deg" draw:border="0%">
      <loext:gradient-stop svg:offset="0" loext:color-type="rgb" loext:color-value="#ffe4b5"/>
      <loext:gradient-stop svg:offset="1" loext:color-type="rgb" loext:color-value="#d2b48c"/>
    </draw:gradient>
    <draw:gradient draw:name="Gradient_20_742" draw:display-name="Gradient 742" draw:style="linear" draw:start-color="#ffe4b5" draw:end-color="#d2b48c" draw:start-intensity="100%" draw:end-intensity="100%" draw:angle="30deg" draw:border="0%">
      <loext:gradient-stop svg:offset="0" loext:color-type="rgb" loext:color-value="#ffe4b5"/>
      <loext:gradient-stop svg:offset="1" loext:color-type="rgb" loext:color-value="#d2b48c"/>
    </draw:gradient>
    <draw:gradient draw:name="Gradient_20_743" draw:display-name="Gradient 743" draw:style="linear" draw:start-color="#d8bfd8" draw:end-color="#dda0dd" draw:start-intensity="100%" draw:end-intensity="100%" draw:angle="30deg" draw:border="0%">
      <loext:gradient-stop svg:offset="0" loext:color-type="rgb" loext:color-value="#d8bfd8"/>
      <loext:gradient-stop svg:offset="1" loext:color-type="rgb" loext:color-value="#dda0dd"/>
    </draw:gradient>
    <draw:gradient draw:name="Gradient_20_747" draw:display-name="Gradient 747" draw:style="linear" draw:start-color="#808080" draw:end-color="#696969" draw:start-intensity="100%" draw:end-intensity="100%" draw:angle="30deg" draw:border="0%">
      <loext:gradient-stop svg:offset="0" loext:color-type="rgb" loext:color-value="#808080"/>
      <loext:gradient-stop svg:offset="1" loext:color-type="rgb" loext:color-value="#696969"/>
    </draw:gradient>
    <draw:gradient draw:name="Gradient_20_779" draw:display-name="Gradient 779" draw:style="linear" draw:start-color="#a9a9a9" draw:end-color="#696969" draw:start-intensity="100%" draw:end-intensity="100%" draw:angle="90deg" draw:border="0%">
      <loext:gradient-stop svg:offset="0" loext:color-type="rgb" loext:color-value="#a9a9a9"/>
      <loext:gradient-stop svg:offset="1" loext:color-type="rgb" loext:color-value="#696969"/>
    </draw:gradient>
    <draw:gradient draw:name="Gradient_20_791" draw:display-name="Gradient 791" draw:style="ellipsoid" draw:cx="50%" draw:cy="50%" draw:start-color="#a9a9a9" draw:end-color="#f5f5f5" draw:start-intensity="100%" draw:end-intensity="100%" draw:angle="0deg" draw:border="0%">
      <loext:gradient-stop svg:offset="0" loext:color-type="rgb" loext:color-value="#a9a9a9"/>
      <loext:gradient-stop svg:offset="1" loext:color-type="rgb" loext:color-value="#f5f5f5"/>
    </draw:gradient>
    <draw:gradient draw:name="Gradient_20_795" draw:display-name="Gradient 795" draw:style="linear" draw:start-color="#d3d3d3" draw:end-color="#a9a9a9" draw:start-intensity="100%" draw:end-intensity="100%" draw:angle="90deg" draw:border="0%">
      <loext:gradient-stop svg:offset="0" loext:color-type="rgb" loext:color-value="#d3d3d3"/>
      <loext:gradient-stop svg:offset="1" loext:color-type="rgb" loext:color-value="#a9a9a9"/>
    </draw:gradient>
    <draw:gradient draw:name="Gradient_20_796" draw:display-name="Gradient 796" draw:style="ellipsoid" draw:cx="50%" draw:cy="50%" draw:start-color="#a9a9a9" draw:end-color="#f5f5f5" draw:start-intensity="100%" draw:end-intensity="100%" draw:angle="30deg" draw:border="0%">
      <loext:gradient-stop svg:offset="0" loext:color-type="rgb" loext:color-value="#a9a9a9"/>
      <loext:gradient-stop svg:offset="1" loext:color-type="rgb" loext:color-value="#f5f5f5"/>
    </draw:gradient>
    <draw:gradient draw:name="Gradient_20_797" draw:display-name="Gradient 797" draw:style="ellipsoid" draw:cx="50%" draw:cy="50%" draw:start-color="#a9a9a9" draw:end-color="#f5f5f5" draw:start-intensity="100%" draw:end-intensity="100%" draw:angle="15deg" draw:border="0%">
      <loext:gradient-stop svg:offset="0" loext:color-type="rgb" loext:color-value="#a9a9a9"/>
      <loext:gradient-stop svg:offset="1" loext:color-type="rgb" loext:color-value="#f5f5f5"/>
    </draw:gradient>
    <draw:gradient draw:name="Gradient_20_798" draw:display-name="Gradient 798" draw:style="ellipsoid" draw:cx="50%" draw:cy="50%" draw:start-color="#a9a9a9" draw:end-color="#f5f5f5" draw:start-intensity="100%" draw:end-intensity="100%" draw:angle="345deg" draw:border="0%">
      <loext:gradient-stop svg:offset="0" loext:color-type="rgb" loext:color-value="#a9a9a9"/>
      <loext:gradient-stop svg:offset="1" loext:color-type="rgb" loext:color-value="#f5f5f5"/>
    </draw:gradient>
    <draw:gradient draw:name="Gradient_20_799" draw:display-name="Gradient 799" draw:style="ellipsoid" draw:cx="50%" draw:cy="50%" draw:start-color="#a9a9a9" draw:end-color="#f5f5f5" draw:start-intensity="100%" draw:end-intensity="100%" draw:angle="330deg" draw:border="0%">
      <loext:gradient-stop svg:offset="0" loext:color-type="rgb" loext:color-value="#a9a9a9"/>
      <loext:gradient-stop svg:offset="1" loext:color-type="rgb" loext:color-value="#f5f5f5"/>
    </draw:gradient>
    <draw:gradient draw:name="Gradient_20_8" draw:display-name="Gradient 8" draw:style="linear" draw:start-color="#808080" draw:end-color="#cccccc" draw:start-intensity="100%" draw:end-intensity="100%" draw:angle="30deg" draw:border="0%">
      <loext:gradient-stop svg:offset="0" loext:color-type="rgb" loext:color-value="#808080"/>
      <loext:gradient-stop svg:offset="1" loext:color-type="rgb" loext:color-value="#cccccc"/>
    </draw:gradient>
    <draw:gradient draw:name="Gradient_20_817" draw:display-name="Gradient 817" draw:style="axial" draw:start-color="#2f4f4f" draw:end-color="#000000" draw:start-intensity="100%" draw:end-intensity="100%" draw:angle="0deg" draw:border="0%">
      <loext:gradient-stop svg:offset="0" loext:color-type="rgb" loext:color-value="#2f4f4f"/>
      <loext:gradient-stop svg:offset="1" loext:color-type="rgb" loext:color-value="#000000"/>
    </draw:gradient>
    <draw:gradient draw:name="Gradient_20_9" draw:display-name="Gradient 9" draw:style="square" draw:cx="50%" draw:cy="50%" draw:start-color="#ff6d6d" draw:end-color="#ffd7d7" draw:start-intensity="100%" draw:end-intensity="100%" draw:angle="30deg" draw:border="0%">
      <loext:gradient-stop svg:offset="0" loext:color-type="rgb" loext:color-value="#ff6d6d"/>
      <loext:gradient-stop svg:offset="1" loext:color-type="rgb" loext:color-value="#ffd7d7"/>
    </draw:gradient>
    <draw:gradient draw:name="Pastel_20_Bouquet" draw:display-name="Pastel Bouquet" draw:style="linear" draw:start-color="#d3d3d3" draw:end-color="#a9a9a9" draw:start-intensity="100%" draw:end-intensity="100%" draw:angle="30deg" draw:border="0%">
      <loext:gradient-stop svg:offset="0" loext:color-type="rgb" loext:color-value="#d3d3d3"/>
      <loext:gradient-stop svg:offset="1" loext:color-type="rgb" loext:color-value="#a9a9a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09:34:01.671037594</meta:creation-date>
    <dc:date>2026-02-09T20:28:49.417351891</dc:date>
    <meta:editing-duration>P1DT4H51M41S</meta:editing-duration>
    <meta:editing-cycles>22</meta:editing-cycles>
    <meta:generator>LibreOffice/24.2.7.2$Linux_X86_64 LibreOffice_project/420$Build-2</meta:generator>
    <meta:document-statistic meta:object-count="458"/>
  </office:meta>
</office:document-meta>
</file>